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9900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</style:style>
    <style:style style:name="ce1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0.4233333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" table:default-cell-style-name="ce1"/>
        <table:table-column table:style-name="co3" table:number-columns-repeated="16368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number-columns-spanned="2" table:number-rows-spanned="1" table:style-name="ce10">
            <text:p>Тесты 10x10</text:p>
          </table:table-cell>
          <table:covered-table-cell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11">
            <text:p>min_top-max_low &gt;= 2E</text:p>
          </table:table-cell>
          <table:covered-table-cell/>
          <table:table-cell office:value-type="float" office:value="1" table:style-name="ce2">
            <text:p>1</text:p>
          </table:table-cell>
          <table:table-cell office:value-type="string" table:number-columns-spanned="2" table:number-rows-spanned="1" table:style-name="ce11">
            <text:p>cur_price-prev_price&gt;=E</text:p>
          </table:table-cell>
          <table:covered-table-cell/>
          <table:table-cell table:style-name="ce3"/>
          <table:table-cell table:number-columns-repeated="16378" table:style-name="ce1"/>
        </table:table-row>
        <table:table-row table:style-name="ro3">
          <table:table-cell office:value-type="string" table:style-name="ce4">
            <text:p>Цена</text:p>
          </table:table-cell>
          <table:table-cell office:value-type="string" table:style-name="ce4">
            <text:p>Итерации</text:p>
          </table:table-cell>
          <table:table-cell table:style-name="ce5"/>
          <table:table-cell office:value-type="string" table:style-name="ce4">
            <text:p>Цена</text:p>
          </table:table-cell>
          <table:table-cell office:value-type="string" table:style-name="ce4">
            <text:p>Итерации</text:p>
          </table:table-cell>
          <table:table-cell table:style-name="ce3"/>
          <table:table-cell table:number-columns-repeated="16378" table:style-name="ce1"/>
        </table:table-row>
        <table:table-row table:style-name="ro1">
          <table:table-cell office:value-type="float" office:value="5.1162599999999996" table:style-name="ce1">
            <text:p>5,11626</text:p>
          </table:table-cell>
          <table:table-cell office:value-type="float" office:value="16025" table:style-name="ce1">
            <text:p>16025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>V=</text:p>
          </table:table-cell>
          <table:table-cell office:value-type="float" office:value="5.11627907" table:style-name="ce1">
            <text:p>5,11627907</text:p>
          </table:table-cell>
          <table:table-cell table:style-name="ce1"/>
          <table:table-cell office:value-type="float" office:value="99.999627268181825" table:formula="of:=[.A6] *100/[.R6]" table:style-name="ce1">
            <text:p>99,99962727</text:p>
          </table:table-cell>
          <table:table-cell office:value-type="float" office:value="3.7273181817454315E-4" table:formula="of:=ABS(100-[.T6])" table:style-name="ce1">
            <text:p>0,000372732</text:p>
          </table:table-cell>
          <table:table-cell table:style-name="ce1"/>
          <table:table-cell office:value-type="float" office:value="97.727272722830577" table:formula="of:=[.D6]*100/[.R6]" table:style-name="ce1">
            <text:p>97,72727272</text:p>
          </table:table-cell>
          <table:table-cell office:value-type="float" office:value="2.2727272771694231" table:formula="of:=ABS(100-[.W6])" table:style-name="ce1">
            <text:p>2,272727277</text:p>
          </table:table-cell>
          <table:table-cell table:style-name="ce1"/>
          <table:table-cell office:value-type="float" office:value="11272.9" table:formula="of:=SUM([.B6:.B15])/10" table:style-name="ce1">
            <text:p>11272,9</text:p>
          </table:table-cell>
          <table:table-cell table:style-name="ce1"/>
          <table:table-cell office:value-type="float" office:value="14996.470000000001" table:formula="of:=SUM([.Z6];[.Z19];[.Z32];[.Z45];[.Z58];[.Z71];[.Z84];[.Z97];[.Z110];[.Z123])/10" table:style-name="ce1">
            <text:p>14996,47</text:p>
          </table:table-cell>
          <table:table-cell table:number-columns-repeated="16356"/>
        </table:table-row>
        <table:table-row table:style-name="ro1">
          <table:table-cell office:value-type="float" office:value="5.1162900000000002" table:style-name="ce1">
            <text:p>5,11629</text:p>
          </table:table-cell>
          <table:table-cell office:value-type="float" office:value="16025" table:style-name="ce1">
            <text:p>16025</text:p>
          </table:table-cell>
          <table:table-cell office:value-type="float" office:value="2" table:style-name="ce6">
            <text:p>2</text:p>
          </table:table-cell>
          <table:table-cell office:value-type="float" office:value="5.25" table:style-name="ce1">
            <text:p>5,2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9" table:style-name="ce7">
            <text:p>9</text:p>
          </table:table-cell>
          <table:table-cell office:value-type="float" office:value="11" table:style-name="ce7">
            <text:p>11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float" office:value="5.11627907" table:style-name="ce1">
            <text:p>5,11627907</text:p>
          </table:table-cell>
          <table:table-cell table:style-name="ce1"/>
          <table:table-cell office:value-type="float" office:value="100.00021363181817" table:formula="of:=[.A7] *100/[.R7]" table:style-name="ce1">
            <text:p>100,0002136</text:p>
          </table:table-cell>
          <table:table-cell office:value-type="float" office:value="2.1363181816980159E-4" table:formula="of:=ABS(100-[.T7])" table:style-name="ce1">
            <text:p>0,000213632</text:p>
          </table:table-cell>
          <table:table-cell table:style-name="ce1"/>
          <table:table-cell office:value-type="float" office:value="102.6136363589721" table:formula="of:=[.D7]*100/[.R7]" table:style-name="ce1">
            <text:p>102,6136364</text:p>
          </table:table-cell>
          <table:table-cell office:value-type="float" office:value="2.6136363589721014" table:formula="of:=ABS(100-[.W7])" table:style-name="ce1">
            <text:p>2,613636359</text:p>
          </table:table-cell>
          <table:table-cell table:number-columns-repeated="3" table:style-name="ce1"/>
          <table:table-cell office:value-type="float" office:value="0" table:formula="of:=SUM([.Z7];[.Z20];[.Z33];[.Z46];[.Z59];[.Z72];[.Z85];[.Z98];[.Z111];[.Z124])/10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5.1166700000000001" table:style-name="ce1">
            <text:p>5,11667</text:p>
          </table:table-cell>
          <table:table-cell office:value-type="float" office:value="11777" table:style-name="ce1">
            <text:p>11777</text:p>
          </table:table-cell>
          <table:table-cell office:value-type="float" office:value="3" table:style-name="ce6">
            <text:p>3</text:p>
          </table:table-cell>
          <table:table-cell office:value-type="float" office:value="5.6666699999999999" table:style-name="ce8">
            <text:p>5,66667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4" table:style-name="ce7">
            <text:p>4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float" office:value="5.11627907" table:style-name="ce1">
            <text:p>5,11627907</text:p>
          </table:table-cell>
          <table:table-cell table:style-name="ce1"/>
          <table:table-cell office:value-type="float" office:value="100.00764090454511" table:formula="of:=[.A8] *100/[.R8]" table:style-name="ce1">
            <text:p>100,0076409</text:p>
          </table:table-cell>
          <table:table-cell office:value-type="float" office:value="7.6409045451129032E-3" table:formula="of:=ABS(100-[.T8])" table:style-name="ce1">
            <text:p>0,007640905</text:p>
          </table:table-cell>
          <table:table-cell table:style-name="ce1"/>
          <table:table-cell office:value-type="float" office:value="110.75764090405647" table:formula="of:=[.D8]*100/[.R8]" table:style-name="ce1">
            <text:p>110,7576409</text:p>
          </table:table-cell>
          <table:table-cell office:value-type="float" office:value="10.757640904056473" table:formula="of:=ABS(100-[.W8])" table:style-name="ce1">
            <text:p>10,7576409</text:p>
          </table:table-cell>
          <table:table-cell table:style-name="ce1"/>
          <table:table-cell office:value-type="float" office:value="2.5799999998852739E-3" table:formula="of:=SUM([.U6:.U15])/10" table:style-name="ce1">
            <text:p>0,00258</text:p>
          </table:table-cell>
          <table:table-cell table:style-name="ce1"/>
          <table:table-cell office:value-type="float" office:value="6.0085067045086191E-2" table:formula="of:=SUM([.Z8];[.Z21];[.Z34];[.Z47];[.Z60];[.Z73];[.Z86];[.Z99];[.Z112];[.Z125])/10" table:style-name="ce1">
            <text:p>0,060085067</text:p>
          </table:table-cell>
          <table:table-cell table:number-columns-repeated="16356"/>
        </table:table-row>
        <table:table-row table:style-name="ro1">
          <table:table-cell office:value-type="float" office:value="5.1162700000000001" table:style-name="ce1">
            <text:p>5,11627</text:p>
          </table:table-cell>
          <table:table-cell office:value-type="float" office:value="14310" table:style-name="ce1">
            <text:p>14310</text:p>
          </table:table-cell>
          <table:table-cell office:value-type="float" office:value="4" table:style-name="ce6">
            <text:p>4</text:p>
          </table:table-cell>
          <table:table-cell office:value-type="float" office:value="5.3333300000000001" table:style-name="ce1">
            <text:p>5,33333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office:value-type="float" office:value="9" table:style-name="ce7">
            <text:p>9</text:p>
          </table:table-cell>
          <table:table-cell office:value-type="float" office:value="0" table:style-name="ce7">
            <text:p>0</text:p>
          </table:table-cell>
          <table:table-cell office:value-type="float" office:value="7" table:style-name="ce7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7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float" office:value="5.11627907" table:style-name="ce1">
            <text:p>5,11627907</text:p>
          </table:table-cell>
          <table:table-cell table:style-name="ce1"/>
          <table:table-cell office:value-type="float" office:value="99.999822722727288" table:formula="of:=[.A9] *100/[.R9]" table:style-name="ce1">
            <text:p>99,99982272</text:p>
          </table:table-cell>
          <table:table-cell office:value-type="float" office:value="1.7727727271221738E-4" table:formula="of:=ABS(100-[.T9])" table:style-name="ce1">
            <text:p>0,000177277</text:p>
          </table:table-cell>
          <table:table-cell table:style-name="ce1"/>
          <table:table-cell office:value-type="float" office:value="104.24235908617079" table:formula="of:=[.D9]*100/[.R9]" table:style-name="ce1">
            <text:p>104,2423591</text:p>
          </table:table-cell>
          <table:table-cell office:value-type="float" office:value="4.2423590861707936" table:formula="of:=ABS(100-[.W9])" table:style-name="ce1">
            <text:p>4,242359086</text:p>
          </table:table-cell>
          <table:table-cell table:number-columns-repeated="3" table:style-name="ce1"/>
          <table:table-cell office:value-type="float" office:value="0" table:formula="of:=SUM([.Z9];[.Z22];[.Z35];[.Z48];[.Z61];[.Z74];[.Z87];[.Z100];[.Z113];[.Z126])/10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5.1162599999999996" table:style-name="ce1">
            <text:p>5,11626</text:p>
          </table:table-cell>
          <table:table-cell office:value-type="float" office:value="3796" table:style-name="ce1">
            <text:p>3796</text:p>
          </table:table-cell>
          <table:table-cell office:value-type="float" office:value="5" table:style-name="ce6">
            <text:p>5</text:p>
          </table:table-cell>
          <table:table-cell office:value-type="float" office:value="5.1666699999999999" table:style-name="ce1">
            <text:p>5,16667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6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float" office:value="7" table:style-name="ce7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float" office:value="5.11627907" table:style-name="ce1">
            <text:p>5,11627907</text:p>
          </table:table-cell>
          <table:table-cell table:style-name="ce1"/>
          <table:table-cell office:value-type="float" office:value="99.999627268181825" table:formula="of:=[.A10] *100/[.R10]" table:style-name="ce1">
            <text:p>99,99962727</text:p>
          </table:table-cell>
          <table:table-cell office:value-type="float" office:value="3.7273181817454315E-4" table:formula="of:=ABS(100-[.T10])" table:style-name="ce1">
            <text:p>0,000372732</text:p>
          </table:table-cell>
          <table:table-cell table:style-name="ce1"/>
          <table:table-cell office:value-type="float" office:value="100.98491363177342" table:formula="of:=[.D10]*100/[.R10]" table:style-name="ce1">
            <text:p>100,9849136</text:p>
          </table:table-cell>
          <table:table-cell office:value-type="float" office:value="0.9849136317734235" table:formula="of:=ABS(100-[.W10])" table:style-name="ce1">
            <text:p>0,984913632</text:p>
          </table:table-cell>
          <table:table-cell table:style-name="ce1"/>
          <table:table-cell office:value-type="float" office:value="2.6" table:formula="of:=SUM([.E6:.E15])/10" table:style-name="ce1">
            <text:p>2,6</text:p>
          </table:table-cell>
          <table:table-cell table:style-name="ce1"/>
          <table:table-cell office:value-type="float" office:value="2.35" table:formula="of:=SUM([.Z10];[.Z23];[.Z36];[.Z49];[.Z62];[.Z75];[.Z88];[.Z101];[.Z114];[.Z127])/10" table:style-name="ce1">
            <text:p>2,35</text:p>
          </table:table-cell>
          <table:table-cell table:number-columns-repeated="16356"/>
        </table:table-row>
        <table:table-row table:style-name="ro1">
          <table:table-cell office:value-type="float" office:value="5.1162099999999997" table:style-name="ce1">
            <text:p>5,11621</text:p>
          </table:table-cell>
          <table:table-cell office:value-type="float" office:value="12236" table:style-name="ce1">
            <text:p>12236</text:p>
          </table:table-cell>
          <table:table-cell office:value-type="float" office:value="6" table:style-name="ce6">
            <text:p>6</text:p>
          </table:table-cell>
          <table:table-cell office:value-type="float" office:value="4.5" table:style-name="ce1">
            <text:p>4,5</text:p>
          </table:table-cell>
          <table:table-cell office:value-type="float" office:value="4" table:style-name="ce1">
            <text:p>4</text:p>
          </table:table-cell>
          <table:table-cell table:style-name="ce3"/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float" office:value="5.11627907" table:style-name="ce1">
            <text:p>5,11627907</text:p>
          </table:table-cell>
          <table:table-cell table:style-name="ce1"/>
          <table:table-cell office:value-type="float" office:value="99.998649995454599" table:formula="of:=[.A11] *100/[.R11]" table:style-name="ce1">
            <text:p>99,99865</text:p>
          </table:table-cell>
          <table:table-cell office:value-type="float" office:value="1.3500045454009069E-3" table:formula="of:=ABS(100-[.T11])" table:style-name="ce1">
            <text:p>0,001350005</text:p>
          </table:table-cell>
          <table:table-cell table:style-name="ce1"/>
          <table:table-cell office:value-type="float" office:value="87.954545450547513" table:formula="of:=[.D11]*100/[.R11]" table:style-name="ce1">
            <text:p>87,95454545</text:p>
          </table:table-cell>
          <table:table-cell office:value-type="float" office:value="12.045454549452487" table:formula="of:=ABS(100-[.W11])" table:style-name="ce1">
            <text:p>12,04545455</text:p>
          </table:table-cell>
          <table:table-cell table:number-columns-repeated="3" table:style-name="ce1"/>
          <table:table-cell office:value-type="float" office:value="0" table:formula="of:=SUM([.Z11];[.Z24];[.Z37];[.Z50];[.Z63];[.Z76];[.Z89];[.Z102];[.Z115];[.Z128])/10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5.1163600000000002" table:style-name="ce1">
            <text:p>5,11636</text:p>
          </table:table-cell>
          <table:table-cell office:value-type="float" office:value="13528" table:style-name="ce1">
            <text:p>13528</text:p>
          </table:table-cell>
          <table:table-cell office:value-type="float" office:value="7" table:style-name="ce6">
            <text:p>7</text:p>
          </table:table-cell>
          <table:table-cell office:value-type="float" office:value="5.25" table:style-name="ce8">
            <text:p>5,2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8" table:style-name="ce7">
            <text:p>8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float" office:value="5.11627907" table:style-name="ce1">
            <text:p>5,11627907</text:p>
          </table:table-cell>
          <table:table-cell table:style-name="ce1"/>
          <table:table-cell office:value-type="float" office:value="100.00158181363629" table:formula="of:=[.A12] *100/[.R12]" table:style-name="ce1">
            <text:p>100,0015818</text:p>
          </table:table-cell>
          <table:table-cell office:value-type="float" office:value="1.5818136362923951E-3" table:formula="of:=ABS(100-[.T12])" table:style-name="ce1">
            <text:p>0,001581814</text:p>
          </table:table-cell>
          <table:table-cell table:style-name="ce1"/>
          <table:table-cell office:value-type="float" office:value="102.6136363589721" table:formula="of:=[.D12]*100/[.R12]" table:style-name="ce1">
            <text:p>102,6136364</text:p>
          </table:table-cell>
          <table:table-cell office:value-type="float" office:value="2.6136363589721014" table:formula="of:=ABS(100-[.W12])" table:style-name="ce1">
            <text:p>2,613636359</text:p>
          </table:table-cell>
          <table:table-cell table:style-name="ce1"/>
          <table:table-cell office:value-type="float" office:value="8.5378918159755521" table:formula="of:=SUM([.X6:.X15])/10" table:style-name="ce1">
            <text:p>8,537891816</text:p>
          </table:table-cell>
          <table:table-cell table:style-name="ce1"/>
          <table:table-cell office:value-type="float" office:value="7.6096679308115158" table:formula="of:=SUM([.Z12];[.Z25];[.Z38];[.Z51];[.Z64];[.Z77];[.Z90];[.Z103];[.Z116];[.Z129])/10" table:style-name="ce1">
            <text:p>7,609667931</text:p>
          </table:table-cell>
          <table:table-cell table:number-columns-repeated="16356"/>
        </table:table-row>
        <table:table-row table:style-name="ro1">
          <table:table-cell office:value-type="float" office:value="5.1165000000000003" table:style-name="ce1">
            <text:p>5,1165</text:p>
          </table:table-cell>
          <table:table-cell office:value-type="float" office:value="5985" table:style-name="ce1">
            <text:p>5985</text:p>
          </table:table-cell>
          <table:table-cell office:value-type="float" office:value="8" table:style-name="ce6">
            <text:p>8</text:p>
          </table:table-cell>
          <table:table-cell office:value-type="float" office:value="5.6666699999999999" table:style-name="ce1">
            <text:p>5,66667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7" table:style-name="ce7">
            <text:p>7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float" office:value="5.11627907" table:style-name="ce1">
            <text:p>5,11627907</text:p>
          </table:table-cell>
          <table:table-cell table:style-name="ce1"/>
          <table:table-cell office:value-type="float" office:value="100.00431817727254" table:formula="of:=[.A13] *100/[.R13]" table:style-name="ce1">
            <text:p>100,0043182</text:p>
          </table:table-cell>
          <table:table-cell office:value-type="float" office:value="4.3181772725375822E-3" table:formula="of:=ABS(100-[.T13])" table:style-name="ce1">
            <text:p>0,004318177</text:p>
          </table:table-cell>
          <table:table-cell table:style-name="ce1"/>
          <table:table-cell office:value-type="float" office:value="110.75764090405647" table:formula="of:=[.D13]*100/[.R13]" table:style-name="ce1">
            <text:p>110,7576409</text:p>
          </table:table-cell>
          <table:table-cell office:value-type="float" office:value="10.757640904056473" table:formula="of:=ABS(100-[.W13])" table:style-name="ce1">
            <text:p>10,7576409</text:p>
          </table:table-cell>
          <table:table-cell table:number-columns-repeated="16360" table:style-name="ce1"/>
        </table:table-row>
        <table:table-row table:style-name="ro1">
          <table:table-cell office:value-type="float" office:value="5.1160500000000004" table:style-name="ce1">
            <text:p>5,11605</text:p>
          </table:table-cell>
          <table:table-cell office:value-type="float" office:value="11117" table:style-name="ce1">
            <text:p>11117</text:p>
          </table:table-cell>
          <table:table-cell office:value-type="float" office:value="9" table:style-name="ce6">
            <text:p>9</text:p>
          </table:table-cell>
          <table:table-cell office:value-type="float" office:value="6.5" table:style-name="ce8">
            <text:p>6,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table:style-name="ce1"/>
          <table:table-cell office:value-type="float" office:value="5.11627907" table:style-name="ce1">
            <text:p>5,11627907</text:p>
          </table:table-cell>
          <table:table-cell table:style-name="ce1"/>
          <table:table-cell office:value-type="float" office:value="99.995522722727486" table:formula="of:=[.A14] *100/[.R14]" table:style-name="ce1">
            <text:p>99,99552272</text:p>
          </table:table-cell>
          <table:table-cell office:value-type="float" office:value="4.4772772725139021E-3" table:formula="of:=ABS(100-[.T14])" table:style-name="ce1">
            <text:p>0,004477277</text:p>
          </table:table-cell>
          <table:table-cell table:style-name="ce1"/>
          <table:table-cell office:value-type="float" office:value="127.04545453967975" table:formula="of:=[.D14]*100/[.R14]" table:style-name="ce1">
            <text:p>127,0454545</text:p>
          </table:table-cell>
          <table:table-cell office:value-type="float" office:value="27.045454539679753" table:formula="of:=ABS(100-[.W14])" table:style-name="ce1">
            <text:p>27,04545454</text:p>
          </table:table-cell>
          <table:table-cell table:number-columns-repeated="16360" table:style-name="ce1"/>
        </table:table-row>
        <table:table-row table:style-name="ro1">
          <table:table-cell office:value-type="float" office:value="5.1165500000000002" table:style-name="ce1">
            <text:p>5,11655</text:p>
          </table:table-cell>
          <table:table-cell office:value-type="float" office:value="7930" table:style-name="ce1">
            <text:p>7930</text:p>
          </table:table-cell>
          <table:table-cell office:value-type="float" office:value="10" table:style-name="ce6">
            <text:p>10</text:p>
          </table:table-cell>
          <table:table-cell office:value-type="float" office:value="4.5" table:style-name="ce1">
            <text:p>4,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style-name="ce1"/>
          <table:table-cell office:value-type="float" office:value="5.11627907" table:style-name="ce1">
            <text:p>5,11627907</text:p>
          </table:table-cell>
          <table:table-cell table:style-name="ce1"/>
          <table:table-cell office:value-type="float" office:value="100.00529544999976" table:formula="of:=[.A15] *100/[.R15]" table:style-name="ce1">
            <text:p>100,0052955</text:p>
          </table:table-cell>
          <table:table-cell office:value-type="float" office:value="5.2954499997639459E-3" table:formula="of:=ABS(100-[.T15])" table:style-name="ce1">
            <text:p>0,00529545</text:p>
          </table:table-cell>
          <table:table-cell table:style-name="ce1"/>
          <table:table-cell office:value-type="float" office:value="87.954545450547513" table:formula="of:=[.D15]*100/[.R15]" table:style-name="ce1">
            <text:p>87,95454545</text:p>
          </table:table-cell>
          <table:table-cell office:value-type="float" office:value="12.045454549452487" table:formula="of:=ABS(100-[.W15])" table:style-name="ce1">
            <text:p>12,04545455</text:p>
          </table:table-cell>
          <table:table-cell table:number-columns-repeated="16360" table:style-name="ce1"/>
        </table:table-row>
        <table:table-row table:style-name="ro1">
          <table:table-cell table:number-columns-repeated="2" table:style-name="ce3"/>
          <table:table-cell table:style-name="ce9"/>
          <table:table-cell table:number-columns-repeated="13" table:style-name="ce3"/>
          <table:table-cell table:number-columns-repeated="16368" table:style-name="ce1"/>
        </table:table-row>
        <table:table-row table:style-name="ro1">
          <table:table-cell office:value-type="string" table:number-columns-spanned="2" table:number-rows-spanned="1" table:style-name="ce11">
            <text:p>min_top-max_low &gt;= 2E</text:p>
          </table:table-cell>
          <table:covered-table-cell/>
          <table:table-cell office:value-type="float" office:value="2" table:style-name="ce2">
            <text:p>2</text:p>
          </table:table-cell>
          <table:table-cell office:value-type="string" table:number-columns-spanned="2" table:number-rows-spanned="1" table:style-name="ce11">
            <text:p>cur_price-prev_price&gt;=E</text:p>
          </table:table-cell>
          <table:covered-table-cell/>
          <table:table-cell table:style-name="ce3"/>
          <table:table-cell office:value-type="string" table:style-name="ce1">
            <text:p>15+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">
            <text:p>Цена</text:p>
          </table:table-cell>
          <table:table-cell office:value-type="string" table:style-name="ce4">
            <text:p>Итерации</text:p>
          </table:table-cell>
          <table:table-cell table:style-name="ce5"/>
          <table:table-cell office:value-type="string" table:style-name="ce4">
            <text:p>Цена</text:p>
          </table:table-cell>
          <table:table-cell office:value-type="string" table:style-name="ce4">
            <text:p>Итерации</text:p>
          </table:table-cell>
          <table:table-cell table:style-name="ce3"/>
          <table:table-cell table:number-columns-repeated="16378" table:style-name="ce1"/>
        </table:table-row>
        <table:table-row table:style-name="ro1">
          <table:table-cell office:value-type="float" office:value="7.6864499999999998" table:style-name="ce1">
            <text:p>7,68645</text:p>
          </table:table-cell>
          <table:table-cell office:value-type="float" office:value="5856" table:style-name="ce1">
            <text:p>5856</text:p>
          </table:table-cell>
          <table:table-cell office:value-type="float" office:value="1" table:style-name="ce6">
            <text:p>1</text:p>
          </table:table-cell>
          <table:table-cell office:value-type="float" office:value="7.25" table:style-name="ce1">
            <text:p>7,2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14" table:style-name="ce7">
            <text:p>14</text:p>
          </table:table-cell>
          <table:table-cell office:value-type="float" office:value="2" table:style-name="ce7">
            <text:p>2</text:p>
          </table:table-cell>
          <table:table-cell office:value-type="float" office:value="13" table:style-name="ce7">
            <text:p>13</text:p>
          </table:table-cell>
          <table:table-cell office:value-type="float" office:value="11" table:style-name="ce7">
            <text:p>11</text:p>
          </table:table-cell>
          <table:table-cell office:value-type="float" office:value="9" table:style-name="ce7">
            <text:p>9</text:p>
          </table:table-cell>
          <table:table-cell office:value-type="float" office:value="11" table:style-name="ce7">
            <text:p>11</text:p>
          </table:table-cell>
          <table:table-cell office:value-type="float" office:value="2" table:style-name="ce7">
            <text:p>2</text:p>
          </table:table-cell>
          <table:table-cell office:value-type="float" office:value="13" table:style-name="ce7">
            <text:p>13</text:p>
          </table:table-cell>
          <table:table-cell office:value-type="float" office:value="10" table:style-name="ce7">
            <text:p>10</text:p>
          </table:table-cell>
          <table:table-cell office:value-type="float" office:value="2" table:style-name="ce7">
            <text:p>2</text:p>
          </table:table-cell>
          <table:table-cell office:value-type="string" table:style-name="ce1">
            <text:p>V=</text:p>
          </table:table-cell>
          <table:table-cell office:value-type="float" office:value="7.6860422069999998" table:style-name="ce1">
            <text:p>7,686042207</text:p>
          </table:table-cell>
          <table:table-cell table:style-name="ce1"/>
          <table:table-cell office:value-type="float" office:value="100.0053056305055" table:formula="of:=[.A19] *100/[.R19]" table:style-name="ce1">
            <text:p>100,0053056</text:p>
          </table:table-cell>
          <table:table-cell office:value-type="float" office:value="5.3056305055037001E-3" table:formula="of:=ABS(100-[.T19])" table:style-name="ce1">
            <text:p>0,005305631</text:p>
          </table:table-cell>
          <table:table-cell table:style-name="ce1"/>
          <table:table-cell office:value-type="float" office:value="94.326830438130074" table:formula="of:=[.D19]*100/[.R19]" table:style-name="ce1">
            <text:p>94,32683044</text:p>
          </table:table-cell>
          <table:table-cell office:value-type="float" office:value="5.6731695618699263" table:formula="of:=ABS(100-[.W19])" table:style-name="ce1">
            <text:p>5,673169562</text:p>
          </table:table-cell>
          <table:table-cell table:style-name="ce1"/>
          <table:table-cell office:value-type="float" office:value="18497.900000000001" table:formula="of:=SUM([.B19:.B28])/10" table:style-name="ce1">
            <text:p>18497,9</text:p>
          </table:table-cell>
          <table:table-cell table:number-columns-repeated="16358"/>
        </table:table-row>
        <table:table-row table:style-name="ro1">
          <table:table-cell office:value-type="float" office:value="7.6855399999999996" table:style-name="ce1">
            <text:p>7,68554</text:p>
          </table:table-cell>
          <table:table-cell office:value-type="float" office:value="7996" table:style-name="ce1">
            <text:p>7996</text:p>
          </table:table-cell>
          <table:table-cell office:value-type="float" office:value="2" table:style-name="ce6">
            <text:p>2</text:p>
          </table:table-cell>
          <table:table-cell office:value-type="float" office:value="7.6666699999999999" table:style-name="ce1">
            <text:p>7,66667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float" office:value="7.6860422069999998" table:style-name="ce1">
            <text:p>7,686042207</text:p>
          </table:table-cell>
          <table:table-cell table:style-name="ce1"/>
          <table:table-cell office:value-type="float" office:value="99.993465986960842" table:formula="of:=[.A20] *100/[.R20]" table:style-name="ce1">
            <text:p>99,99346599</text:p>
          </table:table-cell>
          <table:table-cell office:value-type="float" office:value="6.5340130391575713E-3" table:formula="of:=ABS(100-[.T20])" table:style-name="ce1">
            <text:p>0,006534013</text:p>
          </table:table-cell>
          <table:table-cell table:style-name="ce1"/>
          <table:table-cell office:value-type="float" office:value="99.747956015875687" table:formula="of:=[.D20]*100/[.R20]" table:style-name="ce1">
            <text:p>99,74795602</text:p>
          </table:table-cell>
          <table:table-cell office:value-type="float" office:value="0.25204398412431317" table:formula="of:=ABS(100-[.W20])" table:style-name="ce1">
            <text:p>0,252043984</text:p>
          </table:table-cell>
          <table:table-cell table:number-columns-repeated="16360" table:style-name="ce1"/>
        </table:table-row>
        <table:table-row table:style-name="ro1">
          <table:table-cell office:value-type="float" office:value="7.6858700000000004" table:style-name="ce1">
            <text:p>7,68587</text:p>
          </table:table-cell>
          <table:table-cell office:value-type="float" office:value="29618" table:style-name="ce1">
            <text:p>29618</text:p>
          </table:table-cell>
          <table:table-cell office:value-type="float" office:value="3" table:style-name="ce6">
            <text:p>3</text:p>
          </table:table-cell>
          <table:table-cell office:value-type="float" office:value="9.1666699999999999" table:style-name="ce8">
            <text:p>9,16667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12" table:style-name="ce7">
            <text:p>12</text:p>
          </table:table-cell>
          <table:table-cell office:value-type="float" office:value="9" table:style-name="ce7">
            <text:p>9</text:p>
          </table:table-cell>
          <table:table-cell office:value-type="float" office:value="13" table:style-name="ce7">
            <text:p>13</text:p>
          </table:table-cell>
          <table:table-cell office:value-type="float" office:value="10" table:style-name="ce7">
            <text:p>10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4" table:style-name="ce7">
            <text:p>14</text:p>
          </table:table-cell>
          <table:table-cell office:value-type="float" office:value="8" table:style-name="ce7">
            <text:p>8</text:p>
          </table:table-cell>
          <table:table-cell office:value-type="float" office:value="11" table:style-name="ce7">
            <text:p>11</text:p>
          </table:table-cell>
          <table:table-cell table:style-name="ce1"/>
          <table:table-cell office:value-type="float" office:value="7.6860422069999998" table:style-name="ce1">
            <text:p>7,686042207</text:p>
          </table:table-cell>
          <table:table-cell table:style-name="ce1"/>
          <table:table-cell office:value-type="float" office:value="99.997759484070443" table:formula="of:=[.A21] *100/[.R21]" table:style-name="ce1">
            <text:p>99,99775948</text:p>
          </table:table-cell>
          <table:table-cell office:value-type="float" office:value="2.2405159295573185E-3" table:formula="of:=ABS(100-[.T21])" table:style-name="ce1">
            <text:p>0,002240516</text:p>
          </table:table-cell>
          <table:table-cell table:style-name="ce1"/>
          <table:table-cell office:value-type="float" office:value="119.26385196859225" table:formula="of:=[.D21]*100/[.R21]" table:style-name="ce1">
            <text:p>119,263852</text:p>
          </table:table-cell>
          <table:table-cell office:value-type="float" office:value="19.263851968592249" table:formula="of:=ABS(100-[.W21])" table:style-name="ce1">
            <text:p>19,26385197</text:p>
          </table:table-cell>
          <table:table-cell table:style-name="ce1"/>
          <table:table-cell office:value-type="float" office:value="3.5821322936442357E-3" table:formula="of:=SUM([.U19:.U28])/10" table:style-name="ce1">
            <text:p>0,003582132</text:p>
          </table:table-cell>
          <table:table-cell table:number-columns-repeated="16358"/>
        </table:table-row>
        <table:table-row table:style-name="ro1">
          <table:table-cell office:value-type="float" office:value="7.6858899999999997" table:style-name="ce1">
            <text:p>7,68589</text:p>
          </table:table-cell>
          <table:table-cell office:value-type="float" office:value="12296" table:style-name="ce1">
            <text:p>12296</text:p>
          </table:table-cell>
          <table:table-cell office:value-type="float" office:value="4" table:style-name="ce6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15" table:style-name="ce7">
            <text:p>15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4" table:style-name="ce7">
            <text:p>4</text:p>
          </table:table-cell>
          <table:table-cell office:value-type="float" office:value="15" table:style-name="ce7">
            <text:p>15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float" office:value="7.6860422069999998" table:style-name="ce1">
            <text:p>7,686042207</text:p>
          </table:table-cell>
          <table:table-cell table:style-name="ce1"/>
          <table:table-cell office:value-type="float" office:value="99.998019696016485" table:formula="of:=[.A22] *100/[.R22]" table:style-name="ce1">
            <text:p>99,9980197</text:p>
          </table:table-cell>
          <table:table-cell office:value-type="float" office:value="1.9803039835153413E-3" table:formula="of:=ABS(100-[.T22])" table:style-name="ce1">
            <text:p>0,001980304</text:p>
          </table:table-cell>
          <table:table-cell table:style-name="ce1"/>
          <table:table-cell office:value-type="float" office:value="104.08477841448835" table:formula="of:=[.D22]*100/[.R22]" table:style-name="ce1">
            <text:p>104,0847784</text:p>
          </table:table-cell>
          <table:table-cell office:value-type="float" office:value="4.0847784144883548" table:formula="of:=ABS(100-[.W22])" table:style-name="ce1">
            <text:p>4,084778414</text:p>
          </table:table-cell>
          <table:table-cell table:number-columns-repeated="16360" table:style-name="ce1"/>
        </table:table-row>
        <table:table-row table:style-name="ro1">
          <table:table-cell office:value-type="float" office:value="7.6859099999999998" table:style-name="ce1">
            <text:p>7,68591</text:p>
          </table:table-cell>
          <table:table-cell office:value-type="float" office:value="19847" table:style-name="ce1">
            <text:p>19847</text:p>
          </table:table-cell>
          <table:table-cell office:value-type="float" office:value="5" table:style-name="ce6">
            <text:p>5</text:p>
          </table:table-cell>
          <table:table-cell office:value-type="float" office:value="7.75" table:style-name="ce1">
            <text:p>7,7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10" table:style-name="ce7">
            <text:p>10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6" table:style-name="ce7">
            <text:p>6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float" office:value="7.6860422069999998" table:style-name="ce1">
            <text:p>7,686042207</text:p>
          </table:table-cell>
          <table:table-cell table:style-name="ce1"/>
          <table:table-cell office:value-type="float" office:value="99.998279907962527" table:formula="of:=[.A23] *100/[.R23]" table:style-name="ce1">
            <text:p>99,99827991</text:p>
          </table:table-cell>
          <table:table-cell office:value-type="float" office:value="1.7200920374733641E-3" table:formula="of:=ABS(100-[.T23])" table:style-name="ce1">
            <text:p>0,001720092</text:p>
          </table:table-cell>
          <table:table-cell table:style-name="ce1"/>
          <table:table-cell office:value-type="float" office:value="100.83212908903559" table:formula="of:=[.D23]*100/[.R23]" table:style-name="ce1">
            <text:p>100,8321291</text:p>
          </table:table-cell>
          <table:table-cell office:value-type="float" office:value="0.83212908903558969" table:formula="of:=ABS(100-[.W23])" table:style-name="ce1">
            <text:p>0,832129089</text:p>
          </table:table-cell>
          <table:table-cell table:style-name="ce1"/>
          <table:table-cell office:value-type="float" office:value="2.5" table:formula="of:=SUM([.E19:.E28])/10" table:style-name="ce1">
            <text:p>2,5</text:p>
          </table:table-cell>
          <table:table-cell table:number-columns-repeated="16358"/>
        </table:table-row>
        <table:table-row table:style-name="ro1">
          <table:table-cell office:value-type="float" office:value="7.68574" table:style-name="ce1">
            <text:p>7,68574</text:p>
          </table:table-cell>
          <table:table-cell office:value-type="float" office:value="18618" table:style-name="ce1">
            <text:p>18618</text:p>
          </table:table-cell>
          <table:table-cell office:value-type="float" office:value="6" table:style-name="ce6">
            <text:p>6</text:p>
          </table:table-cell>
          <table:table-cell office:value-type="float" office:value="7.125" table:style-name="ce1">
            <text:p>7,125</text:p>
          </table:table-cell>
          <table:table-cell office:value-type="float" office:value="4" table:style-name="ce1">
            <text:p>4</text:p>
          </table:table-cell>
          <table:table-cell table:style-name="ce3"/>
          <table:table-cell office:value-type="float" office:value="9" table:style-name="ce7">
            <text:p>9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12" table:style-name="ce7">
            <text:p>12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float" office:value="7.6860422069999998" table:style-name="ce1">
            <text:p>7,686042207</text:p>
          </table:table-cell>
          <table:table-cell table:style-name="ce1"/>
          <table:table-cell office:value-type="float" office:value="99.996068106421205" table:formula="of:=[.A24] *100/[.R24]" table:style-name="ce1">
            <text:p>99,99606811</text:p>
          </table:table-cell>
          <table:table-cell office:value-type="float" office:value="3.931893578794643E-3" table:formula="of:=ABS(100-[.T24])" table:style-name="ce1">
            <text:p>0,003931894</text:p>
          </table:table-cell>
          <table:table-cell table:style-name="ce1"/>
          <table:table-cell office:value-type="float" office:value="92.700505775403684" table:formula="of:=[.D24]*100/[.R24]" table:style-name="ce1">
            <text:p>92,70050578</text:p>
          </table:table-cell>
          <table:table-cell office:value-type="float" office:value="7.2994942245963159" table:formula="of:=ABS(100-[.W24])" table:style-name="ce1">
            <text:p>7,299494225</text:p>
          </table:table-cell>
          <table:table-cell table:number-columns-repeated="16360" table:style-name="ce1"/>
        </table:table-row>
        <table:table-row table:style-name="ro1">
          <table:table-cell office:value-type="float" office:value="7.6857300000000004" table:style-name="ce1">
            <text:p>7,68573</text:p>
          </table:table-cell>
          <table:table-cell office:value-type="float" office:value="16974" table:style-name="ce1">
            <text:p>16974</text:p>
          </table:table-cell>
          <table:table-cell office:value-type="float" office:value="7" table:style-name="ce6">
            <text:p>7</text:p>
          </table:table-cell>
          <table:table-cell office:value-type="float" office:value="8.25" table:style-name="ce1">
            <text:p>8,2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7">
            <text:p>15</text:p>
          </table:table-cell>
          <table:table-cell office:value-type="float" office:value="13" table:style-name="ce7">
            <text:p>13</text:p>
          </table:table-cell>
          <table:table-cell office:value-type="float" office:value="12" table:style-name="ce7">
            <text:p>12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float" office:value="7.6860422069999998" table:style-name="ce1">
            <text:p>7,686042207</text:p>
          </table:table-cell>
          <table:table-cell table:style-name="ce1"/>
          <table:table-cell office:value-type="float" office:value="99.995938000448206" table:formula="of:=[.A25] *100/[.R25]" table:style-name="ce1">
            <text:p>99,995938</text:p>
          </table:table-cell>
          <table:table-cell office:value-type="float" office:value="4.0619995517943153E-3" table:formula="of:=ABS(100-[.T25])" table:style-name="ce1">
            <text:p>0,004062</text:p>
          </table:table-cell>
          <table:table-cell table:style-name="ce1"/>
          <table:table-cell office:value-type="float" office:value="107.33742773994112" table:formula="of:=[.D25]*100/[.R25]" table:style-name="ce1">
            <text:p>107,3374277</text:p>
          </table:table-cell>
          <table:table-cell office:value-type="float" office:value="7.3374277399411199" table:formula="of:=ABS(100-[.W25])" table:style-name="ce1">
            <text:p>7,33742774</text:p>
          </table:table-cell>
          <table:table-cell table:style-name="ce1"/>
          <table:table-cell office:value-type="float" office:value="9.4944849058386147" table:formula="of:=SUM([.X19:.X28])/10" table:style-name="ce1">
            <text:p>9,494484906</text:p>
          </table:table-cell>
          <table:table-cell table:number-columns-repeated="16358"/>
        </table:table-row>
        <table:table-row table:style-name="ro1">
          <table:table-cell office:value-type="float" office:value="7.6863200000000003" table:style-name="ce1">
            <text:p>7,68632</text:p>
          </table:table-cell>
          <table:table-cell office:value-type="float" office:value="24292" table:style-name="ce1">
            <text:p>24292</text:p>
          </table:table-cell>
          <table:table-cell office:value-type="float" office:value="8" table:style-name="ce6">
            <text:p>8</text:p>
          </table:table-cell>
          <table:table-cell office:value-type="float" office:value="9.4166699999999999" table:style-name="ce1">
            <text:p>9,41667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10" table:style-name="ce7">
            <text:p>10</text:p>
          </table:table-cell>
          <table:table-cell office:value-type="float" office:value="1" table:style-name="ce7">
            <text:p>1</text:p>
          </table:table-cell>
          <table:table-cell office:value-type="float" office:value="13" table:style-name="ce7">
            <text:p>13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7">
            <text:p>15</text:p>
          </table:table-cell>
          <table:table-cell office:value-type="float" office:value="13" table:style-name="ce7">
            <text:p>13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float" office:value="7.6860422069999998" table:style-name="ce1">
            <text:p>7,686042207</text:p>
          </table:table-cell>
          <table:table-cell table:style-name="ce1"/>
          <table:table-cell office:value-type="float" office:value="100.00361425285627" table:formula="of:=[.A26] *100/[.R26]" table:style-name="ce1">
            <text:p>100,0036143</text:p>
          </table:table-cell>
          <table:table-cell office:value-type="float" office:value="3.6142528562663756E-3" table:formula="of:=ABS(100-[.T26])" table:style-name="ce1">
            <text:p>0,003614253</text:p>
          </table:table-cell>
          <table:table-cell table:style-name="ce1"/>
          <table:table-cell office:value-type="float" office:value="122.51650129404501" table:formula="of:=[.D26]*100/[.R26]" table:style-name="ce1">
            <text:p>122,5165013</text:p>
          </table:table-cell>
          <table:table-cell office:value-type="float" office:value="22.516501294045014" table:formula="of:=ABS(100-[.W26])" table:style-name="ce1">
            <text:p>22,51650129</text:p>
          </table:table-cell>
          <table:table-cell table:number-columns-repeated="16360" table:style-name="ce1"/>
        </table:table-row>
        <table:table-row table:style-name="ro1">
          <table:table-cell office:value-type="float" office:value="7.6857600000000001" table:style-name="ce1">
            <text:p>7,68576</text:p>
          </table:table-cell>
          <table:table-cell office:value-type="float" office:value="19854" table:style-name="ce1">
            <text:p>19854</text:p>
          </table:table-cell>
          <table:table-cell office:value-type="float" office:value="9" table:style-name="ce6">
            <text:p>9</text:p>
          </table:table-cell>
          <table:table-cell office:value-type="float" office:value="8.25" table:style-name="ce8">
            <text:p>8,2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8" table:style-name="ce7">
            <text:p>8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4" table:style-name="ce7">
            <text:p>4</text:p>
          </table:table-cell>
          <table:table-cell office:value-type="float" office:value="12" table:style-name="ce7">
            <text:p>12</text:p>
          </table:table-cell>
          <table:table-cell office:value-type="float" office:value="15" table:style-name="ce7">
            <text:p>15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float" office:value="7.6860422069999998" table:style-name="ce1">
            <text:p>7,686042207</text:p>
          </table:table-cell>
          <table:table-cell table:style-name="ce1"/>
          <table:table-cell office:value-type="float" office:value="99.996328318367247" table:formula="of:=[.A27] *100/[.R27]" table:style-name="ce1">
            <text:p>99,99632832</text:p>
          </table:table-cell>
          <table:table-cell office:value-type="float" office:value="3.6716816327526658E-3" table:formula="of:=ABS(100-[.T27])" table:style-name="ce1">
            <text:p>0,003671682</text:p>
          </table:table-cell>
          <table:table-cell table:style-name="ce1"/>
          <table:table-cell office:value-type="float" office:value="107.33742773994112" table:formula="of:=[.D27]*100/[.R27]" table:style-name="ce1">
            <text:p>107,3374277</text:p>
          </table:table-cell>
          <table:table-cell office:value-type="float" office:value="7.3374277399411199" table:formula="of:=ABS(100-[.W27])" table:style-name="ce1">
            <text:p>7,33742774</text:p>
          </table:table-cell>
          <table:table-cell table:number-columns-repeated="16360" table:style-name="ce1"/>
        </table:table-row>
        <table:table-row table:style-name="ro1">
          <table:table-cell office:value-type="float" office:value="7.6858300000000002" table:style-name="ce1">
            <text:p>7,68583</text:p>
          </table:table-cell>
          <table:table-cell office:value-type="float" office:value="29628" table:style-name="ce1">
            <text:p>29628</text:p>
          </table:table-cell>
          <table:table-cell office:value-type="float" office:value="10" table:style-name="ce6">
            <text:p>10</text:p>
          </table:table-cell>
          <table:table-cell office:value-type="float" office:value="9.25" table:style-name="ce1">
            <text:p>9,2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13" table:style-name="ce7">
            <text:p>13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7">
            <text:p>12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2" table:style-name="ce7">
            <text:p>2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table:style-name="ce1"/>
          <table:table-cell office:value-type="float" office:value="7.6860422069999998" table:style-name="ce1">
            <text:p>7,686042207</text:p>
          </table:table-cell>
          <table:table-cell table:style-name="ce1"/>
          <table:table-cell office:value-type="float" office:value="99.997239060178373" table:formula="of:=[.A28] *100/[.R28]" table:style-name="ce1">
            <text:p>99,99723906</text:p>
          </table:table-cell>
          <table:table-cell office:value-type="float" office:value="2.760939821627062E-3" table:formula="of:=ABS(100-[.T28])" table:style-name="ce1">
            <text:p>0,00276094</text:p>
          </table:table-cell>
          <table:table-cell table:style-name="ce1"/>
          <table:table-cell office:value-type="float" office:value="120.34802504175215" table:formula="of:=[.D28]*100/[.R28]" table:style-name="ce1">
            <text:p>120,348025</text:p>
          </table:table-cell>
          <table:table-cell office:value-type="float" office:value="20.348025041752152" table:formula="of:=ABS(100-[.W28])" table:style-name="ce1">
            <text:p>20,34802504</text:p>
          </table:table-cell>
          <table:table-cell table:number-columns-repeated="16360" table:style-name="ce1"/>
        </table:table-row>
        <table:table-row table:style-name="ro1">
          <table:table-cell table:number-columns-repeated="16" table:style-name="ce3"/>
          <table:table-cell table:number-columns-repeated="16368" table:style-name="ce1"/>
        </table:table-row>
        <table:table-row table:style-name="ro1">
          <table:table-cell office:value-type="string" table:number-columns-spanned="2" table:number-rows-spanned="1" table:style-name="ce11">
            <text:p>min_top-max_low &gt;= 2E</text:p>
          </table:table-cell>
          <table:covered-table-cell/>
          <table:table-cell office:value-type="float" office:value="3" table:style-name="ce2">
            <text:p>3</text:p>
          </table:table-cell>
          <table:table-cell office:value-type="string" table:number-columns-spanned="2" table:number-rows-spanned="1" table:style-name="ce11">
            <text:p>cur_price-prev_price&gt;=E</text:p>
          </table:table-cell>
          <table:covered-table-cell/>
          <table:table-cell table:style-name="ce3"/>
          <table:table-cell office:value-type="string" table:style-name="ce1">
            <text:p>15+1 – 5+3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">
            <text:p>Цена</text:p>
          </table:table-cell>
          <table:table-cell office:value-type="string" table:style-name="ce4">
            <text:p>Итерации</text:p>
          </table:table-cell>
          <table:table-cell table:style-name="ce5"/>
          <table:table-cell office:value-type="string" table:style-name="ce4">
            <text:p>Цена</text:p>
          </table:table-cell>
          <table:table-cell office:value-type="string" table:style-name="ce4">
            <text:p>Итерации</text:p>
          </table:table-cell>
          <table:table-cell table:style-name="ce3"/>
          <table:table-cell table:number-columns-repeated="16378" table:style-name="ce1"/>
        </table:table-row>
        <table:table-row table:style-name="ro1">
          <table:table-cell office:value-type="float" office:value="9.6419499999999996" table:style-name="ce1">
            <text:p>9,64195</text:p>
          </table:table-cell>
          <table:table-cell office:value-type="float" office:value="14712" table:style-name="ce1">
            <text:p>14712</text:p>
          </table:table-cell>
          <table:table-cell office:value-type="float" office:value="1" table:style-name="ce6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12" table:style-name="ce7">
            <text:p>12</text:p>
          </table:table-cell>
          <table:table-cell office:value-type="float" office:value="3" table:style-name="ce7">
            <text:p>3</text:p>
          </table:table-cell>
          <table:table-cell office:value-type="float" office:value="12" table:style-name="ce7">
            <text:p>12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11" table:style-name="ce7">
            <text:p>11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office:value-type="string" table:style-name="ce1">
            <text:p>V=</text:p>
          </table:table-cell>
          <table:table-cell office:value-type="float" office:value="9.6422764230000002" table:style-name="ce1">
            <text:p>9,642276423</text:p>
          </table:table-cell>
          <table:table-cell table:style-name="ce1"/>
          <table:table-cell office:value-type="float" office:value="99.996614668718451" table:formula="of:=[.A32] *100/[.R32]" table:style-name="ce1">
            <text:p>99,99661467</text:p>
          </table:table-cell>
          <table:table-cell office:value-type="float" office:value="3.3853312815494974E-3" table:formula="of:=ABS(100-[.T32])" table:style-name="ce1">
            <text:p>0,003385331</text:p>
          </table:table-cell>
          <table:table-cell table:style-name="ce1"/>
          <table:table-cell office:value-type="float" office:value="82.967959525795891" table:formula="of:=[.D32]*100/[.R32]" table:style-name="ce1">
            <text:p>82,96795953</text:p>
          </table:table-cell>
          <table:table-cell office:value-type="float" office:value="17.032040474204109" table:formula="of:=ABS(100-[.W32])" table:style-name="ce1">
            <text:p>17,03204047</text:p>
          </table:table-cell>
          <table:table-cell table:style-name="ce1"/>
          <table:table-cell office:value-type="float" office:value="21355.599999999999" table:formula="of:=SUM([.B32:.B41])/10" table:style-name="ce1">
            <text:p>21355,6</text:p>
          </table:table-cell>
          <table:table-cell table:number-columns-repeated="16358"/>
        </table:table-row>
        <table:table-row table:style-name="ro1">
          <table:table-cell office:value-type="float" office:value="9.6418300000000006" table:style-name="ce1">
            <text:p>9,64183</text:p>
          </table:table-cell>
          <table:table-cell office:value-type="float" office:value="20377" table:style-name="ce1">
            <text:p>20377</text:p>
          </table:table-cell>
          <table:table-cell office:value-type="float" office:value="2" table:style-name="ce6">
            <text:p>2</text:p>
          </table:table-cell>
          <table:table-cell office:value-type="float" office:value="8.1666699999999999" table:style-name="ce1">
            <text:p>8,16667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7">
            <text:p>16</text:p>
          </table:table-cell>
          <table:table-cell office:value-type="float" office:value="13" table:style-name="ce7">
            <text:p>13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float" office:value="9.6422764230000002" table:style-name="ce1">
            <text:p>9,642276423</text:p>
          </table:table-cell>
          <table:table-cell table:style-name="ce1"/>
          <table:table-cell office:value-type="float" office:value="99.995370149325581" table:formula="of:=[.A33] *100/[.R33]" table:style-name="ce1">
            <text:p>99,99537015</text:p>
          </table:table-cell>
          <table:table-cell office:value-type="float" office:value="4.6298506744193446E-3" table:formula="of:=ABS(100-[.T33])" table:style-name="ce1">
            <text:p>0,004629851</text:p>
          </table:table-cell>
          <table:table-cell table:style-name="ce1"/>
          <table:table-cell office:value-type="float" office:value="84.696493252566441" table:formula="of:=[.D33]*100/[.R33]" table:style-name="ce1">
            <text:p>84,69649325</text:p>
          </table:table-cell>
          <table:table-cell office:value-type="float" office:value="15.303506747433559" table:formula="of:=ABS(100-[.W33])" table:style-name="ce1">
            <text:p>15,30350675</text:p>
          </table:table-cell>
          <table:table-cell table:number-columns-repeated="16360" table:style-name="ce1"/>
        </table:table-row>
        <table:table-row table:style-name="ro1">
          <table:table-cell office:value-type="float" office:value="9.6415900000000008" table:style-name="ce1">
            <text:p>9,64159</text:p>
          </table:table-cell>
          <table:table-cell office:value-type="float" office:value="60156" table:style-name="ce1">
            <text:p>60156</text:p>
          </table:table-cell>
          <table:table-cell office:value-type="float" office:value="3" table:style-name="ce6">
            <text:p>3</text:p>
          </table:table-cell>
          <table:table-cell office:value-type="float" office:value="8.9166699999999999" table:style-name="ce1">
            <text:p>8,91667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10" table:style-name="ce7">
            <text:p>10</text:p>
          </table:table-cell>
          <table:table-cell office:value-type="float" office:value="6" table:style-name="ce7">
            <text:p>6</text:p>
          </table:table-cell>
          <table:table-cell office:value-type="float" office:value="16" table:style-name="ce7">
            <text:p>16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1" table:style-name="ce7">
            <text:p>11</text:p>
          </table:table-cell>
          <table:table-cell office:value-type="float" office:value="5" table:style-name="ce7">
            <text:p>5</text:p>
          </table:table-cell>
          <table:table-cell office:value-type="float" office:value="12" table:style-name="ce7">
            <text:p>12</text:p>
          </table:table-cell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float" office:value="9.6422764230000002" table:style-name="ce1">
            <text:p>9,642276423</text:p>
          </table:table-cell>
          <table:table-cell table:style-name="ce1"/>
          <table:table-cell office:value-type="float" office:value="99.992881110539813" table:formula="of:=[.A34] *100/[.R34]" table:style-name="ce1">
            <text:p>99,99288111</text:p>
          </table:table-cell>
          <table:table-cell office:value-type="float" office:value="7.1188894601874608E-3" table:formula="of:=ABS(100-[.T34])" table:style-name="ce1">
            <text:p>0,007118889</text:p>
          </table:table-cell>
          <table:table-cell table:style-name="ce1"/>
          <table:table-cell office:value-type="float" office:value="92.474739458109809" table:formula="of:=[.D34]*100/[.R34]" table:style-name="ce1">
            <text:p>92,47473946</text:p>
          </table:table-cell>
          <table:table-cell office:value-type="float" office:value="7.5252605418901908" table:formula="of:=ABS(100-[.W34])" table:style-name="ce1">
            <text:p>7,525260542</text:p>
          </table:table-cell>
          <table:table-cell table:style-name="ce1"/>
          <table:table-cell office:value-type="float" office:value="0.18999806265977243" table:formula="of:=SUM([.U32:.U41])/10" table:style-name="ce1">
            <text:p>0,189998063</text:p>
          </table:table-cell>
          <table:table-cell table:number-columns-repeated="16358"/>
        </table:table-row>
        <table:table-row table:style-name="ro1">
          <table:table-cell office:value-type="float" office:value="9.4621999999999993" table:style-name="ce1">
            <text:p>9,4622</text:p>
          </table:table-cell>
          <table:table-cell office:value-type="float" office:value="7560" table:style-name="ce1">
            <text:p>7560</text:p>
          </table:table-cell>
          <table:table-cell office:value-type="float" office:value="4" table:style-name="ce6">
            <text:p>4</text:p>
          </table:table-cell>
          <table:table-cell office:value-type="float" office:value="10" table:style-name="ce8">
            <text:p>10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4" table:style-name="ce7">
            <text:p>4</text:p>
          </table:table-cell>
          <table:table-cell office:value-type="float" office:value="16" table:style-name="ce7">
            <text:p>16</text:p>
          </table:table-cell>
          <table:table-cell office:value-type="float" office:value="15" table:style-name="ce7">
            <text:p>15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7">
            <text:p>15</text:p>
          </table:table-cell>
          <table:table-cell office:value-type="float" office:value="13" table:style-name="ce7">
            <text:p>13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14" table:style-name="ce7">
            <text:p>14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float" office:value="9.6422764230000002" table:style-name="ce1">
            <text:p>9,642276423</text:p>
          </table:table-cell>
          <table:table-cell table:style-name="ce1"/>
          <table:table-cell office:value-type="float" office:value="98.132428328123225" table:formula="of:=[.A35] *100/[.R35]" table:style-name="ce1">
            <text:p>98,13242833</text:p>
          </table:table-cell>
          <table:table-cell office:value-type="float" office:value="1.8675716718767745" table:formula="of:=ABS(100-[.T35])" table:style-name="ce1">
            <text:p>1,867571672</text:p>
          </table:table-cell>
          <table:table-cell table:style-name="ce1"/>
          <table:table-cell office:value-type="float" office:value="103.70994940724486" table:formula="of:=[.D35]*100/[.R35]" table:style-name="ce1">
            <text:p>103,7099494</text:p>
          </table:table-cell>
          <table:table-cell office:value-type="float" office:value="3.7099494072448636" table:formula="of:=ABS(100-[.W35])" table:style-name="ce1">
            <text:p>3,709949407</text:p>
          </table:table-cell>
          <table:table-cell table:number-columns-repeated="16360" table:style-name="ce1"/>
        </table:table-row>
        <table:table-row table:style-name="ro1">
          <table:table-cell office:value-type="float" office:value="9.6419800000000002" table:style-name="ce1">
            <text:p>9,64198</text:p>
          </table:table-cell>
          <table:table-cell office:value-type="float" office:value="14191" table:style-name="ce1">
            <text:p>14191</text:p>
          </table:table-cell>
          <table:table-cell office:value-type="float" office:value="5" table:style-name="ce6">
            <text:p>5</text:p>
          </table:table-cell>
          <table:table-cell office:value-type="float" office:value="9.3333300000000001" table:style-name="ce1">
            <text:p>9,33333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8" table:style-name="ce7">
            <text:p>8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7">
            <text:p>6</text:p>
          </table:table-cell>
          <table:table-cell office:value-type="float" office:value="14" table:style-name="ce7">
            <text:p>14</text:p>
          </table:table-cell>
          <table:table-cell office:value-type="float" office:value="16" table:style-name="ce7">
            <text:p>16</text:p>
          </table:table-cell>
          <table:table-cell office:value-type="float" office:value="12" table:style-name="ce7">
            <text:p>12</text:p>
          </table:table-cell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9" table:style-name="ce7">
            <text:p>9</text:p>
          </table:table-cell>
          <table:table-cell table:style-name="ce1"/>
          <table:table-cell office:value-type="float" office:value="9.6422764230000002" table:style-name="ce1">
            <text:p>9,642276423</text:p>
          </table:table-cell>
          <table:table-cell table:style-name="ce1"/>
          <table:table-cell office:value-type="float" office:value="99.996925798566679" table:formula="of:=[.A36] *100/[.R36]" table:style-name="ce1">
            <text:p>99,9969258</text:p>
          </table:table-cell>
          <table:table-cell office:value-type="float" office:value="3.0742014333213774E-3" table:formula="of:=ABS(100-[.T36])" table:style-name="ce1">
            <text:p>0,003074201</text:p>
          </table:table-cell>
          <table:table-cell table:style-name="ce1"/>
          <table:table-cell office:value-type="float" office:value="96.795918210112063" table:formula="of:=[.D36]*100/[.R36]" table:style-name="ce1">
            <text:p>96,79591821</text:p>
          </table:table-cell>
          <table:table-cell office:value-type="float" office:value="3.2040817898879368" table:formula="of:=ABS(100-[.W36])" table:style-name="ce1">
            <text:p>3,20408179</text:p>
          </table:table-cell>
          <table:table-cell table:style-name="ce1"/>
          <table:table-cell office:value-type="float" office:value="2.5" table:formula="of:=SUM([.E32:.E41])/10" table:style-name="ce1">
            <text:p>2,5</text:p>
          </table:table-cell>
          <table:table-cell table:number-columns-repeated="16358"/>
        </table:table-row>
        <table:table-row table:style-name="ro1">
          <table:table-cell office:value-type="float" office:value="9.64222" table:style-name="ce1">
            <text:p>9,64222</text:p>
          </table:table-cell>
          <table:table-cell office:value-type="float" office:value="13424" table:style-name="ce1">
            <text:p>13424</text:p>
          </table:table-cell>
          <table:table-cell office:value-type="float" office:value="6" table:style-name="ce6">
            <text:p>6</text:p>
          </table:table-cell>
          <table:table-cell office:value-type="float" office:value="9.75" table:style-name="ce1">
            <text:p>9,7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4" table:style-name="ce7">
            <text:p>4</text:p>
          </table:table-cell>
          <table:table-cell office:value-type="float" office:value="15" table:style-name="ce7">
            <text:p>1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14" table:style-name="ce7">
            <text:p>14</text:p>
          </table:table-cell>
          <table:table-cell office:value-type="float" office:value="10" table:style-name="ce7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14" table:style-name="ce7">
            <text:p>14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float" office:value="9.6422764230000002" table:style-name="ce1">
            <text:p>9,642276423</text:p>
          </table:table-cell>
          <table:table-cell table:style-name="ce1"/>
          <table:table-cell office:value-type="float" office:value="99.999414837352461" table:formula="of:=[.A37] *100/[.R37]" table:style-name="ce1">
            <text:p>99,99941484</text:p>
          </table:table-cell>
          <table:table-cell office:value-type="float" office:value="5.8516264753905034E-4" table:formula="of:=ABS(100-[.T37])" table:style-name="ce1">
            <text:p>0,000585163</text:p>
          </table:table-cell>
          <table:table-cell table:style-name="ce1"/>
          <table:table-cell office:value-type="float" office:value="101.11720067206375" table:formula="of:=[.D37]*100/[.R37]" table:style-name="ce1">
            <text:p>101,1172007</text:p>
          </table:table-cell>
          <table:table-cell office:value-type="float" office:value="1.1172006720637455" table:formula="of:=ABS(100-[.W37])" table:style-name="ce1">
            <text:p>1,117200672</text:p>
          </table:table-cell>
          <table:table-cell table:number-columns-repeated="16360" table:style-name="ce1"/>
        </table:table-row>
        <table:table-row table:style-name="ro1">
          <table:table-cell office:value-type="float" office:value="9.6417000000000002" table:style-name="ce1">
            <text:p>9,6417</text:p>
          </table:table-cell>
          <table:table-cell office:value-type="float" office:value="34470" table:style-name="ce1">
            <text:p>34470</text:p>
          </table:table-cell>
          <table:table-cell office:value-type="float" office:value="7" table:style-name="ce6">
            <text:p>7</text:p>
          </table:table-cell>
          <table:table-cell office:value-type="float" office:value="9" table:style-name="ce8">
            <text:p>9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10" table:style-name="ce7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15" table:style-name="ce7">
            <text:p>15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5" table:style-name="ce7">
            <text:p>15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office:value-type="float" office:value="2" table:style-name="ce7">
            <text:p>2</text:p>
          </table:table-cell>
          <table:table-cell office:value-type="float" office:value="14" table:style-name="ce7">
            <text:p>14</text:p>
          </table:table-cell>
          <table:table-cell table:style-name="ce1"/>
          <table:table-cell office:value-type="float" office:value="9.6422764230000002" table:style-name="ce1">
            <text:p>9,642276423</text:p>
          </table:table-cell>
          <table:table-cell table:style-name="ce1"/>
          <table:table-cell office:value-type="float" office:value="99.994021919983282" table:formula="of:=[.A38] *100/[.R38]" table:style-name="ce1">
            <text:p>99,99402192</text:p>
          </table:table-cell>
          <table:table-cell office:value-type="float" office:value="5.978080016717513E-3" table:formula="of:=ABS(100-[.T38])" table:style-name="ce1">
            <text:p>0,00597808</text:p>
          </table:table-cell>
          <table:table-cell table:style-name="ce1"/>
          <table:table-cell office:value-type="float" office:value="93.338954466520377" table:formula="of:=[.D38]*100/[.R38]" table:style-name="ce1">
            <text:p>93,33895447</text:p>
          </table:table-cell>
          <table:table-cell office:value-type="float" office:value="6.6610455334796228" table:formula="of:=ABS(100-[.W38])" table:style-name="ce1">
            <text:p>6,661045533</text:p>
          </table:table-cell>
          <table:table-cell table:style-name="ce1"/>
          <table:table-cell office:value-type="float" office:value="7.1226778249354492" table:formula="of:=SUM([.X32:.X41])/10" table:style-name="ce1">
            <text:p>7,122677825</text:p>
          </table:table-cell>
          <table:table-cell table:number-columns-repeated="16358"/>
        </table:table-row>
        <table:table-row table:style-name="ro1">
          <table:table-cell office:value-type="float" office:value="9.6419800000000002" table:style-name="ce1">
            <text:p>9,64198</text:p>
          </table:table-cell>
          <table:table-cell office:value-type="float" office:value="16508" table:style-name="ce1">
            <text:p>16508</text:p>
          </table:table-cell>
          <table:table-cell office:value-type="float" office:value="8" table:style-name="ce6">
            <text:p>8</text:p>
          </table:table-cell>
          <table:table-cell office:value-type="float" office:value="9.25" table:style-name="ce1">
            <text:p>9,2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16" table:style-name="ce7">
            <text:p>16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7" table:style-name="ce7">
            <text:p>17</text:p>
          </table:table-cell>
          <table:table-cell office:value-type="float" office:value="10" table:style-name="ce7">
            <text:p>10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4" table:style-name="ce7">
            <text:p>14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float" office:value="9.6422764230000002" table:style-name="ce1">
            <text:p>9,642276423</text:p>
          </table:table-cell>
          <table:table-cell table:style-name="ce1"/>
          <table:table-cell office:value-type="float" office:value="99.996925798566679" table:formula="of:=[.A39] *100/[.R39]" table:style-name="ce1">
            <text:p>99,9969258</text:p>
          </table:table-cell>
          <table:table-cell office:value-type="float" office:value="3.0742014333213774E-3" table:formula="of:=ABS(100-[.T39])" table:style-name="ce1">
            <text:p>0,003074201</text:p>
          </table:table-cell>
          <table:table-cell table:style-name="ce1"/>
          <table:table-cell office:value-type="float" office:value="95.931703201701495" table:formula="of:=[.D39]*100/[.R39]" table:style-name="ce1">
            <text:p>95,9317032</text:p>
          </table:table-cell>
          <table:table-cell office:value-type="float" office:value="4.0682967982985048" table:formula="of:=ABS(100-[.W39])" table:style-name="ce1">
            <text:p>4,068296798</text:p>
          </table:table-cell>
          <table:table-cell table:number-columns-repeated="16360" table:style-name="ce1"/>
        </table:table-row>
        <table:table-row table:style-name="ro1">
          <table:table-cell office:value-type="float" office:value="9.6423100000000002" table:style-name="ce1">
            <text:p>9,64231</text:p>
          </table:table-cell>
          <table:table-cell office:value-type="float" office:value="19608" table:style-name="ce1">
            <text:p>19608</text:p>
          </table:table-cell>
          <table:table-cell office:value-type="float" office:value="9" table:style-name="ce6">
            <text:p>9</text:p>
          </table:table-cell>
          <table:table-cell office:value-type="float" office:value="10.25" table:style-name="ce1">
            <text:p>10,2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5" table:style-name="ce7">
            <text:p>5</text:p>
          </table:table-cell>
          <table:table-cell office:value-type="float" office:value="17" table:style-name="ce7">
            <text:p>17</text:p>
          </table:table-cell>
          <table:table-cell office:value-type="float" office:value="14" table:style-name="ce7">
            <text:p>14</text:p>
          </table:table-cell>
          <table:table-cell office:value-type="float" office:value="9" table:style-name="ce7">
            <text:p>9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2" table:style-name="ce7">
            <text:p>12</text:p>
          </table:table-cell>
          <table:table-cell table:style-name="ce1"/>
          <table:table-cell office:value-type="float" office:value="9.6422764230000002" table:style-name="ce1">
            <text:p>9,642276423</text:p>
          </table:table-cell>
          <table:table-cell table:style-name="ce1"/>
          <table:table-cell office:value-type="float" office:value="100.00034822689712" table:formula="of:=[.A40] *100/[.R40]" table:style-name="ce1">
            <text:p>100,0003482</text:p>
          </table:table-cell>
          <table:table-cell office:value-type="float" office:value="3.4822689711688781E-4" table:formula="of:=ABS(100-[.T40])" table:style-name="ce1">
            <text:p>0,000348227</text:p>
          </table:table-cell>
          <table:table-cell table:style-name="ce1"/>
          <table:table-cell office:value-type="float" office:value="106.30269814242598" table:formula="of:=[.D40]*100/[.R40]" table:style-name="ce1">
            <text:p>106,3026981</text:p>
          </table:table-cell>
          <table:table-cell office:value-type="float" office:value="6.3026981424259816" table:formula="of:=ABS(100-[.W40])" table:style-name="ce1">
            <text:p>6,302698142</text:p>
          </table:table-cell>
          <table:table-cell table:number-columns-repeated="16360" table:style-name="ce1"/>
        </table:table-row>
        <table:table-row table:style-name="ro1">
          <table:table-cell office:value-type="float" office:value="9.6418700000000008" table:style-name="ce1">
            <text:p>9,64187</text:p>
          </table:table-cell>
          <table:table-cell office:value-type="float" office:value="12550" table:style-name="ce1">
            <text:p>12550</text:p>
          </table:table-cell>
          <table:table-cell office:value-type="float" office:value="10" table:style-name="ce6">
            <text:p>10</text:p>
          </table:table-cell>
          <table:table-cell office:value-type="float" office:value="10.25" table:style-name="ce1">
            <text:p>10,2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10" table:style-name="ce7">
            <text:p>10</text:p>
          </table:table-cell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6" table:style-name="ce7">
            <text:p>16</text:p>
          </table:table-cell>
          <table:table-cell office:value-type="float" office:value="1" table:style-name="ce7">
            <text:p>1</text:p>
          </table:table-cell>
          <table:table-cell office:value-type="float" office:value="9" table:style-name="ce7">
            <text:p>9</text:p>
          </table:table-cell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float" office:value="9.6422764230000002" table:style-name="ce1">
            <text:p>9,642276423</text:p>
          </table:table-cell>
          <table:table-cell table:style-name="ce1"/>
          <table:table-cell office:value-type="float" office:value="99.995784989123223" table:formula="of:=[.A41] *100/[.R41]" table:style-name="ce1">
            <text:p>99,99578499</text:p>
          </table:table-cell>
          <table:table-cell office:value-type="float" office:value="4.2150108767771144E-3" table:formula="of:=ABS(100-[.T41])" table:style-name="ce1">
            <text:p>0,004215011</text:p>
          </table:table-cell>
          <table:table-cell table:style-name="ce1"/>
          <table:table-cell office:value-type="float" office:value="106.30269814242598" table:formula="of:=[.D41]*100/[.R41]" table:style-name="ce1">
            <text:p>106,3026981</text:p>
          </table:table-cell>
          <table:table-cell office:value-type="float" office:value="6.3026981424259816" table:formula="of:=ABS(100-[.W41])" table:style-name="ce1">
            <text:p>6,302698142</text:p>
          </table:table-cell>
          <table:table-cell table:number-columns-repeated="16360" table:style-name="ce1"/>
        </table:table-row>
        <table:table-row table:style-name="ro1">
          <table:table-cell table:number-columns-repeated="16" table:style-name="ce3"/>
          <table:table-cell table:number-columns-repeated="16368" table:style-name="ce1"/>
        </table:table-row>
        <table:table-row table:style-name="ro1">
          <table:table-cell office:value-type="string" table:number-columns-spanned="2" table:number-rows-spanned="1" table:style-name="ce11">
            <text:p>min_top-max_low &gt;= 2E</text:p>
          </table:table-cell>
          <table:covered-table-cell/>
          <table:table-cell office:value-type="float" office:value="4" table:style-name="ce2">
            <text:p>4</text:p>
          </table:table-cell>
          <table:table-cell office:value-type="string" table:number-columns-spanned="2" table:number-rows-spanned="1" table:style-name="ce11">
            <text:p>cur_price-prev_price&gt;=E</text:p>
          </table:table-cell>
          <table:covered-table-cell/>
          <table:table-cell table:style-name="ce3"/>
          <table:table-cell office:value-type="string" table:style-name="ce1">
            <text:p>10+0 + 3+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">
            <text:p>Цена</text:p>
          </table:table-cell>
          <table:table-cell office:value-type="string" table:style-name="ce4">
            <text:p>Итерации</text:p>
          </table:table-cell>
          <table:table-cell table:style-name="ce5"/>
          <table:table-cell office:value-type="string" table:style-name="ce4">
            <text:p>Цена</text:p>
          </table:table-cell>
          <table:table-cell office:value-type="string" table:style-name="ce4">
            <text:p>Итерации</text:p>
          </table:table-cell>
          <table:table-cell table:style-name="ce3"/>
          <table:table-cell table:number-columns-repeated="16378" table:style-name="ce1"/>
        </table:table-row>
        <table:table-row table:style-name="ro1">
          <table:table-cell office:value-type="float" office:value="7.9470700000000001" table:style-name="ce1">
            <text:p>7,94707</text:p>
          </table:table-cell>
          <table:table-cell office:value-type="float" office:value="10184" table:style-name="ce1">
            <text:p>10184</text:p>
          </table:table-cell>
          <table:table-cell office:value-type="float" office:value="1" table:style-name="ce6">
            <text:p>1</text:p>
          </table:table-cell>
          <table:table-cell office:value-type="float" office:value="8.1666699999999999" table:style-name="ce8">
            <text:p>8,16667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office:value-type="string" table:style-name="ce1">
            <text:p>V=</text:p>
          </table:table-cell>
          <table:table-cell office:value-type="float" office:value="7.9463462800000002" table:style-name="ce1">
            <text:p>7,94634628</text:p>
          </table:table-cell>
          <table:table-cell table:style-name="ce1"/>
          <table:table-cell office:value-type="float" office:value="100.00910758195651" table:formula="of:=[.A45] *100/[.R45]" table:style-name="ce1">
            <text:p>100,0091076</text:p>
          </table:table-cell>
          <table:table-cell office:value-type="float" office:value="9.1075819565133997E-3" table:formula="of:=ABS(100-[.T45])" table:style-name="ce1">
            <text:p>0,009107582</text:p>
          </table:table-cell>
          <table:table-cell table:style-name="ce1"/>
          <table:table-cell office:value-type="float" office:value="102.77264181847359" table:formula="of:=[.D45]*100/[.R45]" table:style-name="ce1">
            <text:p>102,7726418</text:p>
          </table:table-cell>
          <table:table-cell office:value-type="float" office:value="2.7726418184735877" table:formula="of:=ABS(100-[.W45])" table:style-name="ce1">
            <text:p>2,772641818</text:p>
          </table:table-cell>
          <table:table-cell table:style-name="ce1"/>
          <table:table-cell office:value-type="float" office:value="13047.4" table:formula="of:=SUM([.B45:.B54])/10" table:style-name="ce1">
            <text:p>13047,4</text:p>
          </table:table-cell>
          <table:table-cell table:number-columns-repeated="16358"/>
        </table:table-row>
        <table:table-row table:style-name="ro1">
          <table:table-cell office:value-type="float" office:value="7.9467800000000004" table:style-name="ce1">
            <text:p>7,94678</text:p>
          </table:table-cell>
          <table:table-cell office:value-type="float" office:value="14474" table:style-name="ce1">
            <text:p>14474</text:p>
          </table:table-cell>
          <table:table-cell office:value-type="float" office:value="2" table:style-name="ce6">
            <text:p>2</text:p>
          </table:table-cell>
          <table:table-cell office:value-type="float" office:value="7.6666699999999999" table:style-name="ce1">
            <text:p>7,66667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4" table:style-name="ce7">
            <text:p>4</text:p>
          </table:table-cell>
          <table:table-cell office:value-type="float" office:value="11" table:style-name="ce7">
            <text:p>11</text:p>
          </table:table-cell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float" office:value="7.9463462800000002" table:style-name="ce1">
            <text:p>7,94634628</text:p>
          </table:table-cell>
          <table:table-cell table:style-name="ce1"/>
          <table:table-cell office:value-type="float" office:value="100.00545810596113" table:formula="of:=[.A46] *100/[.R46]" table:style-name="ce1">
            <text:p>100,0054581</text:p>
          </table:table-cell>
          <table:table-cell office:value-type="float" office:value="5.4581059611251703E-3" table:formula="of:=ABS(100-[.T46])" table:style-name="ce1">
            <text:p>0,005458106</text:p>
          </table:table-cell>
          <table:table-cell table:style-name="ce1"/>
          <table:table-cell office:value-type="float" office:value="96.480441826403776" table:formula="of:=[.D46]*100/[.R46]" table:style-name="ce1">
            <text:p>96,48044183</text:p>
          </table:table-cell>
          <table:table-cell office:value-type="float" office:value="3.5195581735962236" table:formula="of:=ABS(100-[.W46])" table:style-name="ce1">
            <text:p>3,519558174</text:p>
          </table:table-cell>
          <table:table-cell table:number-columns-repeated="16360" table:style-name="ce1"/>
        </table:table-row>
        <table:table-row table:style-name="ro1">
          <table:table-cell office:value-type="float" office:value="7.9468500000000004" table:style-name="ce1">
            <text:p>7,94685</text:p>
          </table:table-cell>
          <table:table-cell office:value-type="float" office:value="12671" table:style-name="ce1">
            <text:p>12671</text:p>
          </table:table-cell>
          <table:table-cell office:value-type="float" office:value="3" table:style-name="ce6">
            <text:p>3</text:p>
          </table:table-cell>
          <table:table-cell office:value-type="float" office:value="7.625" table:style-name="ce1">
            <text:p>7,625</text:p>
          </table:table-cell>
          <table:table-cell office:value-type="float" office:value="4" table:style-name="ce1">
            <text:p>4</text:p>
          </table:table-cell>
          <table:table-cell table:style-name="ce3"/>
          <table:table-cell office:value-type="float" office:value="11" table:style-name="ce7">
            <text:p>11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table:style-name="ce1"/>
          <table:table-cell office:value-type="float" office:value="7.9463462800000002" table:style-name="ce1">
            <text:p>7,94634628</text:p>
          </table:table-cell>
          <table:table-cell table:style-name="ce1"/>
          <table:table-cell office:value-type="float" office:value="100.00633901396002" table:formula="of:=[.A47] *100/[.R47]" table:style-name="ce1">
            <text:p>100,006339</text:p>
          </table:table-cell>
          <table:table-cell office:value-type="float" office:value="6.3390139600159046E-3" table:formula="of:=ABS(100-[.T47])" table:style-name="ce1">
            <text:p>0,006339014</text:p>
          </table:table-cell>
          <table:table-cell table:style-name="ce1"/>
          <table:table-cell office:value-type="float" office:value="95.956049879064665" table:formula="of:=[.D47]*100/[.R47]" table:style-name="ce1">
            <text:p>95,95604988</text:p>
          </table:table-cell>
          <table:table-cell office:value-type="float" office:value="4.0439501209353352" table:formula="of:=ABS(100-[.W47])" table:style-name="ce1">
            <text:p>4,043950121</text:p>
          </table:table-cell>
          <table:table-cell table:style-name="ce1"/>
          <table:table-cell office:value-type="float" office:value="3.938615169431614E-3" table:formula="of:=SUM([.U45:.U54])/10" table:style-name="ce1">
            <text:p>0,003938615</text:p>
          </table:table-cell>
          <table:table-cell table:number-columns-repeated="16358"/>
        </table:table-row>
        <table:table-row table:style-name="ro1">
          <table:table-cell office:value-type="float" office:value="7.9463999999999997" table:style-name="ce1">
            <text:p>7,9464</text:p>
          </table:table-cell>
          <table:table-cell office:value-type="float" office:value="7956" table:style-name="ce1">
            <text:p>7956</text:p>
          </table:table-cell>
          <table:table-cell office:value-type="float" office:value="4" table:style-name="ce6">
            <text:p>4</text:p>
          </table:table-cell>
          <table:table-cell office:value-type="float" office:value="7.75" table:style-name="ce8">
            <text:p>7,7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table:style-name="ce1"/>
          <table:table-cell office:value-type="float" office:value="7.9463462800000002" table:style-name="ce1">
            <text:p>7,94634628</text:p>
          </table:table-cell>
          <table:table-cell table:style-name="ce1"/>
          <table:table-cell office:value-type="float" office:value="100.00067603396714" table:formula="of:=[.A48] *100/[.R48]" table:style-name="ce1">
            <text:p>100,000676</text:p>
          </table:table-cell>
          <table:table-cell office:value-type="float" office:value="6.7603396713877828E-4" table:formula="of:=ABS(100-[.T48])" table:style-name="ce1">
            <text:p>0,000676034</text:p>
          </table:table-cell>
          <table:table-cell table:style-name="ce1"/>
          <table:table-cell office:value-type="float" office:value="97.529099877082118" table:formula="of:=[.D48]*100/[.R48]" table:style-name="ce1">
            <text:p>97,52909988</text:p>
          </table:table-cell>
          <table:table-cell office:value-type="float" office:value="2.4709001229178824" table:formula="of:=ABS(100-[.W48])" table:style-name="ce1">
            <text:p>2,470900123</text:p>
          </table:table-cell>
          <table:table-cell table:number-columns-repeated="16360" table:style-name="ce1"/>
        </table:table-row>
        <table:table-row table:style-name="ro1">
          <table:table-cell office:value-type="float" office:value="7.9470900000000002" table:style-name="ce1">
            <text:p>7,94709</text:p>
          </table:table-cell>
          <table:table-cell office:value-type="float" office:value="13945" table:style-name="ce1">
            <text:p>13945</text:p>
          </table:table-cell>
          <table:table-cell office:value-type="float" office:value="5" table:style-name="ce6">
            <text:p>5</text:p>
          </table:table-cell>
          <table:table-cell office:value-type="float" office:value="7.8333000000000004" table:style-name="ce1">
            <text:p>7,8333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float" office:value="7.9463462800000002" table:style-name="ce1">
            <text:p>7,94634628</text:p>
          </table:table-cell>
          <table:table-cell table:style-name="ce1"/>
          <table:table-cell office:value-type="float" office:value="100.00935926995621" table:formula="of:=[.A49] *100/[.R49]" table:style-name="ce1">
            <text:p>100,0093593</text:p>
          </table:table-cell>
          <table:table-cell office:value-type="float" office:value="9.3592699562066173E-3" table:formula="of:=ABS(100-[.T49])" table:style-name="ce1">
            <text:p>0,00935927</text:p>
          </table:table-cell>
          <table:table-cell table:style-name="ce1"/>
          <table:table-cell office:value-type="float" office:value="98.577380395760954" table:formula="of:=[.D49]*100/[.R49]" table:style-name="ce1">
            <text:p>98,5773804</text:p>
          </table:table-cell>
          <table:table-cell office:value-type="float" office:value="1.4226196042390455" table:formula="of:=ABS(100-[.W49])" table:style-name="ce1">
            <text:p>1,422619604</text:p>
          </table:table-cell>
          <table:table-cell table:style-name="ce1"/>
          <table:table-cell office:value-type="float" office:value="2.8" table:formula="of:=SUM([.E45:.E54])/10" table:style-name="ce1">
            <text:p>2,8</text:p>
          </table:table-cell>
          <table:table-cell table:number-columns-repeated="16358"/>
        </table:table-row>
        <table:table-row table:style-name="ro1">
          <table:table-cell office:value-type="float" office:value="7.9464499999999996" table:style-name="ce1">
            <text:p>7,94645</text:p>
          </table:table-cell>
          <table:table-cell office:value-type="float" office:value="10142" table:style-name="ce1">
            <text:p>10142</text:p>
          </table:table-cell>
          <table:table-cell office:value-type="float" office:value="6" table:style-name="ce6">
            <text:p>6</text:p>
          </table:table-cell>
          <table:table-cell office:value-type="float" office:value="7.5" table:style-name="ce1">
            <text:p>7,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8" table:style-name="ce7">
            <text:p>8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11" table:style-name="ce7">
            <text:p>11</text:p>
          </table:table-cell>
          <table:table-cell office:value-type="float" office:value="9" table:style-name="ce7">
            <text:p>9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float" office:value="7.9463462800000002" table:style-name="ce1">
            <text:p>7,94634628</text:p>
          </table:table-cell>
          <table:table-cell table:style-name="ce1"/>
          <table:table-cell office:value-type="float" office:value="100.00130525396635" table:formula="of:=[.A50] *100/[.R50]" table:style-name="ce1">
            <text:p>100,0013053</text:p>
          </table:table-cell>
          <table:table-cell office:value-type="float" office:value="1.3052539663505058E-3" table:formula="of:=ABS(100-[.T50])" table:style-name="ce1">
            <text:p>0,001305254</text:p>
          </table:table-cell>
          <table:table-cell table:style-name="ce1"/>
          <table:table-cell office:value-type="float" office:value="94.382999881047212" table:formula="of:=[.D50]*100/[.R50]" table:style-name="ce1">
            <text:p>94,38299988</text:p>
          </table:table-cell>
          <table:table-cell office:value-type="float" office:value="5.6170001189527881" table:formula="of:=ABS(100-[.W50])" table:style-name="ce1">
            <text:p>5,617000119</text:p>
          </table:table-cell>
          <table:table-cell table:number-columns-repeated="16360" table:style-name="ce1"/>
        </table:table-row>
        <table:table-row table:style-name="ro1">
          <table:table-cell office:value-type="float" office:value="7.9465199999999996" table:style-name="ce1">
            <text:p>7,94652</text:p>
          </table:table-cell>
          <table:table-cell office:value-type="float" office:value="17150" table:style-name="ce1">
            <text:p>17150</text:p>
          </table:table-cell>
          <table:table-cell office:value-type="float" office:value="7" table:style-name="ce6">
            <text:p>7</text:p>
          </table:table-cell>
          <table:table-cell office:value-type="float" office:value="6.6666699999999999" table:style-name="ce1">
            <text:p>6,66667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11" table:style-name="ce7">
            <text:p>11</text:p>
          </table:table-cell>
          <table:table-cell office:value-type="float" office:value="5" table:style-name="ce7">
            <text:p>5</text:p>
          </table:table-cell>
          <table:table-cell office:value-type="float" office:value="12" table:style-name="ce7">
            <text:p>12</text:p>
          </table:table-cell>
          <table:table-cell office:value-type="float" office:value="10" table:style-name="ce7">
            <text:p>10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3" table:style-name="ce7">
            <text:p>13</text:p>
          </table:table-cell>
          <table:table-cell table:style-name="ce1"/>
          <table:table-cell office:value-type="float" office:value="7.9463462800000002" table:style-name="ce1">
            <text:p>7,94634628</text:p>
          </table:table-cell>
          <table:table-cell table:style-name="ce1"/>
          <table:table-cell office:value-type="float" office:value="100.00218616196523" table:formula="of:=[.A51] *100/[.R51]" table:style-name="ce1">
            <text:p>100,0021862</text:p>
          </table:table-cell>
          <table:table-cell office:value-type="float" office:value="2.1861619652270292E-3" table:formula="of:=ABS(100-[.T51])" table:style-name="ce1">
            <text:p>0,002186162</text:p>
          </table:table-cell>
          <table:table-cell table:style-name="ce1"/>
          <table:table-cell office:value-type="float" office:value="83.89604184226414" table:formula="of:=[.D51]*100/[.R51]" table:style-name="ce1">
            <text:p>83,89604184</text:p>
          </table:table-cell>
          <table:table-cell office:value-type="float" office:value="16.10395815773586" table:formula="of:=ABS(100-[.W51])" table:style-name="ce1">
            <text:p>16,10395816</text:p>
          </table:table-cell>
          <table:table-cell table:style-name="ce1"/>
          <table:table-cell office:value-type="float" office:value="5.2801628473709075" table:formula="of:=SUM([.X45:.X54])/10" table:style-name="ce1">
            <text:p>5,280162847</text:p>
          </table:table-cell>
          <table:table-cell table:number-columns-repeated="16358"/>
        </table:table-row>
        <table:table-row table:style-name="ro1">
          <table:table-cell office:value-type="float" office:value="7.9464899999999998" table:style-name="ce1">
            <text:p>7,94649</text:p>
          </table:table-cell>
          <table:table-cell office:value-type="float" office:value="13522" table:style-name="ce1">
            <text:p>13522</text:p>
          </table:table-cell>
          <table:table-cell office:value-type="float" office:value="8" table:style-name="ce6">
            <text:p>8</text:p>
          </table:table-cell>
          <table:table-cell office:value-type="float" office:value="7.9166699999999999" table:style-name="ce1">
            <text:p>7,91667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10" table:style-name="ce7">
            <text:p>10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12" table:style-name="ce7">
            <text:p>12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float" office:value="7.9463462800000002" table:style-name="ce1">
            <text:p>7,94634628</text:p>
          </table:table-cell>
          <table:table-cell table:style-name="ce1"/>
          <table:table-cell office:value-type="float" office:value="100.00180862996572" table:formula="of:=[.A52] *100/[.R52]" table:style-name="ce1">
            <text:p>100,0018086</text:p>
          </table:table-cell>
          <table:table-cell office:value-type="float" office:value="1.80862996572273E-3" table:formula="of:=ABS(100-[.T52])" table:style-name="ce1">
            <text:p>0,00180863</text:p>
          </table:table-cell>
          <table:table-cell table:style-name="ce1"/>
          <table:table-cell office:value-type="float" office:value="99.626541822438682" table:formula="of:=[.D52]*100/[.R52]" table:style-name="ce1">
            <text:p>99,62654182</text:p>
          </table:table-cell>
          <table:table-cell office:value-type="float" office:value="0.37345817756131794" table:formula="of:=ABS(100-[.W52])" table:style-name="ce1">
            <text:p>0,373458178</text:p>
          </table:table-cell>
          <table:table-cell table:number-columns-repeated="16360" table:style-name="ce1"/>
        </table:table-row>
        <table:table-row table:style-name="ro1">
          <table:table-cell office:value-type="float" office:value="7.9462700000000002" table:style-name="ce1">
            <text:p>7,94627</text:p>
          </table:table-cell>
          <table:table-cell office:value-type="float" office:value="14747" table:style-name="ce1">
            <text:p>14747</text:p>
          </table:table-cell>
          <table:table-cell office:value-type="float" office:value="9" table:style-name="ce6">
            <text:p>9</text:p>
          </table:table-cell>
          <table:table-cell office:value-type="float" office:value="6.75" table:style-name="ce1">
            <text:p>6,7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12" table:style-name="ce7">
            <text:p>12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5" table:style-name="ce7">
            <text:p>5</text:p>
          </table:table-cell>
          <table:table-cell office:value-type="float" office:value="10" table:style-name="ce7">
            <text:p>10</text:p>
          </table:table-cell>
          <table:table-cell office:value-type="float" office:value="12" table:style-name="ce7">
            <text:p>12</text:p>
          </table:table-cell>
          <table:table-cell table:style-name="ce1"/>
          <table:table-cell office:value-type="float" office:value="7.9463462800000002" table:style-name="ce1">
            <text:p>7,94634628</text:p>
          </table:table-cell>
          <table:table-cell table:style-name="ce1"/>
          <table:table-cell office:value-type="float" office:value="99.999040061969211" table:formula="of:=[.A53] *100/[.R53]" table:style-name="ce1">
            <text:p>99,99904006</text:p>
          </table:table-cell>
          <table:table-cell office:value-type="float" office:value="9.5993803078897599E-4" table:formula="of:=ABS(100-[.T53])" table:style-name="ce1">
            <text:p>0,000959938</text:p>
          </table:table-cell>
          <table:table-cell table:style-name="ce1"/>
          <table:table-cell office:value-type="float" office:value="84.944699892942495" table:formula="of:=[.D53]*100/[.R53]" table:style-name="ce1">
            <text:p>84,94469989</text:p>
          </table:table-cell>
          <table:table-cell office:value-type="float" office:value="15.055300107057505" table:formula="of:=ABS(100-[.W53])" table:style-name="ce1">
            <text:p>15,05530011</text:p>
          </table:table-cell>
          <table:table-cell table:number-columns-repeated="16360" table:style-name="ce1"/>
        </table:table-row>
        <table:table-row table:style-name="ro1">
          <table:table-cell office:value-type="float" office:value="7.9465199999999996" table:style-name="ce1">
            <text:p>7,94652</text:p>
          </table:table-cell>
          <table:table-cell office:value-type="float" office:value="15683" table:style-name="ce1">
            <text:p>15683</text:p>
          </table:table-cell>
          <table:table-cell office:value-type="float" office:value="10" table:style-name="ce6">
            <text:p>10</text:p>
          </table:table-cell>
          <table:table-cell office:value-type="float" office:value="7.8333300000000001" table:style-name="ce1">
            <text:p>7,83333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9" table:style-name="ce7">
            <text:p>9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5" table:style-name="ce7">
            <text:p>5</text:p>
          </table:table-cell>
          <table:table-cell office:value-type="float" office:value="10" table:style-name="ce7">
            <text:p>10</text:p>
          </table:table-cell>
          <table:table-cell table:style-name="ce1"/>
          <table:table-cell office:value-type="float" office:value="7.9463462800000002" table:style-name="ce1">
            <text:p>7,94634628</text:p>
          </table:table-cell>
          <table:table-cell table:style-name="ce1"/>
          <table:table-cell office:value-type="float" office:value="100.00218616196523" table:formula="of:=[.A54] *100/[.R54]" table:style-name="ce1">
            <text:p>100,0021862</text:p>
          </table:table-cell>
          <table:table-cell office:value-type="float" office:value="2.1861619652270292E-3" table:formula="of:=ABS(100-[.T54])" table:style-name="ce1">
            <text:p>0,002186162</text:p>
          </table:table-cell>
          <table:table-cell table:style-name="ce1"/>
          <table:table-cell office:value-type="float" office:value="98.577757927760473" table:formula="of:=[.D54]*100/[.R54]" table:style-name="ce1">
            <text:p>98,57775793</text:p>
          </table:table-cell>
          <table:table-cell office:value-type="float" office:value="1.422242072239527" table:formula="of:=ABS(100-[.W54])" table:style-name="ce1">
            <text:p>1,422242072</text:p>
          </table:table-cell>
          <table:table-cell table:number-columns-repeated="16360" table:style-name="ce1"/>
        </table:table-row>
        <table:table-row table:style-name="ro1">
          <table:table-cell table:number-columns-repeated="16" table:style-name="ce3"/>
          <table:table-cell table:number-columns-repeated="16368" table:style-name="ce1"/>
        </table:table-row>
        <table:table-row table:style-name="ro1">
          <table:table-cell office:value-type="string" table:number-columns-spanned="2" table:number-rows-spanned="1" table:style-name="ce11">
            <text:p>min_top-max_low &gt;= 2E</text:p>
          </table:table-cell>
          <table:covered-table-cell/>
          <table:table-cell office:value-type="float" office:value="5" table:style-name="ce2">
            <text:p>5</text:p>
          </table:table-cell>
          <table:table-cell office:value-type="string" table:number-columns-spanned="2" table:number-rows-spanned="1" table:style-name="ce11">
            <text:p>cur_price-prev_price&gt;=E</text:p>
          </table:table-cell>
          <table:covered-table-cell/>
          <table:table-cell table:style-name="ce3"/>
          <table:table-cell office:value-type="string" table:style-name="ce1">
            <text:p>5+3 + 2+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">
            <text:p>Цена</text:p>
          </table:table-cell>
          <table:table-cell office:value-type="string" table:style-name="ce4">
            <text:p>Итерации</text:p>
          </table:table-cell>
          <table:table-cell table:style-name="ce5"/>
          <table:table-cell office:value-type="string" table:style-name="ce4">
            <text:p>Цена</text:p>
          </table:table-cell>
          <table:table-cell office:value-type="string" table:style-name="ce4">
            <text:p>Итерации</text:p>
          </table:table-cell>
          <table:table-cell table:style-name="ce3"/>
          <table:table-cell table:number-columns-repeated="16378" table:style-name="ce1"/>
        </table:table-row>
        <table:table-row table:style-name="ro1">
          <table:table-cell office:value-type="float" office:value="6.4494499999999997" table:style-name="ce1">
            <text:p>6,44945</text:p>
          </table:table-cell>
          <table:table-cell office:value-type="float" office:value="5472" table:style-name="ce1">
            <text:p>5472</text:p>
          </table:table-cell>
          <table:table-cell office:value-type="float" office:value="1" table:style-name="ce6">
            <text:p>1</text:p>
          </table:table-cell>
          <table:table-cell office:value-type="float" office:value="6.75" table:style-name="ce8">
            <text:p>6,7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string" table:style-name="ce1">
            <text:p>V=</text:p>
          </table:table-cell>
          <table:table-cell office:value-type="float" office:value="6.45" table:style-name="ce1">
            <text:p>6,45</text:p>
          </table:table-cell>
          <table:table-cell table:style-name="ce1"/>
          <table:table-cell office:value-type="float" office:value="99.991472868217045" table:formula="of:=[.A58] *100/[.R58]" table:style-name="ce1">
            <text:p>99,99147287</text:p>
          </table:table-cell>
          <table:table-cell office:value-type="float" office:value="8.5271317829551663E-3" table:formula="of:=ABS(100-[.T58])" table:style-name="ce1">
            <text:p>0,008527132</text:p>
          </table:table-cell>
          <table:table-cell table:style-name="ce1"/>
          <table:table-cell office:value-type="float" office:value="104.65116279069767" table:formula="of:=[.D58]*100/[.R58]" table:style-name="ce1">
            <text:p>104,6511628</text:p>
          </table:table-cell>
          <table:table-cell office:value-type="float" office:value="4.6511627906976685" table:formula="of:=ABS(100-[.W58])" table:style-name="ce1">
            <text:p>4,651162791</text:p>
          </table:table-cell>
          <table:table-cell table:style-name="ce1"/>
          <table:table-cell office:value-type="float" office:value="5568.5" table:formula="of:=SUM([.B58:.B67])/10" table:style-name="ce1">
            <text:p>5568,5</text:p>
          </table:table-cell>
          <table:table-cell table:number-columns-repeated="16358"/>
        </table:table-row>
        <table:table-row table:style-name="ro1">
          <table:table-cell office:value-type="float" office:value="6.4497600000000004" table:style-name="ce1">
            <text:p>6,44976</text:p>
          </table:table-cell>
          <table:table-cell office:value-type="float" office:value="4334" table:style-name="ce1">
            <text:p>4334</text:p>
          </table:table-cell>
          <table:table-cell office:value-type="float" office:value="2" table:style-name="ce6">
            <text:p>2</text:p>
          </table:table-cell>
          <table:table-cell office:value-type="float" office:value="6.75" table:style-name="ce1">
            <text:p>6,7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float" office:value="6.45" table:style-name="ce1">
            <text:p>6,45</text:p>
          </table:table-cell>
          <table:table-cell table:style-name="ce1"/>
          <table:table-cell office:value-type="float" office:value="99.996279069767439" table:formula="of:=[.A59] *100/[.R59]" table:style-name="ce1">
            <text:p>99,99627907</text:p>
          </table:table-cell>
          <table:table-cell office:value-type="float" office:value="3.7209302325607041E-3" table:formula="of:=ABS(100-[.T59])" table:style-name="ce1">
            <text:p>0,00372093</text:p>
          </table:table-cell>
          <table:table-cell table:style-name="ce1"/>
          <table:table-cell office:value-type="float" office:value="104.65116279069767" table:formula="of:=[.D59]*100/[.R59]" table:style-name="ce1">
            <text:p>104,6511628</text:p>
          </table:table-cell>
          <table:table-cell office:value-type="float" office:value="4.6511627906976685" table:formula="of:=ABS(100-[.W59])" table:style-name="ce1">
            <text:p>4,651162791</text:p>
          </table:table-cell>
          <table:table-cell table:number-columns-repeated="16360" table:style-name="ce1"/>
        </table:table-row>
        <table:table-row table:style-name="ro1">
          <table:table-cell office:value-type="float" office:value="6.4493" table:style-name="ce1">
            <text:p>6,4493</text:p>
          </table:table-cell>
          <table:table-cell office:value-type="float" office:value="9801" table:style-name="ce1">
            <text:p>9801</text:p>
          </table:table-cell>
          <table:table-cell office:value-type="float" office:value="3" table:style-name="ce6">
            <text:p>3</text:p>
          </table:table-cell>
          <table:table-cell office:value-type="float" office:value="6.75" table:style-name="ce1">
            <text:p>6,7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9" table:style-name="ce7">
            <text:p>9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7" table:style-name="ce7">
            <text:p>7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float" office:value="6.45" table:style-name="ce1">
            <text:p>6,45</text:p>
          </table:table-cell>
          <table:table-cell table:style-name="ce1"/>
          <table:table-cell office:value-type="float" office:value="99.989147286821691" table:formula="of:=[.A60] *100/[.R60]" table:style-name="ce1">
            <text:p>99,98914729</text:p>
          </table:table-cell>
          <table:table-cell office:value-type="float" office:value="1.0852713178309159E-2" table:formula="of:=ABS(100-[.T60])" table:style-name="ce1">
            <text:p>0,010852713</text:p>
          </table:table-cell>
          <table:table-cell table:style-name="ce1"/>
          <table:table-cell office:value-type="float" office:value="104.65116279069767" table:formula="of:=[.D60]*100/[.R60]" table:style-name="ce1">
            <text:p>104,6511628</text:p>
          </table:table-cell>
          <table:table-cell office:value-type="float" office:value="4.6511627906976685" table:formula="of:=ABS(100-[.W60])" table:style-name="ce1">
            <text:p>4,651162791</text:p>
          </table:table-cell>
          <table:table-cell table:style-name="ce1"/>
          <table:table-cell office:value-type="float" office:value="6.713178294579336E-3" table:formula="of:=SUM([.U58:.U67])/10" table:style-name="ce1">
            <text:p>0,006713178</text:p>
          </table:table-cell>
          <table:table-cell table:number-columns-repeated="16358"/>
        </table:table-row>
        <table:table-row table:style-name="ro1">
          <table:table-cell office:value-type="float" office:value="6.4495800000000001" table:style-name="ce1">
            <text:p>6,44958</text:p>
          </table:table-cell>
          <table:table-cell office:value-type="float" office:value="3913" table:style-name="ce1">
            <text:p>3913</text:p>
          </table:table-cell>
          <table:table-cell office:value-type="float" office:value="4" table:style-name="ce6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8" table:style-name="ce7">
            <text:p>8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float" office:value="6.45" table:style-name="ce1">
            <text:p>6,45</text:p>
          </table:table-cell>
          <table:table-cell table:style-name="ce1"/>
          <table:table-cell office:value-type="float" office:value="99.993488372093012" table:formula="of:=[.A61] *100/[.R61]" table:style-name="ce1">
            <text:p>99,99348837</text:p>
          </table:table-cell>
          <table:table-cell office:value-type="float" office:value="6.5116279069883376E-3" table:formula="of:=ABS(100-[.T61])" table:style-name="ce1">
            <text:p>0,006511628</text:p>
          </table:table-cell>
          <table:table-cell table:style-name="ce1"/>
          <table:table-cell office:value-type="float" office:value="100.77519379844961" table:formula="of:=[.D61]*100/[.R61]" table:style-name="ce1">
            <text:p>100,7751938</text:p>
          </table:table-cell>
          <table:table-cell office:value-type="float" office:value="0.77519379844960667" table:formula="of:=ABS(100-[.W61])" table:style-name="ce1">
            <text:p>0,775193798</text:p>
          </table:table-cell>
          <table:table-cell table:number-columns-repeated="16360" table:style-name="ce1"/>
        </table:table-row>
        <table:table-row table:style-name="ro1">
          <table:table-cell office:value-type="float" office:value="6.4502199999999998" table:style-name="ce1">
            <text:p>6,45022</text:p>
          </table:table-cell>
          <table:table-cell office:value-type="float" office:value="3238" table:style-name="ce1">
            <text:p>3238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table:style-name="ce1"/>
          <table:table-cell office:value-type="float" office:value="6.45" table:style-name="ce1">
            <text:p>6,45</text:p>
          </table:table-cell>
          <table:table-cell table:style-name="ce1"/>
          <table:table-cell office:value-type="float" office:value="100.00341085271316" table:formula="of:=[.A62] *100/[.R62]" table:style-name="ce1">
            <text:p>100,0034109</text:p>
          </table:table-cell>
          <table:table-cell office:value-type="float" office:value="3.4108527131593291E-3" table:formula="of:=ABS(100-[.T62])" table:style-name="ce1">
            <text:p>0,003410853</text:p>
          </table:table-cell>
          <table:table-cell table:style-name="ce1"/>
          <table:table-cell office:value-type="float" office:value="108.52713178294573" table:formula="of:=[.D62]*100/[.R62]" table:style-name="ce1">
            <text:p>108,5271318</text:p>
          </table:table-cell>
          <table:table-cell office:value-type="float" office:value="8.5271317829457303" table:formula="of:=ABS(100-[.W62])" table:style-name="ce1">
            <text:p>8,527131783</text:p>
          </table:table-cell>
          <table:table-cell table:style-name="ce1"/>
          <table:table-cell office:value-type="float" office:value="2" table:formula="of:=SUM([.E58:.E67])/10" table:style-name="ce1">
            <text:p>2</text:p>
          </table:table-cell>
          <table:table-cell table:number-columns-repeated="16358"/>
        </table:table-row>
        <table:table-row table:style-name="ro1">
          <table:table-cell office:value-type="float" office:value="6.4499000000000004" table:style-name="ce1">
            <text:p>6,4499</text:p>
          </table:table-cell>
          <table:table-cell office:value-type="float" office:value="2511" table:style-name="ce1">
            <text:p>2511</text:p>
          </table:table-cell>
          <table:table-cell office:value-type="float" office:value="6" table:style-name="ce6">
            <text:p>6</text:p>
          </table:table-cell>
          <table:table-cell office:value-type="float" office:value="6.75" table:style-name="ce1">
            <text:p>6,7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float" office:value="6.45" table:style-name="ce1">
            <text:p>6,45</text:p>
          </table:table-cell>
          <table:table-cell table:style-name="ce1"/>
          <table:table-cell office:value-type="float" office:value="99.998449612403093" table:formula="of:=[.A63] *100/[.R63]" table:style-name="ce1">
            <text:p>99,99844961</text:p>
          </table:table-cell>
          <table:table-cell office:value-type="float" office:value="1.5503875969073988E-3" table:formula="of:=ABS(100-[.T63])" table:style-name="ce1">
            <text:p>0,001550388</text:p>
          </table:table-cell>
          <table:table-cell table:style-name="ce1"/>
          <table:table-cell office:value-type="float" office:value="104.65116279069767" table:formula="of:=[.D63]*100/[.R63]" table:style-name="ce1">
            <text:p>104,6511628</text:p>
          </table:table-cell>
          <table:table-cell office:value-type="float" office:value="4.6511627906976685" table:formula="of:=ABS(100-[.W63])" table:style-name="ce1">
            <text:p>4,651162791</text:p>
          </table:table-cell>
          <table:table-cell table:number-columns-repeated="16360" table:style-name="ce1"/>
        </table:table-row>
        <table:table-row table:style-name="ro1">
          <table:table-cell office:value-type="float" office:value="6.4491699999999996" table:style-name="ce1">
            <text:p>6,44917</text:p>
          </table:table-cell>
          <table:table-cell office:value-type="float" office:value="10391" table:style-name="ce1">
            <text:p>10391</text:p>
          </table:table-cell>
          <table:table-cell office:value-type="float" office:value="7" table:style-name="ce6">
            <text:p>7</text:p>
          </table:table-cell>
          <table:table-cell office:value-type="float" office:value="6.5" table:style-name="ce1">
            <text:p>6,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8" table:style-name="ce7">
            <text:p>8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float" office:value="6.45" table:style-name="ce1">
            <text:p>6,45</text:p>
          </table:table-cell>
          <table:table-cell table:style-name="ce1"/>
          <table:table-cell office:value-type="float" office:value="99.987131782945724" table:formula="of:=[.A64] *100/[.R64]" table:style-name="ce1">
            <text:p>99,98713178</text:p>
          </table:table-cell>
          <table:table-cell office:value-type="float" office:value="1.2868217054275988E-2" table:formula="of:=ABS(100-[.T64])" table:style-name="ce1">
            <text:p>0,012868217</text:p>
          </table:table-cell>
          <table:table-cell table:style-name="ce1"/>
          <table:table-cell office:value-type="float" office:value="100.77519379844961" table:formula="of:=[.D64]*100/[.R64]" table:style-name="ce1">
            <text:p>100,7751938</text:p>
          </table:table-cell>
          <table:table-cell office:value-type="float" office:value="0.77519379844960667" table:formula="of:=ABS(100-[.W64])" table:style-name="ce1">
            <text:p>0,775193798</text:p>
          </table:table-cell>
          <table:table-cell table:style-name="ce1"/>
          <table:table-cell office:value-type="float" office:value="3.875968992248056" table:formula="of:=SUM([.X58:.X67])/10" table:style-name="ce1">
            <text:p>3,875968992</text:p>
          </table:table-cell>
          <table:table-cell table:number-columns-repeated="16358"/>
        </table:table-row>
        <table:table-row table:style-name="ro1">
          <table:table-cell office:value-type="float" office:value="6.4494499999999997" table:style-name="ce1">
            <text:p>6,44945</text:p>
          </table:table-cell>
          <table:table-cell office:value-type="float" office:value="7647" table:style-name="ce1">
            <text:p>7647</text:p>
          </table:table-cell>
          <table:table-cell office:value-type="float" office:value="8" table:style-name="ce6">
            <text:p>8</text:p>
          </table:table-cell>
          <table:table-cell office:value-type="float" office:value="6.75" table:style-name="ce1">
            <text:p>6,7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8" table:style-name="ce7">
            <text:p>8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float" office:value="6.45" table:style-name="ce1">
            <text:p>6,45</text:p>
          </table:table-cell>
          <table:table-cell table:style-name="ce1"/>
          <table:table-cell office:value-type="float" office:value="99.991472868217045" table:formula="of:=[.A65] *100/[.R65]" table:style-name="ce1">
            <text:p>99,99147287</text:p>
          </table:table-cell>
          <table:table-cell office:value-type="float" office:value="8.5271317829551663E-3" table:formula="of:=ABS(100-[.T65])" table:style-name="ce1">
            <text:p>0,008527132</text:p>
          </table:table-cell>
          <table:table-cell table:style-name="ce1"/>
          <table:table-cell office:value-type="float" office:value="104.65116279069767" table:formula="of:=[.D65]*100/[.R65]" table:style-name="ce1">
            <text:p>104,6511628</text:p>
          </table:table-cell>
          <table:table-cell office:value-type="float" office:value="4.6511627906976685" table:formula="of:=ABS(100-[.W65])" table:style-name="ce1">
            <text:p>4,651162791</text:p>
          </table:table-cell>
          <table:table-cell table:number-columns-repeated="16360" table:style-name="ce1"/>
        </table:table-row>
        <table:table-row table:style-name="ro1">
          <table:table-cell office:value-type="float" office:value="6.4496200000000004" table:style-name="ce1">
            <text:p>6,44962</text:p>
          </table:table-cell>
          <table:table-cell office:value-type="float" office:value="2697" table:style-name="ce1">
            <text:p>2697</text:p>
          </table:table-cell>
          <table:table-cell office:value-type="float" office:value="9" table:style-name="ce6">
            <text:p>9</text:p>
          </table:table-cell>
          <table:table-cell office:value-type="float" office:value="6.75" table:style-name="ce1">
            <text:p>6,7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float" office:value="6.45" table:style-name="ce1">
            <text:p>6,45</text:p>
          </table:table-cell>
          <table:table-cell table:style-name="ce1"/>
          <table:table-cell office:value-type="float" office:value="99.994108527131772" table:formula="of:=[.A66] *100/[.R66]" table:style-name="ce1">
            <text:p>99,99410853</text:p>
          </table:table-cell>
          <table:table-cell office:value-type="float" office:value="5.8914728682282202E-3" table:formula="of:=ABS(100-[.T66])" table:style-name="ce1">
            <text:p>0,005891473</text:p>
          </table:table-cell>
          <table:table-cell table:style-name="ce1"/>
          <table:table-cell office:value-type="float" office:value="104.65116279069767" table:formula="of:=[.D66]*100/[.R66]" table:style-name="ce1">
            <text:p>104,6511628</text:p>
          </table:table-cell>
          <table:table-cell office:value-type="float" office:value="4.6511627906976685" table:formula="of:=ABS(100-[.W66])" table:style-name="ce1">
            <text:p>4,651162791</text:p>
          </table:table-cell>
          <table:table-cell table:number-columns-repeated="16360" table:style-name="ce1"/>
        </table:table-row>
        <table:table-row table:style-name="ro1">
          <table:table-cell office:value-type="float" office:value="6.4496599999999997" table:style-name="ce1">
            <text:p>6,44966</text:p>
          </table:table-cell>
          <table:table-cell office:value-type="float" office:value="5681" table:style-name="ce1">
            <text:p>5681</text:p>
          </table:table-cell>
          <table:table-cell office:value-type="float" office:value="10" table:style-name="ce6">
            <text:p>10</text:p>
          </table:table-cell>
          <table:table-cell office:value-type="float" office:value="6.5" table:style-name="ce1">
            <text:p>6,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float" office:value="6.45" table:style-name="ce1">
            <text:p>6,45</text:p>
          </table:table-cell>
          <table:table-cell table:style-name="ce1"/>
          <table:table-cell office:value-type="float" office:value="99.994728682170546" table:formula="of:=[.A67] *100/[.R67]" table:style-name="ce1">
            <text:p>99,99472868</text:p>
          </table:table-cell>
          <table:table-cell office:value-type="float" office:value="5.271317829453892E-3" table:formula="of:=ABS(100-[.T67])" table:style-name="ce1">
            <text:p>0,005271318</text:p>
          </table:table-cell>
          <table:table-cell table:style-name="ce1"/>
          <table:table-cell office:value-type="float" office:value="100.77519379844961" table:formula="of:=[.D67]*100/[.R67]" table:style-name="ce1">
            <text:p>100,7751938</text:p>
          </table:table-cell>
          <table:table-cell office:value-type="float" office:value="0.77519379844960667" table:formula="of:=ABS(100-[.W67])" table:style-name="ce1">
            <text:p>0,775193798</text:p>
          </table:table-cell>
          <table:table-cell table:number-columns-repeated="16360" table:style-name="ce1"/>
        </table:table-row>
        <table:table-row table:style-name="ro1">
          <table:table-cell table:number-columns-repeated="16" table:style-name="ce3"/>
          <table:table-cell table:number-columns-repeated="16368" table:style-name="ce1"/>
        </table:table-row>
        <table:table-row table:style-name="ro1">
          <table:table-cell office:value-type="string" table:number-columns-spanned="2" table:number-rows-spanned="1" table:style-name="ce11">
            <text:p>min_top-max_low &gt;= 2E</text:p>
          </table:table-cell>
          <table:covered-table-cell/>
          <table:table-cell office:value-type="float" office:value="6" table:style-name="ce2">
            <text:p>6</text:p>
          </table:table-cell>
          <table:table-cell office:value-type="string" table:number-columns-spanned="2" table:number-rows-spanned="1" table:style-name="ce11">
            <text:p>cur_price-prev_price&gt;=E</text:p>
          </table:table-cell>
          <table:covered-table-cell/>
          <table:table-cell table:style-name="ce3"/>
          <table:table-cell office:value-type="string" table:style-name="ce1">
            <text:p>9+3 – 5+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">
            <text:p>Цена</text:p>
          </table:table-cell>
          <table:table-cell office:value-type="string" table:style-name="ce4">
            <text:p>Итерации</text:p>
          </table:table-cell>
          <table:table-cell table:style-name="ce5"/>
          <table:table-cell office:value-type="string" table:style-name="ce4">
            <text:p>Цена</text:p>
          </table:table-cell>
          <table:table-cell office:value-type="string" table:style-name="ce4">
            <text:p>Итерации</text:p>
          </table:table-cell>
          <table:table-cell table:style-name="ce3"/>
          <table:table-cell table:number-columns-repeated="16378" table:style-name="ce1"/>
        </table:table-row>
        <table:table-row table:style-name="ro1">
          <table:table-cell office:value-type="float" office:value="7.4134900000000004" table:style-name="ce1">
            <text:p>7,41349</text:p>
          </table:table-cell>
          <table:table-cell office:value-type="float" office:value="24927" table:style-name="ce1">
            <text:p>24927</text:p>
          </table:table-cell>
          <table:table-cell office:value-type="float" office:value="1" table:style-name="ce6">
            <text:p>1</text:p>
          </table:table-cell>
          <table:table-cell office:value-type="float" office:value="7.5" table:style-name="ce8">
            <text:p>7,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0" table:style-name="ce7">
            <text:p>10</text:p>
          </table:table-cell>
          <table:table-cell office:value-type="float" office:value="4" table:style-name="ce7">
            <text:p>4</text:p>
          </table:table-cell>
          <table:table-cell office:value-type="float" office:value="10" table:style-name="ce7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string" table:style-name="ce1">
            <text:p>V=</text:p>
          </table:table-cell>
          <table:table-cell office:value-type="float" office:value="7.4131823590000003" table:style-name="ce1">
            <text:p>7,413182359</text:p>
          </table:table-cell>
          <table:table-cell table:style-name="ce1"/>
          <table:table-cell office:value-type="float" office:value="100.00414991814719" table:formula="of:=[.A71] *100/[.R71]" table:style-name="ce1">
            <text:p>100,0041499</text:p>
          </table:table-cell>
          <table:table-cell office:value-type="float" office:value="4.149918147192011E-3" table:formula="of:=ABS(100-[.T71])" table:style-name="ce1">
            <text:p>0,004149918</text:p>
          </table:table-cell>
          <table:table-cell table:style-name="ce1"/>
          <table:table-cell office:value-type="float" office:value="101.17112512272949" table:formula="of:=[.D71]*100/[.R71]" table:style-name="ce1">
            <text:p>101,1711251</text:p>
          </table:table-cell>
          <table:table-cell office:value-type="float" office:value="1.1711251227294923" table:formula="of:=ABS(100-[.W71])" table:style-name="ce1">
            <text:p>1,171125123</text:p>
          </table:table-cell>
          <table:table-cell table:style-name="ce1"/>
          <table:table-cell office:value-type="float" office:value="32649.3" table:formula="of:=SUM([.B71:.B80])/10" table:style-name="ce1">
            <text:p>32649,3</text:p>
          </table:table-cell>
          <table:table-cell table:number-columns-repeated="16358"/>
        </table:table-row>
        <table:table-row table:style-name="ro1">
          <table:table-cell office:value-type="float" office:value="7.4127299999999998" table:style-name="ce1">
            <text:p>7,41273</text:p>
          </table:table-cell>
          <table:table-cell office:value-type="float" office:value="51616" table:style-name="ce1">
            <text:p>51616</text:p>
          </table:table-cell>
          <table:table-cell office:value-type="float" office:value="2" table:style-name="ce6">
            <text:p>2</text:p>
          </table:table-cell>
          <table:table-cell office:value-type="float" office:value="7.3333300000000001" table:style-name="ce1">
            <text:p>7,33333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10" table:style-name="ce7">
            <text:p>10</text:p>
          </table:table-cell>
          <table:table-cell office:value-type="float" office:value="7" table:style-name="ce7">
            <text:p>7</text:p>
          </table:table-cell>
          <table:table-cell office:value-type="float" office:value="13" table:style-name="ce7">
            <text:p>13</text:p>
          </table:table-cell>
          <table:table-cell office:value-type="float" office:value="10" table:style-name="ce7">
            <text:p>10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float" office:value="7.4131823590000003" table:style-name="ce1">
            <text:p>7,413182359</text:p>
          </table:table-cell>
          <table:table-cell table:style-name="ce1"/>
          <table:table-cell office:value-type="float" office:value="99.993897910801408" table:formula="of:=[.A72] *100/[.R72]" table:style-name="ce1">
            <text:p>99,99389791</text:p>
          </table:table-cell>
          <table:table-cell office:value-type="float" office:value="6.1020891985918979E-3" table:formula="of:=ABS(100-[.T72])" table:style-name="ce1">
            <text:p>0,006102089</text:p>
          </table:table-cell>
          <table:table-cell table:style-name="ce1"/>
          <table:table-cell office:value-type="float" office:value="98.922832932835448" table:formula="of:=[.D72]*100/[.R72]" table:style-name="ce1">
            <text:p>98,92283293</text:p>
          </table:table-cell>
          <table:table-cell office:value-type="float" office:value="1.0771670671645523" table:formula="of:=ABS(100-[.W72])" table:style-name="ce1">
            <text:p>1,077167067</text:p>
          </table:table-cell>
          <table:table-cell table:number-columns-repeated="16360" table:style-name="ce1"/>
        </table:table-row>
        <table:table-row table:style-name="ro1">
          <table:table-cell office:value-type="float" office:value="7.4134099999999998" table:style-name="ce1">
            <text:p>7,41341</text:p>
          </table:table-cell>
          <table:table-cell office:value-type="float" office:value="47278" table:style-name="ce1">
            <text:p>47278</text:p>
          </table:table-cell>
          <table:table-cell office:value-type="float" office:value="3" table:style-name="ce6">
            <text:p>3</text:p>
          </table:table-cell>
          <table:table-cell office:value-type="float" office:value="7.25" table:style-name="ce1">
            <text:p>7,2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8" table:style-name="ce7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float" office:value="7.4131823590000003" table:style-name="ce1">
            <text:p>7,413182359</text:p>
          </table:table-cell>
          <table:table-cell table:style-name="ce1"/>
          <table:table-cell office:value-type="float" office:value="100.0030707594792" table:formula="of:=[.A73] *100/[.R73]" table:style-name="ce1">
            <text:p>100,0030708</text:p>
          </table:table-cell>
          <table:table-cell office:value-type="float" office:value="3.0707594792005466E-3" table:formula="of:=ABS(100-[.T73])" table:style-name="ce1">
            <text:p>0,003070759</text:p>
          </table:table-cell>
          <table:table-cell table:style-name="ce1"/>
          <table:table-cell office:value-type="float" office:value="97.798754285305179" table:formula="of:=[.D73]*100/[.R73]" table:style-name="ce1">
            <text:p>97,79875429</text:p>
          </table:table-cell>
          <table:table-cell office:value-type="float" office:value="2.2012457146948208" table:formula="of:=ABS(100-[.W73])" table:style-name="ce1">
            <text:p>2,201245715</text:p>
          </table:table-cell>
          <table:table-cell table:style-name="ce1"/>
          <table:table-cell office:value-type="float" office:value="2.6510638816489517E-3" table:formula="of:=SUM([.U71:.U80])/10" table:style-name="ce1">
            <text:p>0,002651064</text:p>
          </table:table-cell>
          <table:table-cell table:number-columns-repeated="16358"/>
        </table:table-row>
        <table:table-row table:style-name="ro1">
          <table:table-cell office:value-type="float" office:value="7.4131999999999998" table:style-name="ce1">
            <text:p>7,4132</text:p>
          </table:table-cell>
          <table:table-cell office:value-type="float" office:value="18492" table:style-name="ce1">
            <text:p>18492</text:p>
          </table:table-cell>
          <table:table-cell office:value-type="float" office:value="4" table:style-name="ce6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11" table:style-name="ce7">
            <text:p>11</text:p>
          </table:table-cell>
          <table:table-cell office:value-type="float" office:value="8" table:style-name="ce7">
            <text:p>8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11" table:style-name="ce7">
            <text:p>11</text:p>
          </table:table-cell>
          <table:table-cell table:style-name="ce1"/>
          <table:table-cell office:value-type="float" office:value="7.4131823590000003" table:style-name="ce1">
            <text:p>7,413182359</text:p>
          </table:table-cell>
          <table:table-cell table:style-name="ce1"/>
          <table:table-cell office:value-type="float" office:value="100.00023796797576" table:formula="of:=[.A74] *100/[.R74]" table:style-name="ce1">
            <text:p>100,000238</text:p>
          </table:table-cell>
          <table:table-cell office:value-type="float" office:value="2.3796797576380868E-4" table:formula="of:=ABS(100-[.T74])" table:style-name="ce1">
            <text:p>0,000237968</text:p>
          </table:table-cell>
          <table:table-cell table:style-name="ce1"/>
          <table:table-cell office:value-type="float" office:value="87.681641773032226" table:formula="of:=[.D74]*100/[.R74]" table:style-name="ce1">
            <text:p>87,68164177</text:p>
          </table:table-cell>
          <table:table-cell office:value-type="float" office:value="12.318358226967774" table:formula="of:=ABS(100-[.W74])" table:style-name="ce1">
            <text:p>12,31835823</text:p>
          </table:table-cell>
          <table:table-cell table:number-columns-repeated="16360" table:style-name="ce1"/>
        </table:table-row>
        <table:table-row table:style-name="ro1">
          <table:table-cell office:value-type="float" office:value="7.4126899999999996" table:style-name="ce1">
            <text:p>7,41269</text:p>
          </table:table-cell>
          <table:table-cell office:value-type="float" office:value="70578" table:style-name="ce1">
            <text:p>70578</text:p>
          </table:table-cell>
          <table:table-cell office:value-type="float" office:value="5" table:style-name="ce6">
            <text:p>5</text:p>
          </table:table-cell>
          <table:table-cell office:value-type="float" office:value="7.5" table:style-name="ce1">
            <text:p>7,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9" table:style-name="ce7">
            <text:p>9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9" table:style-name="ce7">
            <text:p>9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office:value-type="float" office:value="4" table:style-name="ce7">
            <text:p>4</text:p>
          </table:table-cell>
          <table:table-cell office:value-type="float" office:value="11" table:style-name="ce7">
            <text:p>11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float" office:value="7.4131823590000003" table:style-name="ce1">
            <text:p>7,413182359</text:p>
          </table:table-cell>
          <table:table-cell table:style-name="ce1"/>
          <table:table-cell office:value-type="float" office:value="99.993358331467419" table:formula="of:=[.A75] *100/[.R75]" table:style-name="ce1">
            <text:p>99,99335833</text:p>
          </table:table-cell>
          <table:table-cell office:value-type="float" office:value="6.6416685325805247E-3" table:formula="of:=ABS(100-[.T75])" table:style-name="ce1">
            <text:p>0,006641669</text:p>
          </table:table-cell>
          <table:table-cell table:style-name="ce1"/>
          <table:table-cell office:value-type="float" office:value="101.17112512272949" table:formula="of:=[.D75]*100/[.R75]" table:style-name="ce1">
            <text:p>101,1711251</text:p>
          </table:table-cell>
          <table:table-cell office:value-type="float" office:value="1.1711251227294923" table:formula="of:=ABS(100-[.W75])" table:style-name="ce1">
            <text:p>1,171125123</text:p>
          </table:table-cell>
          <table:table-cell table:style-name="ce1"/>
          <table:table-cell office:value-type="float" office:value="2.2999999999999998" table:formula="of:=SUM([.E71:.E80])/10" table:style-name="ce1">
            <text:p>2,3</text:p>
          </table:table-cell>
          <table:table-cell table:number-columns-repeated="16358"/>
        </table:table-row>
        <table:table-row table:style-name="ro1">
          <table:table-cell office:value-type="float" office:value="7.4131900000000002" table:style-name="ce1">
            <text:p>7,41319</text:p>
          </table:table-cell>
          <table:table-cell office:value-type="float" office:value="10948" table:style-name="ce1">
            <text:p>10948</text:p>
          </table:table-cell>
          <table:table-cell office:value-type="float" office:value="6" table:style-name="ce6">
            <text:p>6</text:p>
          </table:table-cell>
          <table:table-cell office:value-type="float" office:value="7.6666699999999999" table:style-name="ce1">
            <text:p>7,66667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12" table:style-name="ce7">
            <text:p>12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7" table:style-name="ce7">
            <text:p>7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float" office:value="7.4131823590000003" table:style-name="ce1">
            <text:p>7,413182359</text:p>
          </table:table-cell>
          <table:table-cell table:style-name="ce1"/>
          <table:table-cell office:value-type="float" office:value="100.00010307314227" table:formula="of:=[.A76] *100/[.R76]" table:style-name="ce1">
            <text:p>100,0001031</text:p>
          </table:table-cell>
          <table:table-cell office:value-type="float" office:value="1.030731422702047E-4" table:formula="of:=ABS(100-[.T76])" table:style-name="ce1">
            <text:p>0,000103073</text:p>
          </table:table-cell>
          <table:table-cell table:style-name="ce1"/>
          <table:table-cell office:value-type="float" office:value="103.41941731262354" table:formula="of:=[.D76]*100/[.R76]" table:style-name="ce1">
            <text:p>103,4194173</text:p>
          </table:table-cell>
          <table:table-cell office:value-type="float" office:value="3.419417312623537" table:formula="of:=ABS(100-[.W76])" table:style-name="ce1">
            <text:p>3,419417313</text:p>
          </table:table-cell>
          <table:table-cell table:number-columns-repeated="16360" table:style-name="ce1"/>
        </table:table-row>
        <table:table-row table:style-name="ro1">
          <table:table-cell office:value-type="float" office:value="7.4135" table:style-name="ce1">
            <text:p>7,4135</text:p>
          </table:table-cell>
          <table:table-cell office:value-type="float" office:value="29147" table:style-name="ce1">
            <text:p>29147</text:p>
          </table:table-cell>
          <table:table-cell office:value-type="float" office:value="7" table:style-name="ce6">
            <text:p>7</text:p>
          </table:table-cell>
          <table:table-cell office:value-type="float" office:value="6.8333300000000001" table:style-name="ce1">
            <text:p>6,83333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float" office:value="7.4131823590000003" table:style-name="ce1">
            <text:p>7,413182359</text:p>
          </table:table-cell>
          <table:table-cell table:style-name="ce1"/>
          <table:table-cell office:value-type="float" office:value="100.00428481298069" table:formula="of:=[.A77] *100/[.R77]" table:style-name="ce1">
            <text:p>100,0042848</text:p>
          </table:table-cell>
          <table:table-cell office:value-type="float" office:value="4.284812980685615E-3" table:formula="of:=ABS(100-[.T77])" table:style-name="ce1">
            <text:p>0,004284813</text:p>
          </table:table-cell>
          <table:table-cell table:style-name="ce1"/>
          <table:table-cell office:value-type="float" office:value="92.178091257986807" table:formula="of:=[.D77]*100/[.R77]" table:style-name="ce1">
            <text:p>92,17809126</text:p>
          </table:table-cell>
          <table:table-cell office:value-type="float" office:value="7.8219087420131928" table:formula="of:=ABS(100-[.W77])" table:style-name="ce1">
            <text:p>7,821908742</text:p>
          </table:table-cell>
          <table:table-cell table:style-name="ce1"/>
          <table:table-cell office:value-type="float" office:value="4.7213326618773932" table:formula="of:=SUM([.X71:.X80])/10" table:style-name="ce1">
            <text:p>4,721332662</text:p>
          </table:table-cell>
          <table:table-cell table:number-columns-repeated="16358"/>
        </table:table-row>
        <table:table-row table:style-name="ro1">
          <table:table-cell office:value-type="float" office:value="7.4131099999999996" table:style-name="ce1">
            <text:p>7,41311</text:p>
          </table:table-cell>
          <table:table-cell office:value-type="float" office:value="18212" table:style-name="ce1">
            <text:p>18212</text:p>
          </table:table-cell>
          <table:table-cell office:value-type="float" office:value="8" table:style-name="ce6">
            <text:p>8</text:p>
          </table:table-cell>
          <table:table-cell office:value-type="float" office:value="8.25" table:style-name="ce1">
            <text:p>8,2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12" table:style-name="ce7">
            <text:p>12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10" table:style-name="ce7">
            <text:p>10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table:style-name="ce1"/>
          <table:table-cell office:value-type="float" office:value="7.4131823590000003" table:style-name="ce1">
            <text:p>7,413182359</text:p>
          </table:table-cell>
          <table:table-cell table:style-name="ce1"/>
          <table:table-cell office:value-type="float" office:value="99.999023914474279" table:formula="of:=[.A78] *100/[.R78]" table:style-name="ce1">
            <text:p>99,99902391</text:p>
          </table:table-cell>
          <table:table-cell office:value-type="float" office:value="9.7608552572125973E-4" table:formula="of:=ABS(100-[.T78])" table:style-name="ce1">
            <text:p>0,000976086</text:p>
          </table:table-cell>
          <table:table-cell table:style-name="ce1"/>
          <table:table-cell office:value-type="float" office:value="111.28823763500245" table:formula="of:=[.D78]*100/[.R78]" table:style-name="ce1">
            <text:p>111,2882376</text:p>
          </table:table-cell>
          <table:table-cell office:value-type="float" office:value="11.288237635002446" table:formula="of:=ABS(100-[.W78])" table:style-name="ce1">
            <text:p>11,28823764</text:p>
          </table:table-cell>
          <table:table-cell table:number-columns-repeated="16360" table:style-name="ce1"/>
        </table:table-row>
        <table:table-row table:style-name="ro1">
          <table:table-cell office:value-type="float" office:value="7.4131900000000002" table:style-name="ce1">
            <text:p>7,41319</text:p>
          </table:table-cell>
          <table:table-cell office:value-type="float" office:value="22508" table:style-name="ce1">
            <text:p>22508</text:p>
          </table:table-cell>
          <table:table-cell office:value-type="float" office:value="9" table:style-name="ce6">
            <text:p>9</text:p>
          </table:table-cell>
          <table:table-cell office:value-type="float" office:value="7.75" table:style-name="ce1">
            <text:p>7,7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4" table:style-name="ce7">
            <text:p>4</text:p>
          </table:table-cell>
          <table:table-cell office:value-type="float" office:value="10" table:style-name="ce7">
            <text:p>10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3" table:style-name="ce7">
            <text:p>13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float" office:value="7.4131823590000003" table:style-name="ce1">
            <text:p>7,413182359</text:p>
          </table:table-cell>
          <table:table-cell table:style-name="ce1"/>
          <table:table-cell office:value-type="float" office:value="100.00010307314227" table:formula="of:=[.A79] *100/[.R79]" table:style-name="ce1">
            <text:p>100,0001031</text:p>
          </table:table-cell>
          <table:table-cell office:value-type="float" office:value="1.030731422702047E-4" table:formula="of:=ABS(100-[.T79])" table:style-name="ce1">
            <text:p>0,000103073</text:p>
          </table:table-cell>
          <table:table-cell table:style-name="ce1"/>
          <table:table-cell office:value-type="float" office:value="104.54349596015381" table:formula="of:=[.D79]*100/[.R79]" table:style-name="ce1">
            <text:p>104,543496</text:p>
          </table:table-cell>
          <table:table-cell office:value-type="float" office:value="4.5434959601538054" table:formula="of:=ABS(100-[.W79])" table:style-name="ce1">
            <text:p>4,54349596</text:p>
          </table:table-cell>
          <table:table-cell table:number-columns-repeated="16360" table:style-name="ce1"/>
        </table:table-row>
        <table:table-row table:style-name="ro1">
          <table:table-cell office:value-type="float" office:value="7.4131200000000002" table:style-name="ce1">
            <text:p>7,41312</text:p>
          </table:table-cell>
          <table:table-cell office:value-type="float" office:value="32787" table:style-name="ce1">
            <text:p>32787</text:p>
          </table:table-cell>
          <table:table-cell office:value-type="float" office:value="10" table:style-name="ce6">
            <text:p>10</text:p>
          </table:table-cell>
          <table:table-cell office:value-type="float" office:value="7.25" table:style-name="ce1">
            <text:p>7,2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8" table:style-name="ce7">
            <text:p>8</text:p>
          </table:table-cell>
          <table:table-cell office:value-type="float" office:value="10" table:style-name="ce7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7" table:style-name="ce7">
            <text:p>7</text:p>
          </table:table-cell>
          <table:table-cell office:value-type="float" office:value="13" table:style-name="ce7">
            <text:p>13</text:p>
          </table:table-cell>
          <table:table-cell office:value-type="float" office:value="11" table:style-name="ce7">
            <text:p>11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float" office:value="7.4131823590000003" table:style-name="ce1">
            <text:p>7,413182359</text:p>
          </table:table-cell>
          <table:table-cell table:style-name="ce1"/>
          <table:table-cell office:value-type="float" office:value="99.999158809307787" table:formula="of:=[.A80] *100/[.R80]" table:style-name="ce1">
            <text:p>99,99915881</text:p>
          </table:table-cell>
          <table:table-cell office:value-type="float" office:value="8.4119069221344489E-4" table:formula="of:=ABS(100-[.T80])" table:style-name="ce1">
            <text:p>0,000841191</text:p>
          </table:table-cell>
          <table:table-cell table:style-name="ce1"/>
          <table:table-cell office:value-type="float" office:value="97.798754285305179" table:formula="of:=[.D80]*100/[.R80]" table:style-name="ce1">
            <text:p>97,79875429</text:p>
          </table:table-cell>
          <table:table-cell office:value-type="float" office:value="2.2012457146948208" table:formula="of:=ABS(100-[.W80])" table:style-name="ce1">
            <text:p>2,201245715</text:p>
          </table:table-cell>
          <table:table-cell table:number-columns-repeated="16360" table:style-name="ce1"/>
        </table:table-row>
        <table:table-row table:style-name="ro1">
          <table:table-cell table:number-columns-repeated="16" table:style-name="ce3"/>
          <table:table-cell table:number-columns-repeated="16368" table:style-name="ce1"/>
        </table:table-row>
        <table:table-row table:style-name="ro1">
          <table:table-cell office:value-type="string" table:number-columns-spanned="2" table:number-rows-spanned="1" table:style-name="ce11">
            <text:p>min_top-max_low &gt;= 2E</text:p>
          </table:table-cell>
          <table:covered-table-cell/>
          <table:table-cell office:value-type="float" office:value="7" table:style-name="ce2">
            <text:p>7</text:p>
          </table:table-cell>
          <table:table-cell office:value-type="string" table:number-columns-spanned="2" table:number-rows-spanned="1" table:style-name="ce11">
            <text:p>cur_price-prev_price&gt;=E</text:p>
          </table:table-cell>
          <table:covered-table-cell/>
          <table:table-cell table:style-name="ce3"/>
          <table:table-cell office:value-type="string" table:style-name="ce1">
            <text:p>10-3 + 6+3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">
            <text:p>Цена</text:p>
          </table:table-cell>
          <table:table-cell office:value-type="string" table:style-name="ce4">
            <text:p>Итерации</text:p>
          </table:table-cell>
          <table:table-cell table:style-name="ce5"/>
          <table:table-cell office:value-type="string" table:style-name="ce4">
            <text:p>Цена</text:p>
          </table:table-cell>
          <table:table-cell office:value-type="string" table:style-name="ce4">
            <text:p>Итерации</text:p>
          </table:table-cell>
          <table:table-cell table:style-name="ce3"/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9880" table:style-name="ce1">
            <text:p>9880</text:p>
          </table:table-cell>
          <table:table-cell office:value-type="float" office:value="1" table:style-name="ce6">
            <text:p>1</text:p>
          </table:table-cell>
          <table:table-cell office:value-type="float" office:value="7.75" table:style-name="ce8">
            <text:p>7,7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7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float" office:value="6" table:style-name="ce7">
            <text:p>6</text:p>
          </table:table-cell>
          <table:table-cell office:value-type="string" table:style-name="ce1">
            <text:p>V=</text:p>
          </table:table-cell>
          <table:table-cell office:value-type="float" office:value="7.1793979930000003" table:style-name="ce1">
            <text:p>7,179397993</text:p>
          </table:table-cell>
          <table:table-cell table:style-name="ce1"/>
          <table:table-cell office:value-type="float" office:value="100.0448" table:style-name="ce1">
            <text:p>100,0448</text:p>
          </table:table-cell>
          <table:table-cell office:value-type="float" office:value="4.4799999999995066E-2" table:formula="of:=ABS(100-[.T84])" table:style-name="ce1">
            <text:p>0,0448</text:p>
          </table:table-cell>
          <table:table-cell table:style-name="ce1"/>
          <table:table-cell office:value-type="float" office:value="107.94776954218645" table:formula="of:=[.D84]*100/[.R84]" table:style-name="ce1">
            <text:p>107,9477695</text:p>
          </table:table-cell>
          <table:table-cell office:value-type="float" office:value="7.9477695421864496" table:formula="of:=ABS(100-[.W84])" table:style-name="ce1">
            <text:p>7,947769542</text:p>
          </table:table-cell>
          <table:table-cell table:style-name="ce1"/>
          <table:table-cell office:value-type="float" office:value="15865.2" table:formula="of:=SUM([.B84:.B93])/10" table:style-name="ce1">
            <text:p>15865,2</text:p>
          </table:table-cell>
          <table:table-cell table:number-columns-repeated="16358"/>
        </table:table-row>
        <table:table-row table:style-name="ro1">
          <table:table-cell office:value-type="float" office:value="7.1826299999999996" table:style-name="ce1">
            <text:p>7,18263</text:p>
          </table:table-cell>
          <table:table-cell office:value-type="float" office:value="21462" table:style-name="ce1">
            <text:p>21462</text:p>
          </table:table-cell>
          <table:table-cell office:value-type="float" office:value="2" table:style-name="ce6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2" table:style-name="ce7">
            <text:p>2</text:p>
          </table:table-cell>
          <table:table-cell office:value-type="float" office:value="12" table:style-name="ce7">
            <text:p>12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float" office:value="7.1793979930000003" table:style-name="ce1">
            <text:p>7,179397993</text:p>
          </table:table-cell>
          <table:table-cell table:style-name="ce1"/>
          <table:table-cell office:value-type="float" office:value="100.0450177995864" table:formula="of:=[.A85] *100/[.R85]" table:style-name="ce1">
            <text:p>100,0450178</text:p>
          </table:table-cell>
          <table:table-cell office:value-type="float" office:value="4.5017799586403839E-2" table:formula="of:=ABS(100-[.T85])" table:style-name="ce1">
            <text:p>0,0450178</text:p>
          </table:table-cell>
          <table:table-cell table:style-name="ce1"/>
          <table:table-cell office:value-type="float" office:value="97.50121119939422" table:formula="of:=[.D85]*100/[.R85]" table:style-name="ce1">
            <text:p>97,5012112</text:p>
          </table:table-cell>
          <table:table-cell office:value-type="float" office:value="2.4987888006057801" table:formula="of:=ABS(100-[.W85])" table:style-name="ce1">
            <text:p>2,498788801</text:p>
          </table:table-cell>
          <table:table-cell table:number-columns-repeated="16360" table:style-name="ce1"/>
        </table:table-row>
        <table:table-row table:style-name="ro1">
          <table:table-cell office:value-type="float" office:value="7.1773699999999998" table:style-name="ce1">
            <text:p>7,17737</text:p>
          </table:table-cell>
          <table:table-cell office:value-type="float" office:value="18214" table:style-name="ce1">
            <text:p>18214</text:p>
          </table:table-cell>
          <table:table-cell office:value-type="float" office:value="3" table:style-name="ce6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12" table:style-name="ce7">
            <text:p>12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10" table:style-name="ce7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3" table:style-name="ce7">
            <text:p>3</text:p>
          </table:table-cell>
          <table:table-cell office:value-type="float" office:value="9" table:style-name="ce7">
            <text:p>9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float" office:value="7.1793979930000003" table:style-name="ce1">
            <text:p>7,179397993</text:p>
          </table:table-cell>
          <table:table-cell table:style-name="ce1"/>
          <table:table-cell office:value-type="float" office:value="99.971752603742289" table:formula="of:=[.A86] *100/[.R86]" table:style-name="ce1">
            <text:p>99,9717526</text:p>
          </table:table-cell>
          <table:table-cell office:value-type="float" office:value="2.8247396257711443E-2" table:formula="of:=ABS(100-[.T86])" table:style-name="ce1">
            <text:p>0,028247396</text:p>
          </table:table-cell>
          <table:table-cell table:style-name="ce1"/>
          <table:table-cell office:value-type="float" office:value="111.42995565645053" table:formula="of:=[.D86]*100/[.R86]" table:style-name="ce1">
            <text:p>111,4299557</text:p>
          </table:table-cell>
          <table:table-cell office:value-type="float" office:value="11.429955656450531" table:formula="of:=ABS(100-[.W86])" table:style-name="ce1">
            <text:p>11,42995566</text:p>
          </table:table-cell>
          <table:table-cell table:style-name="ce1"/>
          <table:table-cell office:value-type="float" office:value="4.032979273345063E-2" table:formula="of:=SUM([.U84:.U93])/10" table:style-name="ce1">
            <text:p>0,040329793</text:p>
          </table:table-cell>
          <table:table-cell table:number-columns-repeated="16358"/>
        </table:table-row>
        <table:table-row table:style-name="ro1">
          <table:table-cell office:value-type="float" office:value="7.1821799999999998" table:style-name="ce1">
            <text:p>7,18218</text:p>
          </table:table-cell>
          <table:table-cell office:value-type="float" office:value="10013" table:style-name="ce1">
            <text:p>10013</text:p>
          </table:table-cell>
          <table:table-cell office:value-type="float" office:value="4" table:style-name="ce6">
            <text:p>4</text:p>
          </table:table-cell>
          <table:table-cell office:value-type="float" office:value="5.5" table:style-name="ce8">
            <text:p>5,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8" table:style-name="ce7">
            <text:p>8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9" table:style-name="ce7">
            <text:p>9</text:p>
          </table:table-cell>
          <table:table-cell office:value-type="float" office:value="8" table:style-name="ce7">
            <text:p>8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float" office:value="7.1793979930000003" table:style-name="ce1">
            <text:p>7,179397993</text:p>
          </table:table-cell>
          <table:table-cell table:style-name="ce1"/>
          <table:table-cell office:value-type="float" office:value="100.03874986458074" table:formula="of:=[.A87] *100/[.R87]" table:style-name="ce1">
            <text:p>100,0387499</text:p>
          </table:table-cell>
          <table:table-cell office:value-type="float" office:value="3.8749864580736926E-2" table:formula="of:=ABS(100-[.T87])" table:style-name="ce1">
            <text:p>0,038749865</text:p>
          </table:table-cell>
          <table:table-cell table:style-name="ce1"/>
          <table:table-cell office:value-type="float" office:value="76.608094513809746" table:formula="of:=[.D87]*100/[.R87]" table:style-name="ce1">
            <text:p>76,60809451</text:p>
          </table:table-cell>
          <table:table-cell office:value-type="float" office:value="23.391905486190254" table:formula="of:=ABS(100-[.W87])" table:style-name="ce1">
            <text:p>23,39190549</text:p>
          </table:table-cell>
          <table:table-cell table:number-columns-repeated="16360" table:style-name="ce1"/>
        </table:table-row>
        <table:table-row table:style-name="ro1">
          <table:table-cell office:value-type="float" office:value="7.1829000000000001" table:style-name="ce1">
            <text:p>7,1829</text:p>
          </table:table-cell>
          <table:table-cell office:value-type="float" office:value="11201" table:style-name="ce1">
            <text:p>11201</text:p>
          </table:table-cell>
          <table:table-cell office:value-type="float" office:value="5" table:style-name="ce6">
            <text:p>5</text:p>
          </table:table-cell>
          <table:table-cell office:value-type="float" office:value="7.3333300000000001" table:style-name="ce1">
            <text:p>7,33333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13" table:style-name="ce7">
            <text:p>13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table:style-name="ce1"/>
          <table:table-cell office:value-type="float" office:value="7.1793979930000003" table:style-name="ce1">
            <text:p>7,179397993</text:p>
          </table:table-cell>
          <table:table-cell table:style-name="ce1"/>
          <table:table-cell office:value-type="float" office:value="100.04877856058981" table:formula="of:=[.A88] *100/[.R88]" table:style-name="ce1">
            <text:p>100,0487786</text:p>
          </table:table-cell>
          <table:table-cell office:value-type="float" office:value="4.8778560589809672E-2" table:formula="of:=ABS(100-[.T88])" table:style-name="ce1">
            <text:p>0,048778561</text:p>
          </table:table-cell>
          <table:table-cell table:style-name="ce1"/>
          <table:table-cell office:value-type="float" office:value="102.14407958926479" table:formula="of:=[.D88]*100/[.R88]" table:style-name="ce1">
            <text:p>102,1440796</text:p>
          </table:table-cell>
          <table:table-cell office:value-type="float" office:value="2.1440795892647913" table:formula="of:=ABS(100-[.W88])" table:style-name="ce1">
            <text:p>2,144079589</text:p>
          </table:table-cell>
          <table:table-cell table:style-name="ce1"/>
          <table:table-cell office:value-type="float" office:value="2.2000000000000002" table:formula="of:=SUM([.E84:.E93])/10" table:style-name="ce1">
            <text:p>2,2</text:p>
          </table:table-cell>
          <table:table-cell table:number-columns-repeated="16358"/>
        </table:table-row>
        <table:table-row table:style-name="ro1">
          <table:table-cell office:value-type="float" office:value="7.1764799999999997" table:style-name="ce1">
            <text:p>7,17648</text:p>
          </table:table-cell>
          <table:table-cell office:value-type="float" office:value="18187" table:style-name="ce1">
            <text:p>18187</text:p>
          </table:table-cell>
          <table:table-cell office:value-type="float" office:value="6" table:style-name="ce6">
            <text:p>6</text:p>
          </table:table-cell>
          <table:table-cell office:value-type="float" office:value="6.5" table:style-name="ce1">
            <text:p>6,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9" table:style-name="ce7">
            <text:p>9</text:p>
          </table:table-cell>
          <table:table-cell office:value-type="float" office:value="8" table:style-name="ce7">
            <text:p>8</text:p>
          </table:table-cell>
          <table:table-cell office:value-type="float" office:value="10" table:style-name="ce7">
            <text:p>10</text:p>
          </table:table-cell>
          <table:table-cell office:value-type="float" office:value="9" table:style-name="ce7">
            <text:p>9</text:p>
          </table:table-cell>
          <table:table-cell office:value-type="float" office:value="7" table:style-name="ce7">
            <text:p>7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9" table:style-name="ce7">
            <text:p>9</text:p>
          </table:table-cell>
          <table:table-cell table:style-name="ce1"/>
          <table:table-cell office:value-type="float" office:value="7.1793979930000003" table:style-name="ce1">
            <text:p>7,179397993</text:p>
          </table:table-cell>
          <table:table-cell table:style-name="ce1"/>
          <table:table-cell office:value-type="float" office:value="99.959356021175523" table:formula="of:=[.A89] *100/[.R89]" table:style-name="ce1">
            <text:p>99,95935602</text:p>
          </table:table-cell>
          <table:table-cell office:value-type="float" office:value="4.064397882447679E-2" table:formula="of:=ABS(100-[.T89])" table:style-name="ce1">
            <text:p>0,040643979</text:p>
          </table:table-cell>
          <table:table-cell table:style-name="ce1"/>
          <table:table-cell office:value-type="float" office:value="90.536838970866057" table:formula="of:=[.D89]*100/[.R89]" table:style-name="ce1">
            <text:p>90,53683897</text:p>
          </table:table-cell>
          <table:table-cell office:value-type="float" office:value="9.4631610291339427" table:formula="of:=ABS(100-[.W89])" table:style-name="ce1">
            <text:p>9,463161029</text:p>
          </table:table-cell>
          <table:table-cell table:number-columns-repeated="16360" table:style-name="ce1"/>
        </table:table-row>
        <table:table-row table:style-name="ro1">
          <table:table-cell office:value-type="float" office:value="7.1759399999999998" table:style-name="ce1">
            <text:p>7,17594</text:p>
          </table:table-cell>
          <table:table-cell office:value-type="float" office:value="15435" table:style-name="ce1">
            <text:p>15435</text:p>
          </table:table-cell>
          <table:table-cell office:value-type="float" office:value="7" table:style-name="ce6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12" table:style-name="ce7">
            <text:p>12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style-name="ce1"/>
          <table:table-cell office:value-type="float" office:value="7.1793979930000003" table:style-name="ce1">
            <text:p>7,179397993</text:p>
          </table:table-cell>
          <table:table-cell table:style-name="ce1"/>
          <table:table-cell office:value-type="float" office:value="99.951834499168697" table:formula="of:=[.A90] *100/[.R90]" table:style-name="ce1">
            <text:p>99,9518345</text:p>
          </table:table-cell>
          <table:table-cell office:value-type="float" office:value="4.8165500831302666E-2" table:formula="of:=ABS(100-[.T90])" table:style-name="ce1">
            <text:p>0,048165501</text:p>
          </table:table-cell>
          <table:table-cell table:style-name="ce1"/>
          <table:table-cell office:value-type="float" office:value="83.572466742337895" table:formula="of:=[.D90]*100/[.R90]" table:style-name="ce1">
            <text:p>83,57246674</text:p>
          </table:table-cell>
          <table:table-cell office:value-type="float" office:value="16.427533257662105" table:formula="of:=ABS(100-[.W90])" table:style-name="ce1">
            <text:p>16,42753326</text:p>
          </table:table-cell>
          <table:table-cell table:style-name="ce1"/>
          <table:table-cell office:value-type="float" office:value="10.678694797913534" table:formula="of:=SUM([.X84:.X93])/10" table:style-name="ce1">
            <text:p>10,6786948</text:p>
          </table:table-cell>
          <table:table-cell table:number-columns-repeated="16358"/>
        </table:table-row>
        <table:table-row table:style-name="ro1">
          <table:table-cell office:value-type="float" office:value="7.1768099999999997" table:style-name="ce1">
            <text:p>7,17681</text:p>
          </table:table-cell>
          <table:table-cell office:value-type="float" office:value="25661" table:style-name="ce1">
            <text:p>25661</text:p>
          </table:table-cell>
          <table:table-cell office:value-type="float" office:value="8" table:style-name="ce6">
            <text:p>8</text:p>
          </table:table-cell>
          <table:table-cell office:value-type="float" office:value="7.75" table:style-name="ce1">
            <text:p>7,7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11" table:style-name="ce7">
            <text:p>11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13" table:style-name="ce7">
            <text:p>13</text:p>
          </table:table-cell>
          <table:table-cell office:value-type="float" office:value="3" table:style-name="ce7">
            <text:p>3</text:p>
          </table:table-cell>
          <table:table-cell office:value-type="float" office:value="11" table:style-name="ce7">
            <text:p>11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float" office:value="7.1793979930000003" table:style-name="ce1">
            <text:p>7,179397993</text:p>
          </table:table-cell>
          <table:table-cell table:style-name="ce1"/>
          <table:table-cell office:value-type="float" office:value="99.96395250684634" table:formula="of:=[.A91] *100/[.R91]" table:style-name="ce1">
            <text:p>99,96395251</text:p>
          </table:table-cell>
          <table:table-cell office:value-type="float" office:value="3.6047493153660071E-2" table:formula="of:=ABS(100-[.T91])" table:style-name="ce1">
            <text:p>0,036047493</text:p>
          </table:table-cell>
          <table:table-cell table:style-name="ce1"/>
          <table:table-cell office:value-type="float" office:value="107.94776954218645" table:formula="of:=[.D91]*100/[.R91]" table:style-name="ce1">
            <text:p>107,9477695</text:p>
          </table:table-cell>
          <table:table-cell office:value-type="float" office:value="7.9477695421864496" table:formula="of:=ABS(100-[.W91])" table:style-name="ce1">
            <text:p>7,947769542</text:p>
          </table:table-cell>
          <table:table-cell table:number-columns-repeated="16360" table:style-name="ce1"/>
        </table:table-row>
        <table:table-row table:style-name="ro1">
          <table:table-cell office:value-type="float" office:value="7.1827500000000004" table:style-name="ce1">
            <text:p>7,18275</text:p>
          </table:table-cell>
          <table:table-cell office:value-type="float" office:value="11082" table:style-name="ce1">
            <text:p>11082</text:p>
          </table:table-cell>
          <table:table-cell office:value-type="float" office:value="9" table:style-name="ce6">
            <text:p>9</text:p>
          </table:table-cell>
          <table:table-cell office:value-type="float" office:value="6.1666699999999999" table:style-name="ce1">
            <text:p>6,16667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13" table:style-name="ce7">
            <text:p>13</text:p>
          </table:table-cell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table:style-name="ce1"/>
          <table:table-cell office:value-type="float" office:value="7.1793979930000003" table:style-name="ce1">
            <text:p>7,179397993</text:p>
          </table:table-cell>
          <table:table-cell table:style-name="ce1"/>
          <table:table-cell office:value-type="float" office:value="100.04668924892127" table:formula="of:=[.A92] *100/[.R92]" table:style-name="ce1">
            <text:p>100,0466892</text:p>
          </table:table-cell>
          <table:table-cell office:value-type="float" office:value="4.6689248921268245E-2" table:formula="of:=ABS(100-[.T92])" table:style-name="ce1">
            <text:p>0,046689249</text:p>
          </table:table-cell>
          <table:table-cell table:style-name="ce1"/>
          <table:table-cell office:value-type="float" office:value="85.893970580995486" table:formula="of:=[.D92]*100/[.R92]" table:style-name="ce1">
            <text:p>85,89397058</text:p>
          </table:table-cell>
          <table:table-cell office:value-type="float" office:value="14.106029419004514" table:formula="of:=ABS(100-[.W92])" table:style-name="ce1">
            <text:p>14,10602942</text:p>
          </table:table-cell>
          <table:table-cell table:number-columns-repeated="16360" table:style-name="ce1"/>
        </table:table-row>
        <table:table-row table:style-name="ro1">
          <table:table-cell office:value-type="float" office:value="7.1775200000000003" table:style-name="ce1">
            <text:p>7,17752</text:p>
          </table:table-cell>
          <table:table-cell office:value-type="float" office:value="17517" table:style-name="ce1">
            <text:p>17517</text:p>
          </table:table-cell>
          <table:table-cell office:value-type="float" office:value="10" table:style-name="ce6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6" table:style-name="ce7">
            <text:p>6</text:p>
          </table:table-cell>
          <table:table-cell office:value-type="float" office:value="11" table:style-name="ce7">
            <text:p>11</text:p>
          </table:table-cell>
          <table:table-cell table:style-name="ce1"/>
          <table:table-cell office:value-type="float" office:value="7.1793979930000003" table:style-name="ce1">
            <text:p>7,179397993</text:p>
          </table:table-cell>
          <table:table-cell table:style-name="ce1"/>
          <table:table-cell office:value-type="float" office:value="99.973841915410858" table:formula="of:=[.A93] *100/[.R93]" table:style-name="ce1">
            <text:p>99,97384192</text:p>
          </table:table-cell>
          <table:table-cell office:value-type="float" office:value="2.6158084589141595E-2" table:formula="of:=ABS(100-[.T93])" table:style-name="ce1">
            <text:p>0,026158085</text:p>
          </table:table-cell>
          <table:table-cell table:style-name="ce1"/>
          <table:table-cell office:value-type="float" office:value="111.42995565645053" table:formula="of:=[.D93]*100/[.R93]" table:style-name="ce1">
            <text:p>111,4299557</text:p>
          </table:table-cell>
          <table:table-cell office:value-type="float" office:value="11.429955656450531" table:formula="of:=ABS(100-[.W93])" table:style-name="ce1">
            <text:p>11,42995566</text:p>
          </table:table-cell>
          <table:table-cell table:number-columns-repeated="16360" table:style-name="ce1"/>
        </table:table-row>
        <table:table-row table:style-name="ro1">
          <table:table-cell table:number-columns-repeated="16" table:style-name="ce3"/>
          <table:table-cell table:number-columns-repeated="16368" table:style-name="ce1"/>
        </table:table-row>
        <table:table-row table:style-name="ro1">
          <table:table-cell office:value-type="string" table:number-columns-spanned="2" table:number-rows-spanned="1" table:style-name="ce11">
            <text:p>min_top-max_low &gt;= 2E</text:p>
          </table:table-cell>
          <table:covered-table-cell/>
          <table:table-cell office:value-type="float" office:value="8" table:style-name="ce2">
            <text:p>8</text:p>
          </table:table-cell>
          <table:table-cell office:value-type="string" table:number-columns-spanned="2" table:number-rows-spanned="1" table:style-name="ce11">
            <text:p>cur_price-prev_price&gt;=E</text:p>
          </table:table-cell>
          <table:covered-table-cell/>
          <table:table-cell table:style-name="ce3"/>
          <table:table-cell office:value-type="string" table:style-name="ce1">
            <text:p>8-4 + 7+4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">
            <text:p>Цена</text:p>
          </table:table-cell>
          <table:table-cell office:value-type="string" table:style-name="ce4">
            <text:p>Итерации</text:p>
          </table:table-cell>
          <table:table-cell table:style-name="ce5"/>
          <table:table-cell office:value-type="string" table:style-name="ce4">
            <text:p>Цена</text:p>
          </table:table-cell>
          <table:table-cell office:value-type="string" table:style-name="ce4">
            <text:p>Итерации</text:p>
          </table:table-cell>
          <table:table-cell table:style-name="ce3"/>
          <table:table-cell table:number-columns-repeated="16378" table:style-name="ce1"/>
        </table:table-row>
        <table:table-row table:style-name="ro1">
          <table:table-cell office:value-type="float" office:value="6.0795300000000001" table:style-name="ce1">
            <text:p>6,07953</text:p>
          </table:table-cell>
          <table:table-cell office:value-type="float" office:value="7958" table:style-name="ce1">
            <text:p>7958</text:p>
          </table:table-cell>
          <table:table-cell office:value-type="float" office:value="1" table:style-name="ce6">
            <text:p>1</text:p>
          </table:table-cell>
          <table:table-cell office:value-type="float" office:value="5.5" table:style-name="ce8">
            <text:p>5,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11" table:style-name="ce7">
            <text:p>11</text:p>
          </table:table-cell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string" table:style-name="ce1">
            <text:p>V=</text:p>
          </table:table-cell>
          <table:table-cell office:value-type="float" office:value="6.0798122069999998" table:style-name="ce1">
            <text:p>6,079812207</text:p>
          </table:table-cell>
          <table:table-cell table:style-name="ce1"/>
          <table:table-cell office:value-type="float" office:value="99.995358294131606" table:formula="of:=[.A97] *100/[.R97]" table:style-name="ce1">
            <text:p>99,99535829</text:p>
          </table:table-cell>
          <table:table-cell office:value-type="float" office:value="4.6417058683942969E-3" table:formula="of:=ABS(100-[.T97])" table:style-name="ce1">
            <text:p>0,004641706</text:p>
          </table:table-cell>
          <table:table-cell table:style-name="ce1"/>
          <table:table-cell office:value-type="float" office:value="90.463320456963586" table:formula="of:=[.D97]*100/[.R97]" table:style-name="ce1">
            <text:p>90,46332046</text:p>
          </table:table-cell>
          <table:table-cell office:value-type="float" office:value="9.5366795430364135" table:formula="of:=ABS(100-[.W97])" table:style-name="ce1">
            <text:p>9,536679543</text:p>
          </table:table-cell>
          <table:table-cell table:style-name="ce1"/>
          <table:table-cell office:value-type="float" office:value="21156.3" table:formula="of:=SUM([.B97:.B106])/10" table:style-name="ce1">
            <text:p>21156,3</text:p>
          </table:table-cell>
          <table:table-cell table:number-columns-repeated="16358"/>
        </table:table-row>
        <table:table-row table:style-name="ro1">
          <table:table-cell office:value-type="float" office:value="6.0796999999999999" table:style-name="ce1">
            <text:p>6,0797</text:p>
          </table:table-cell>
          <table:table-cell office:value-type="float" office:value="9816" table:style-name="ce1">
            <text:p>9816</text:p>
          </table:table-cell>
          <table:table-cell office:value-type="float" office:value="2" table:style-name="ce6">
            <text:p>2</text:p>
          </table:table-cell>
          <table:table-cell office:value-type="float" office:value="6.25" table:style-name="ce1">
            <text:p>6,2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9" table:style-name="ce7">
            <text:p>9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8" table:style-name="ce7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11" table:style-name="ce7">
            <text:p>11</text:p>
          </table:table-cell>
          <table:table-cell office:value-type="float" office:value="7" table:style-name="ce7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float" office:value="6.0798122069999998" table:style-name="ce1">
            <text:p>6,079812207</text:p>
          </table:table-cell>
          <table:table-cell table:style-name="ce1"/>
          <table:table-cell office:value-type="float" office:value="99.998154433127553" table:formula="of:=[.A98] *100/[.R98]" table:style-name="ce1">
            <text:p>99,99815443</text:p>
          </table:table-cell>
          <table:table-cell office:value-type="float" office:value="1.8455668724470797E-3" table:formula="of:=ABS(100-[.T98])" table:style-name="ce1">
            <text:p>0,001845567</text:p>
          </table:table-cell>
          <table:table-cell table:style-name="ce1"/>
          <table:table-cell office:value-type="float" office:value="102.79922779200407" table:formula="of:=[.D98]*100/[.R98]" table:style-name="ce1">
            <text:p>102,7992278</text:p>
          </table:table-cell>
          <table:table-cell office:value-type="float" office:value="2.7992277920040749" table:formula="of:=ABS(100-[.W98])" table:style-name="ce1">
            <text:p>2,799227792</text:p>
          </table:table-cell>
          <table:table-cell table:number-columns-repeated="16360" table:style-name="ce1"/>
        </table:table-row>
        <table:table-row table:style-name="ro1">
          <table:table-cell office:value-type="float" office:value="6.0797699999999999" table:style-name="ce1">
            <text:p>6,07977</text:p>
          </table:table-cell>
          <table:table-cell office:value-type="float" office:value="13830" table:style-name="ce1">
            <text:p>13830</text:p>
          </table:table-cell>
          <table:table-cell office:value-type="float" office:value="3" table:style-name="ce6">
            <text:p>3</text:p>
          </table:table-cell>
          <table:table-cell office:value-type="float" office:value="5.1666699999999999" table:style-name="ce1">
            <text:p>5,16667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9" table:style-name="ce7">
            <text:p>9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8" table:style-name="ce7">
            <text:p>8</text:p>
          </table:table-cell>
          <table:table-cell office:value-type="float" office:value="4" table:style-name="ce7">
            <text:p>4</text:p>
          </table:table-cell>
          <table:table-cell office:value-type="float" office:value="10" table:style-name="ce7">
            <text:p>10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float" office:value="6.0798122069999998" table:style-name="ce1">
            <text:p>6,079812207</text:p>
          </table:table-cell>
          <table:table-cell table:style-name="ce1"/>
          <table:table-cell office:value-type="float" office:value="99.999305784478807" table:formula="of:=[.A99] *100/[.R99]" table:style-name="ce1">
            <text:p>99,99930578</text:p>
          </table:table-cell>
          <table:table-cell office:value-type="float" office:value="6.9421552119308672E-4" table:formula="of:=ABS(100-[.T99])" table:style-name="ce1">
            <text:p>0,000694216</text:p>
          </table:table-cell>
          <table:table-cell table:style-name="ce1"/>
          <table:table-cell office:value-type="float" office:value="84.980749800978188" table:formula="of:=[.D99]*100/[.R99]" table:style-name="ce1">
            <text:p>84,9807498</text:p>
          </table:table-cell>
          <table:table-cell office:value-type="float" office:value="15.019250199021812" table:formula="of:=ABS(100-[.W99])" table:style-name="ce1">
            <text:p>15,0192502</text:p>
          </table:table-cell>
          <table:table-cell table:style-name="ce1"/>
          <table:table-cell office:value-type="float" office:value="2.5547532507829373E-3" table:formula="of:=SUM([.U97:.U106])/10" table:style-name="ce1">
            <text:p>0,002554753</text:p>
          </table:table-cell>
          <table:table-cell table:number-columns-repeated="16358"/>
        </table:table-row>
        <table:table-row table:style-name="ro1">
          <table:table-cell office:value-type="float" office:value="6.0795899999999996" table:style-name="ce1">
            <text:p>6,07959</text:p>
          </table:table-cell>
          <table:table-cell office:value-type="float" office:value="14358" table:style-name="ce1">
            <text:p>14358</text:p>
          </table:table-cell>
          <table:table-cell office:value-type="float" office:value="4" table:style-name="ce6">
            <text:p>4</text:p>
          </table:table-cell>
          <table:table-cell office:value-type="float" office:value="5.5" table:style-name="ce8">
            <text:p>5,5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5" table:style-name="ce7">
            <text:p>5</text:p>
          </table:table-cell>
          <table:table-cell office:value-type="float" office:value="10" table:style-name="ce7">
            <text:p>10</text:p>
          </table:table-cell>
          <table:table-cell office:value-type="float" office:value="1" table:style-name="ce7">
            <text:p>1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8" table:style-name="ce7">
            <text:p>8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float" office:value="6.0798122069999998" table:style-name="ce1">
            <text:p>6,079812207</text:p>
          </table:table-cell>
          <table:table-cell table:style-name="ce1"/>
          <table:table-cell office:value-type="float" office:value="99.996345166718399" table:formula="of:=[.A100] *100/[.R100]" table:style-name="ce1">
            <text:p>99,99634517</text:p>
          </table:table-cell>
          <table:table-cell office:value-type="float" office:value="3.6548332816010998E-3" table:formula="of:=ABS(100-[.T100])" table:style-name="ce1">
            <text:p>0,003654833</text:p>
          </table:table-cell>
          <table:table-cell table:style-name="ce1"/>
          <table:table-cell office:value-type="float" office:value="90.463320456963586" table:formula="of:=[.D100]*100/[.R100]" table:style-name="ce1">
            <text:p>90,46332046</text:p>
          </table:table-cell>
          <table:table-cell office:value-type="float" office:value="9.5366795430364135" table:formula="of:=ABS(100-[.W100])" table:style-name="ce1">
            <text:p>9,536679543</text:p>
          </table:table-cell>
          <table:table-cell table:number-columns-repeated="16360" table:style-name="ce1"/>
        </table:table-row>
        <table:table-row table:style-name="ro1">
          <table:table-cell office:value-type="float" office:value="6.0796299999999999" table:style-name="ce1">
            <text:p>6,07963</text:p>
          </table:table-cell>
          <table:table-cell office:value-type="float" office:value="11353" table:style-name="ce1">
            <text:p>11353</text:p>
          </table:table-cell>
          <table:table-cell office:value-type="float" office:value="5" table:style-name="ce6">
            <text:p>5</text:p>
          </table:table-cell>
          <table:table-cell office:value-type="float" office:value="6.25" table:style-name="ce1">
            <text:p>6,2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10" table:style-name="ce7">
            <text:p>10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8" table:style-name="ce7">
            <text:p>8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float" office:value="6.0798122069999998" table:style-name="ce1">
            <text:p>6,079812207</text:p>
          </table:table-cell>
          <table:table-cell table:style-name="ce1"/>
          <table:table-cell office:value-type="float" office:value="99.997003081776271" table:formula="of:=[.A101] *100/[.R101]" table:style-name="ce1">
            <text:p>99,99700308</text:p>
          </table:table-cell>
          <table:table-cell office:value-type="float" office:value="2.9969182237294945E-3" table:formula="of:=ABS(100-[.T101])" table:style-name="ce1">
            <text:p>0,002996918</text:p>
          </table:table-cell>
          <table:table-cell table:style-name="ce1"/>
          <table:table-cell office:value-type="float" office:value="102.79922779200407" table:formula="of:=[.D101]*100/[.R101]" table:style-name="ce1">
            <text:p>102,7992278</text:p>
          </table:table-cell>
          <table:table-cell office:value-type="float" office:value="2.7992277920040749" table:formula="of:=ABS(100-[.W101])" table:style-name="ce1">
            <text:p>2,799227792</text:p>
          </table:table-cell>
          <table:table-cell table:style-name="ce1"/>
          <table:table-cell office:value-type="float" office:value="2.2999999999999998" table:formula="of:=SUM([.E97:.E106])/10" table:style-name="ce1">
            <text:p>2,3</text:p>
          </table:table-cell>
          <table:table-cell table:number-columns-repeated="16358"/>
        </table:table-row>
        <table:table-row table:style-name="ro1">
          <table:table-cell office:value-type="float" office:value="6.0798899999999998" table:style-name="ce1">
            <text:p>6,07989</text:p>
          </table:table-cell>
          <table:table-cell office:value-type="float" office:value="21276" table:style-name="ce1">
            <text:p>21276</text:p>
          </table:table-cell>
          <table:table-cell office:value-type="float" office:value="6" table:style-name="ce6">
            <text:p>6</text:p>
          </table:table-cell>
          <table:table-cell office:value-type="float" office:value="5.75" table:style-name="ce1">
            <text:p>5,7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float" office:value="6.0798122069999998" table:style-name="ce1">
            <text:p>6,079812207</text:p>
          </table:table-cell>
          <table:table-cell table:style-name="ce1"/>
          <table:table-cell office:value-type="float" office:value="100.00127952965242" table:formula="of:=[.A102] *100/[.R102]" table:style-name="ce1">
            <text:p>100,0012795</text:p>
          </table:table-cell>
          <table:table-cell office:value-type="float" office:value="1.2795296524217292E-3" table:formula="of:=ABS(100-[.T102])" table:style-name="ce1">
            <text:p>0,00127953</text:p>
          </table:table-cell>
          <table:table-cell table:style-name="ce1"/>
          <table:table-cell office:value-type="float" office:value="94.575289568643754" table:formula="of:=[.D102]*100/[.R102]" table:style-name="ce1">
            <text:p>94,57528957</text:p>
          </table:table-cell>
          <table:table-cell office:value-type="float" office:value="5.424710431356246" table:formula="of:=ABS(100-[.W102])" table:style-name="ce1">
            <text:p>5,424710431</text:p>
          </table:table-cell>
          <table:table-cell table:number-columns-repeated="16360" table:style-name="ce1"/>
        </table:table-row>
        <table:table-row table:style-name="ro1">
          <table:table-cell office:value-type="float" office:value="6.0797800000000004" table:style-name="ce1">
            <text:p>6,07978</text:p>
          </table:table-cell>
          <table:table-cell office:value-type="float" office:value="15450" table:style-name="ce1">
            <text:p>15450</text:p>
          </table:table-cell>
          <table:table-cell office:value-type="float" office:value="7" table:style-name="ce6">
            <text:p>7</text:p>
          </table:table-cell>
          <table:table-cell office:value-type="float" office:value="7.25" table:style-name="ce1">
            <text:p>7,2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11" table:style-name="ce7">
            <text:p>11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float" office:value="6.0798122069999998" table:style-name="ce1">
            <text:p>6,079812207</text:p>
          </table:table-cell>
          <table:table-cell table:style-name="ce1"/>
          <table:table-cell office:value-type="float" office:value="99.999470263243296" table:formula="of:=[.A103] *100/[.R103]" table:style-name="ce1">
            <text:p>99,99947026</text:p>
          </table:table-cell>
          <table:table-cell office:value-type="float" office:value="5.297367567038691E-4" table:formula="of:=ABS(100-[.T103])" table:style-name="ce1">
            <text:p>0,000529737</text:p>
          </table:table-cell>
          <table:table-cell table:style-name="ce1"/>
          <table:table-cell office:value-type="float" office:value="119.24710423872473" table:formula="of:=[.D103]*100/[.R103]" table:style-name="ce1">
            <text:p>119,2471042</text:p>
          </table:table-cell>
          <table:table-cell office:value-type="float" office:value="19.247104238724731" table:formula="of:=ABS(100-[.W103])" table:style-name="ce1">
            <text:p>19,24710424</text:p>
          </table:table-cell>
          <table:table-cell table:style-name="ce1"/>
          <table:table-cell office:value-type="float" office:value="7.5270160626525406" table:formula="of:=SUM([.X97:.X106])/10" table:style-name="ce1">
            <text:p>7,527016063</text:p>
          </table:table-cell>
          <table:table-cell table:number-columns-repeated="16358"/>
        </table:table-row>
        <table:table-row table:style-name="ro1">
          <table:table-cell office:value-type="float" office:value="6.0798699999999997" table:style-name="ce1">
            <text:p>6,07987</text:p>
          </table:table-cell>
          <table:table-cell office:value-type="float" office:value="13273" table:style-name="ce1">
            <text:p>13273</text:p>
          </table:table-cell>
          <table:table-cell office:value-type="float" office:value="8" table:style-name="ce6">
            <text:p>8</text:p>
          </table:table-cell>
          <table:table-cell office:value-type="float" office:value="5.75" table:style-name="ce1">
            <text:p>5,7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8" table:style-name="ce7">
            <text:p>8</text:p>
          </table:table-cell>
          <table:table-cell office:value-type="float" office:value="11" table:style-name="ce7">
            <text:p>11</text:p>
          </table:table-cell>
          <table:table-cell office:value-type="float" office:value="9" table:style-name="ce7">
            <text:p>9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float" office:value="6.0798122069999998" table:style-name="ce1">
            <text:p>6,079812207</text:p>
          </table:table-cell>
          <table:table-cell table:style-name="ce1"/>
          <table:table-cell office:value-type="float" office:value="100.00095057212349" table:formula="of:=[.A104] *100/[.R104]" table:style-name="ce1">
            <text:p>100,0009506</text:p>
          </table:table-cell>
          <table:table-cell office:value-type="float" office:value="9.5057212348592657E-4" table:formula="of:=ABS(100-[.T104])" table:style-name="ce1">
            <text:p>0,000950572</text:p>
          </table:table-cell>
          <table:table-cell table:style-name="ce1"/>
          <table:table-cell office:value-type="float" office:value="94.575289568643754" table:formula="of:=[.D104]*100/[.R104]" table:style-name="ce1">
            <text:p>94,57528957</text:p>
          </table:table-cell>
          <table:table-cell office:value-type="float" office:value="5.424710431356246" table:formula="of:=ABS(100-[.W104])" table:style-name="ce1">
            <text:p>5,424710431</text:p>
          </table:table-cell>
          <table:table-cell table:number-columns-repeated="16360" table:style-name="ce1"/>
        </table:table-row>
        <table:table-row table:style-name="ro1">
          <table:table-cell office:value-type="float" office:value="6.0793900000000001" table:style-name="ce1">
            <text:p>6,07939</text:p>
          </table:table-cell>
          <table:table-cell office:value-type="float" office:value="87764" table:style-name="ce1">
            <text:p>87764</text:p>
          </table:table-cell>
          <table:table-cell office:value-type="float" office:value="9" table:style-name="ce6">
            <text:p>9</text:p>
          </table:table-cell>
          <table:table-cell office:value-type="float" office:value="6.25" table:style-name="ce1">
            <text:p>6,2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float" office:value="6.0798122069999998" table:style-name="ce1">
            <text:p>6,079812207</text:p>
          </table:table-cell>
          <table:table-cell table:style-name="ce1"/>
          <table:table-cell office:value-type="float" office:value="99.993055591429055" table:formula="of:=[.A105] *100/[.R105]" table:style-name="ce1">
            <text:p>99,99305559</text:p>
          </table:table-cell>
          <table:table-cell office:value-type="float" office:value="6.9444085709449155E-3" table:formula="of:=ABS(100-[.T105])" table:style-name="ce1">
            <text:p>0,006944409</text:p>
          </table:table-cell>
          <table:table-cell table:style-name="ce1"/>
          <table:table-cell office:value-type="float" office:value="102.79922779200407" table:formula="of:=[.D105]*100/[.R105]" table:style-name="ce1">
            <text:p>102,7992278</text:p>
          </table:table-cell>
          <table:table-cell office:value-type="float" office:value="2.7992277920040749" table:formula="of:=ABS(100-[.W105])" table:style-name="ce1">
            <text:p>2,799227792</text:p>
          </table:table-cell>
          <table:table-cell table:number-columns-repeated="16360" table:style-name="ce1"/>
        </table:table-row>
        <table:table-row table:style-name="ro1">
          <table:table-cell office:value-type="float" office:value="6.0796900000000003" table:style-name="ce1">
            <text:p>6,07969</text:p>
          </table:table-cell>
          <table:table-cell office:value-type="float" office:value="16485" table:style-name="ce1">
            <text:p>16485</text:p>
          </table:table-cell>
          <table:table-cell office:value-type="float" office:value="10" table:style-name="ce6">
            <text:p>10</text:p>
          </table:table-cell>
          <table:table-cell office:value-type="float" office:value="5.9166699999999999" table:style-name="ce1">
            <text:p>5,91667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4" table:style-name="ce7">
            <text:p>4</text:p>
          </table:table-cell>
          <table:table-cell office:value-type="float" office:value="11" table:style-name="ce7">
            <text:p>11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9" table:style-name="ce7">
            <text:p>9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float" office:value="6.0798122069999998" table:style-name="ce1">
            <text:p>6,079812207</text:p>
          </table:table-cell>
          <table:table-cell table:style-name="ce1"/>
          <table:table-cell office:value-type="float" office:value="99.997989954363092" table:formula="of:=[.A106] *100/[.R106]" table:style-name="ce1">
            <text:p>99,99798995</text:p>
          </table:table-cell>
          <table:table-cell office:value-type="float" office:value="2.0100456369078756E-3" table:formula="of:=ABS(100-[.T106])" table:style-name="ce1">
            <text:p>0,002010046</text:p>
          </table:table-cell>
          <table:table-cell table:style-name="ce1"/>
          <table:table-cell office:value-type="float" office:value="97.316657136018677" table:formula="of:=[.D106]*100/[.R106]" table:style-name="ce1">
            <text:p>97,31665714</text:p>
          </table:table-cell>
          <table:table-cell office:value-type="float" office:value="2.6833428639813235" table:formula="of:=ABS(100-[.W106])" table:style-name="ce1">
            <text:p>2,683342864</text:p>
          </table:table-cell>
          <table:table-cell table:number-columns-repeated="16360" table:style-name="ce1"/>
        </table:table-row>
        <table:table-row table:style-name="ro1">
          <table:table-cell table:number-columns-repeated="16" table:style-name="ce3"/>
          <table:table-cell table:number-columns-repeated="16368" table:style-name="ce1"/>
        </table:table-row>
        <table:table-row table:style-name="ro1">
          <table:table-cell office:value-type="string" table:number-columns-spanned="2" table:number-rows-spanned="1" table:style-name="ce11">
            <text:p>min_top-max_low &gt;= 2E</text:p>
          </table:table-cell>
          <table:covered-table-cell/>
          <table:table-cell office:value-type="float" office:value="9" table:style-name="ce2">
            <text:p>9</text:p>
          </table:table-cell>
          <table:table-cell office:value-type="string" table:number-columns-spanned="2" table:number-rows-spanned="1" table:style-name="ce11">
            <text:p>cur_price-prev_price&gt;=E</text:p>
          </table:table-cell>
          <table:covered-table-cell/>
          <table:table-cell table:style-name="ce3"/>
          <table:table-cell office:value-type="string" table:style-name="ce1">
            <text:p>8+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">
            <text:p>Цена</text:p>
          </table:table-cell>
          <table:table-cell office:value-type="string" table:style-name="ce4">
            <text:p>Итерации</text:p>
          </table:table-cell>
          <table:table-cell table:style-name="ce5"/>
          <table:table-cell office:value-type="string" table:style-name="ce4">
            <text:p>Цена</text:p>
          </table:table-cell>
          <table:table-cell office:value-type="string" table:style-name="ce4">
            <text:p>Итерации</text:p>
          </table:table-cell>
          <table:table-cell table:style-name="ce3"/>
          <table:table-cell table:number-columns-repeated="16378" table:style-name="ce1"/>
        </table:table-row>
        <table:table-row table:style-name="ro1">
          <table:table-cell office:value-type="float" office:value="3.5005999999999999" table:style-name="ce1">
            <text:p>3,5006</text:p>
          </table:table-cell>
          <table:table-cell office:value-type="float" office:value="7508" table:style-name="ce1">
            <text:p>7508</text:p>
          </table:table-cell>
          <table:table-cell office:value-type="float" office:value="1" table:style-name="ce6">
            <text:p>1</text:p>
          </table:table-cell>
          <table:table-cell office:value-type="float" office:value="3.8333300000000001" table:style-name="ce8">
            <text:p>3,83333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7" table:style-name="ce7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office:value-type="string" table:style-name="ce1">
            <text:p>V=</text:p>
          </table:table-cell>
          <table:table-cell office:value-type="float" office:value="3.5" table:style-name="ce1">
            <text:p>3,5</text:p>
          </table:table-cell>
          <table:table-cell table:style-name="ce1"/>
          <table:table-cell office:value-type="float" office:value="100.01714285714286" table:formula="of:=[.A110] *100/[.R110]" table:style-name="ce1">
            <text:p>100,0171429</text:p>
          </table:table-cell>
          <table:table-cell office:value-type="float" office:value="1.7142857142857792E-2" table:formula="of:=ABS(100-[.T110])" table:style-name="ce1">
            <text:p>0,017142857</text:p>
          </table:table-cell>
          <table:table-cell table:style-name="ce1"/>
          <table:table-cell office:value-type="float" office:value="109.52371428571429" table:formula="of:=[.D110]*100/[.R110]" table:style-name="ce1">
            <text:p>109,5237143</text:p>
          </table:table-cell>
          <table:table-cell office:value-type="float" office:value="9.5237142857142913" table:formula="of:=ABS(100-[.W110])" table:style-name="ce1">
            <text:p>9,523714286</text:p>
          </table:table-cell>
          <table:table-cell table:style-name="ce1"/>
          <table:table-cell office:value-type="float" office:value="5537.5" table:formula="of:=SUM([.B110:.B119])/10" table:style-name="ce1">
            <text:p>5537,5</text:p>
          </table:table-cell>
          <table:table-cell table:number-columns-repeated="16358"/>
        </table:table-row>
        <table:table-row table:style-name="ro1">
          <table:table-cell office:value-type="float" office:value="3.4999899999999999" table:style-name="ce1">
            <text:p>3,49999</text:p>
          </table:table-cell>
          <table:table-cell office:value-type="float" office:value="2891" table:style-name="ce1">
            <text:p>2891</text:p>
          </table:table-cell>
          <table:table-cell office:value-type="float" office:value="2" table:style-name="ce6">
            <text:p>2</text:p>
          </table:table-cell>
          <table:table-cell office:value-type="float" office:value="3.25" table:style-name="ce1">
            <text:p>3,2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float" office:value="3.5" table:style-name="ce1">
            <text:p>3,5</text:p>
          </table:table-cell>
          <table:table-cell table:style-name="ce1"/>
          <table:table-cell office:value-type="float" office:value="99.999714285714276" table:formula="of:=[.A111] *100/[.R111]" table:style-name="ce1">
            <text:p>99,99971429</text:p>
          </table:table-cell>
          <table:table-cell office:value-type="float" office:value="2.8571428572377044E-4" table:formula="of:=ABS(100-[.T111])" table:style-name="ce1">
            <text:p>0,000285714</text:p>
          </table:table-cell>
          <table:table-cell table:style-name="ce1"/>
          <table:table-cell office:value-type="float" office:value="92.857142857142861" table:formula="of:=[.D111]*100/[.R111]" table:style-name="ce1">
            <text:p>92,85714286</text:p>
          </table:table-cell>
          <table:table-cell office:value-type="float" office:value="7.1428571428571388" table:formula="of:=ABS(100-[.W111])" table:style-name="ce1">
            <text:p>7,142857143</text:p>
          </table:table-cell>
          <table:table-cell table:number-columns-repeated="16360" table:style-name="ce1"/>
        </table:table-row>
        <table:table-row table:style-name="ro1">
          <table:table-cell office:value-type="float" office:value="3.50048" table:style-name="ce1">
            <text:p>3,50048</text:p>
          </table:table-cell>
          <table:table-cell office:value-type="float" office:value="6140" table:style-name="ce1">
            <text:p>6140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float" office:value="3.5" table:style-name="ce1">
            <text:p>3,5</text:p>
          </table:table-cell>
          <table:table-cell table:style-name="ce1"/>
          <table:table-cell office:value-type="float" office:value="100.01371428571429" table:formula="of:=[.A112] *100/[.R112]" table:style-name="ce1">
            <text:p>100,0137143</text:p>
          </table:table-cell>
          <table:table-cell office:value-type="float" office:value="1.3714285714286234E-2" table:formula="of:=ABS(100-[.T112])" table:style-name="ce1">
            <text:p>0,013714286</text:p>
          </table:table-cell>
          <table:table-cell table:style-name="ce1"/>
          <table:table-cell office:value-type="float" office:value="85.714285714285708" table:formula="of:=[.D112]*100/[.R112]" table:style-name="ce1">
            <text:p>85,71428571</text:p>
          </table:table-cell>
          <table:table-cell office:value-type="float" office:value="14.285714285714292" table:formula="of:=ABS(100-[.W112])" table:style-name="ce1">
            <text:p>14,28571429</text:p>
          </table:table-cell>
          <table:table-cell table:style-name="ce1"/>
          <table:table-cell office:value-type="float" office:value="7.7142857142874274E-3" table:formula="of:=SUM([.U110:.U119])/10" table:style-name="ce1">
            <text:p>0,007714286</text:p>
          </table:table-cell>
          <table:table-cell table:number-columns-repeated="16358"/>
        </table:table-row>
        <table:table-row table:style-name="ro1">
          <table:table-cell office:value-type="float" office:value="3.5003299999999999" table:style-name="ce1">
            <text:p>3,50033</text:p>
          </table:table-cell>
          <table:table-cell office:value-type="float" office:value="3008" table:style-name="ce1">
            <text:p>3008</text:p>
          </table:table-cell>
          <table:table-cell office:value-type="float" office:value="4" table:style-name="ce6">
            <text:p>4</text:p>
          </table:table-cell>
          <table:table-cell office:value-type="float" office:value="3.75" table:style-name="ce8">
            <text:p>3,7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float" office:value="3.5" table:style-name="ce1">
            <text:p>3,5</text:p>
          </table:table-cell>
          <table:table-cell table:style-name="ce1"/>
          <table:table-cell office:value-type="float" office:value="100.00942857142857" table:formula="of:=[.A113] *100/[.R113]" table:style-name="ce1">
            <text:p>100,0094286</text:p>
          </table:table-cell>
          <table:table-cell office:value-type="float" office:value="9.4285714285717859E-3" table:formula="of:=ABS(100-[.T113])" table:style-name="ce1">
            <text:p>0,009428571</text:p>
          </table:table-cell>
          <table:table-cell table:style-name="ce1"/>
          <table:table-cell office:value-type="float" office:value="107.14285714285714" table:formula="of:=[.D113]*100/[.R113]" table:style-name="ce1">
            <text:p>107,1428571</text:p>
          </table:table-cell>
          <table:table-cell office:value-type="float" office:value="7.1428571428571388" table:formula="of:=ABS(100-[.W113])" table:style-name="ce1">
            <text:p>7,142857143</text:p>
          </table:table-cell>
          <table:table-cell table:number-columns-repeated="16360" table:style-name="ce1"/>
        </table:table-row>
        <table:table-row table:style-name="ro1">
          <table:table-cell office:value-type="float" office:value="3.5002300000000002" table:style-name="ce1">
            <text:p>3,50023</text:p>
          </table:table-cell>
          <table:table-cell office:value-type="float" office:value="6441" table:style-name="ce1">
            <text:p>6441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float" office:value="3.5" table:style-name="ce1">
            <text:p>3,5</text:p>
          </table:table-cell>
          <table:table-cell table:style-name="ce1"/>
          <table:table-cell office:value-type="float" office:value="100.00657142857143" table:formula="of:=[.A114] *100/[.R114]" table:style-name="ce1">
            <text:p>100,0065714</text:p>
          </table:table-cell>
          <table:table-cell office:value-type="float" office:value="6.5714285714335574E-3" table:formula="of:=ABS(100-[.T114])" table:style-name="ce1">
            <text:p>0,006571429</text:p>
          </table:table-cell>
          <table:table-cell table:style-name="ce1"/>
          <table:table-cell office:value-type="float" office:value="114.28571428571429" table:formula="of:=[.D114]*100/[.R114]" table:style-name="ce1">
            <text:p>114,2857143</text:p>
          </table:table-cell>
          <table:table-cell office:value-type="float" office:value="14.285714285714292" table:formula="of:=ABS(100-[.W114])" table:style-name="ce1">
            <text:p>14,28571429</text:p>
          </table:table-cell>
          <table:table-cell table:style-name="ce1"/>
          <table:table-cell office:value-type="float" office:value="2.2999999999999998" table:formula="of:=SUM([.E110:.E119])/10" table:style-name="ce1">
            <text:p>2,3</text:p>
          </table:table-cell>
          <table:table-cell table:number-columns-repeated="16358"/>
        </table:table-row>
        <table:table-row table:style-name="ro1">
          <table:table-cell office:value-type="float" office:value="3.5005899999999999" table:style-name="ce1">
            <text:p>3,50059</text:p>
          </table:table-cell>
          <table:table-cell office:value-type="float" office:value="5419" table:style-name="ce1">
            <text:p>5419</text:p>
          </table:table-cell>
          <table:table-cell office:value-type="float" office:value="6" table:style-name="ce6">
            <text:p>6</text:p>
          </table:table-cell>
          <table:table-cell office:value-type="float" office:value="3.8333300000000001" table:style-name="ce1">
            <text:p>3,83333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float" office:value="3.5" table:style-name="ce1">
            <text:p>3,5</text:p>
          </table:table-cell>
          <table:table-cell table:style-name="ce1"/>
          <table:table-cell office:value-type="float" office:value="100.01685714285713" table:formula="of:=[.A115] *100/[.R115]" table:style-name="ce1">
            <text:p>100,0168571</text:p>
          </table:table-cell>
          <table:table-cell office:value-type="float" office:value="1.6857142857134022E-2" table:formula="of:=ABS(100-[.T115])" table:style-name="ce1">
            <text:p>0,016857143</text:p>
          </table:table-cell>
          <table:table-cell table:style-name="ce1"/>
          <table:table-cell office:value-type="float" office:value="109.52371428571429" table:formula="of:=[.D115]*100/[.R115]" table:style-name="ce1">
            <text:p>109,5237143</text:p>
          </table:table-cell>
          <table:table-cell office:value-type="float" office:value="9.5237142857142913" table:formula="of:=ABS(100-[.W115])" table:style-name="ce1">
            <text:p>9,523714286</text:p>
          </table:table-cell>
          <table:table-cell table:number-columns-repeated="16360" table:style-name="ce1"/>
        </table:table-row>
        <table:table-row table:style-name="ro1">
          <table:table-cell office:value-type="float" office:value="3.5002900000000001" table:style-name="ce1">
            <text:p>3,50029</text:p>
          </table:table-cell>
          <table:table-cell office:value-type="float" office:value="6412" table:style-name="ce1">
            <text:p>6412</text:p>
          </table:table-cell>
          <table:table-cell office:value-type="float" office:value="7" table:style-name="ce6">
            <text:p>7</text:p>
          </table:table-cell>
          <table:table-cell office:value-type="float" office:value="3.5" table:style-name="ce1">
            <text:p>3,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float" office:value="3.5" table:style-name="ce1">
            <text:p>3,5</text:p>
          </table:table-cell>
          <table:table-cell table:style-name="ce1"/>
          <table:table-cell office:value-type="float" office:value="100.00828571428572" table:formula="of:=[.A116] *100/[.R116]" table:style-name="ce1">
            <text:p>100,0082857</text:p>
          </table:table-cell>
          <table:table-cell office:value-type="float" office:value="8.2857142857193367E-3" table:formula="of:=ABS(100-[.T116])" table:style-name="ce1">
            <text:p>0,008285714</text:p>
          </table:table-cell>
          <table:table-cell table:style-name="ce1"/>
          <table:table-cell office:value-type="float" office:value="100" table:formula="of:=[.D116]*100/[.R116]" table:style-name="ce1">
            <text:p>100</text:p>
          </table:table-cell>
          <table:table-cell office:value-type="float" office:value="0" table:formula="of:=ABS(100-[.W116])" table:style-name="ce1">
            <text:p>0</text:p>
          </table:table-cell>
          <table:table-cell table:style-name="ce1"/>
          <table:table-cell office:value-type="float" office:value="11.428542857142862" table:formula="of:=SUM([.X110:.X119])/10" table:style-name="ce1">
            <text:p>11,42854286</text:p>
          </table:table-cell>
          <table:table-cell table:number-columns-repeated="16358"/>
        </table:table-row>
        <table:table-row table:style-name="ro1">
          <table:table-cell office:value-type="float" office:value="3.5000100000000001" table:style-name="ce1">
            <text:p>3,50001</text:p>
          </table:table-cell>
          <table:table-cell office:value-type="float" office:value="5657" table:style-name="ce1">
            <text:p>5657</text:p>
          </table:table-cell>
          <table:table-cell office:value-type="float" office:value="8" table:style-name="ce6">
            <text:p>8</text:p>
          </table:table-cell>
          <table:table-cell office:value-type="float" office:value="4.3333300000000001" table:style-name="ce1">
            <text:p>4,33333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float" office:value="3.5" table:style-name="ce1">
            <text:p>3,5</text:p>
          </table:table-cell>
          <table:table-cell table:style-name="ce1"/>
          <table:table-cell office:value-type="float" office:value="100.00028571428572" table:formula="of:=[.A117] *100/[.R117]" table:style-name="ce1">
            <text:p>100,0002857</text:p>
          </table:table-cell>
          <table:table-cell office:value-type="float" office:value="2.8571428572377044E-4" table:formula="of:=ABS(100-[.T117])" table:style-name="ce1">
            <text:p>0,000285714</text:p>
          </table:table-cell>
          <table:table-cell table:style-name="ce1"/>
          <table:table-cell office:value-type="float" office:value="123.80942857142858" table:formula="of:=[.D117]*100/[.R117]" table:style-name="ce1">
            <text:p>123,8094286</text:p>
          </table:table-cell>
          <table:table-cell office:value-type="float" office:value="23.809428571428583" table:formula="of:=ABS(100-[.W117])" table:style-name="ce1">
            <text:p>23,80942857</text:p>
          </table:table-cell>
          <table:table-cell table:number-columns-repeated="16360" table:style-name="ce1"/>
        </table:table-row>
        <table:table-row table:style-name="ro1">
          <table:table-cell office:value-type="float" office:value="3.50007" table:style-name="ce1">
            <text:p>3,50007</text:p>
          </table:table-cell>
          <table:table-cell office:value-type="float" office:value="4337" table:style-name="ce1">
            <text:p>4337</text:p>
          </table:table-cell>
          <table:table-cell office:value-type="float" office:value="9" table:style-name="ce6">
            <text:p>9</text:p>
          </table:table-cell>
          <table:table-cell office:value-type="float" office:value="4.5" table:style-name="ce1">
            <text:p>4,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7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float" office:value="3.5" table:style-name="ce1">
            <text:p>3,5</text:p>
          </table:table-cell>
          <table:table-cell table:style-name="ce1"/>
          <table:table-cell office:value-type="float" office:value="100.002" table:formula="of:=[.A118] *100/[.R118]" table:style-name="ce1">
            <text:p>100,002</text:p>
          </table:table-cell>
          <table:table-cell office:value-type="float" office:value="1.9999999999953388E-3" table:formula="of:=ABS(100-[.T118])" table:style-name="ce1">
            <text:p>0,002</text:p>
          </table:table-cell>
          <table:table-cell table:style-name="ce1"/>
          <table:table-cell office:value-type="float" office:value="128.57142857142858" table:formula="of:=[.D118]*100/[.R118]" table:style-name="ce1">
            <text:p>128,5714286</text:p>
          </table:table-cell>
          <table:table-cell office:value-type="float" office:value="28.571428571428584" table:formula="of:=ABS(100-[.W118])" table:style-name="ce1">
            <text:p>28,57142857</text:p>
          </table:table-cell>
          <table:table-cell table:number-columns-repeated="16360" table:style-name="ce1"/>
        </table:table-row>
        <table:table-row table:style-name="ro1">
          <table:table-cell office:value-type="float" office:value="3.5000900000000001" table:style-name="ce1">
            <text:p>3,50009</text:p>
          </table:table-cell>
          <table:table-cell office:value-type="float" office:value="7562" table:style-name="ce1">
            <text:p>7562</text:p>
          </table:table-cell>
          <table:table-cell office:value-type="float" office:value="10" table:style-name="ce6">
            <text:p>10</text:p>
          </table:table-cell>
          <table:table-cell office:value-type="float" office:value="3.5" table:style-name="ce1">
            <text:p>3,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float" office:value="3.5" table:style-name="ce1">
            <text:p>3,5</text:p>
          </table:table-cell>
          <table:table-cell table:style-name="ce1"/>
          <table:table-cell office:value-type="float" office:value="100.00257142857143" table:formula="of:=[.A119] *100/[.R119]" table:style-name="ce1">
            <text:p>100,0025714</text:p>
          </table:table-cell>
          <table:table-cell office:value-type="float" office:value="2.5714285714286689E-3" table:formula="of:=ABS(100-[.T119])" table:style-name="ce1">
            <text:p>0,002571429</text:p>
          </table:table-cell>
          <table:table-cell table:style-name="ce1"/>
          <table:table-cell office:value-type="float" office:value="100" table:formula="of:=[.D119]*100/[.R119]" table:style-name="ce1">
            <text:p>100</text:p>
          </table:table-cell>
          <table:table-cell office:value-type="float" office:value="0" table:formula="of:=ABS(100-[.W119])" table:style-name="ce1">
            <text:p>0</text:p>
          </table:table-cell>
          <table:table-cell table:number-columns-repeated="16360" table:style-name="ce1"/>
        </table:table-row>
        <table:table-row table:style-name="ro1">
          <table:table-cell table:number-columns-repeated="16" table:style-name="ce3"/>
          <table:table-cell table:number-columns-repeated="16368" table:style-name="ce1"/>
        </table:table-row>
        <table:table-row table:style-name="ro1">
          <table:table-cell office:value-type="string" table:number-columns-spanned="2" table:number-rows-spanned="1" table:style-name="ce11">
            <text:p>min_top-max_low &gt;= 2E</text:p>
          </table:table-cell>
          <table:covered-table-cell/>
          <table:table-cell office:value-type="float" office:value="10" table:style-name="ce2">
            <text:p>10</text:p>
          </table:table-cell>
          <table:table-cell office:value-type="string" table:number-columns-spanned="2" table:number-rows-spanned="1" table:style-name="ce11">
            <text:p>cur_price-prev_price&gt;=E</text:p>
          </table:table-cell>
          <table:covered-table-cell/>
          <table:table-cell table:style-name="ce3"/>
          <table:table-cell office:value-type="string" table:style-name="ce1">
            <text:p>5+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">
            <text:p>Цена</text:p>
          </table:table-cell>
          <table:table-cell office:value-type="string" table:style-name="ce4">
            <text:p>Итерации</text:p>
          </table:table-cell>
          <table:table-cell table:style-name="ce5"/>
          <table:table-cell office:value-type="string" table:style-name="ce4">
            <text:p>Цена</text:p>
          </table:table-cell>
          <table:table-cell office:value-type="string" table:style-name="ce4">
            <text:p>Итерации</text:p>
          </table:table-cell>
          <table:table-cell table:style-name="ce3"/>
          <table:table-cell table:number-columns-repeated="16378" table:style-name="ce1"/>
        </table:table-row>
        <table:table-row table:style-name="ro1">
          <table:table-cell office:value-type="float" office:value="4.0514099999999997" table:style-name="ce1">
            <text:p>4,05141</text:p>
          </table:table-cell>
          <table:table-cell office:value-type="float" office:value="4946" table:style-name="ce1">
            <text:p>4946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string" table:style-name="ce1">
            <text:p>V=</text:p>
          </table:table-cell>
          <table:table-cell office:value-type="float" office:value="4.0377358489999997" table:style-name="ce1">
            <text:p>4,037735849</text:p>
          </table:table-cell>
          <table:table-cell table:style-name="ce1"/>
          <table:table-cell office:value-type="float" office:value="100.33865887991129" table:formula="of:=[.A123] *100/[.R123]" table:style-name="ce1">
            <text:p>100,3386589</text:p>
          </table:table-cell>
          <table:table-cell office:value-type="float" office:value="0.33865887991129284" table:formula="of:=ABS(100-[.T123])" table:style-name="ce1">
            <text:p>0,33865888</text:p>
          </table:table-cell>
          <table:table-cell table:style-name="ce1"/>
          <table:table-cell office:value-type="float" office:value="99.065420562136438" table:formula="of:=[.D123]*100/[.R123]" table:style-name="ce1">
            <text:p>99,06542056</text:p>
          </table:table-cell>
          <table:table-cell office:value-type="float" office:value="0.93457943786356168" table:formula="of:=ABS(100-[.W123])" table:style-name="ce1">
            <text:p>0,934579438</text:p>
          </table:table-cell>
          <table:table-cell table:style-name="ce1"/>
          <table:table-cell office:value-type="float" office:value="5014.1000000000004" table:formula="of:=SUM([.B123:.B132])/10" table:style-name="ce1">
            <text:p>5014,1</text:p>
          </table:table-cell>
          <table:table-cell table:number-columns-repeated="16358"/>
        </table:table-row>
        <table:table-row table:style-name="ro1">
          <table:table-cell office:value-type="float" office:value="4.0513500000000002" table:style-name="ce1">
            <text:p>4,05135</text:p>
          </table:table-cell>
          <table:table-cell office:value-type="float" office:value="2961" table:style-name="ce1">
            <text:p>2961</text:p>
          </table:table-cell>
          <table:table-cell office:value-type="float" office:value="2" table:style-name="ce6">
            <text:p>2</text:p>
          </table:table-cell>
          <table:table-cell office:value-type="float" office:value="4.5" table:style-name="ce1">
            <text:p>4,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float" office:value="4.0377358489999997" table:style-name="ce1">
            <text:p>4,037735849</text:p>
          </table:table-cell>
          <table:table-cell table:style-name="ce1"/>
          <table:table-cell office:value-type="float" office:value="100.33717289860287" table:formula="of:=[.A124] *100/[.R124]" table:style-name="ce1">
            <text:p>100,3371729</text:p>
          </table:table-cell>
          <table:table-cell office:value-type="float" office:value="0.33717289860287281" table:formula="of:=ABS(100-[.T124])" table:style-name="ce1">
            <text:p>0,337172899</text:p>
          </table:table-cell>
          <table:table-cell table:style-name="ce1"/>
          <table:table-cell office:value-type="float" office:value="111.44859813240349" table:formula="of:=[.D124]*100/[.R124]" table:style-name="ce1">
            <text:p>111,4485981</text:p>
          </table:table-cell>
          <table:table-cell office:value-type="float" office:value="11.44859813240349" table:formula="of:=ABS(100-[.W124])" table:style-name="ce1">
            <text:p>11,44859813</text:p>
          </table:table-cell>
          <table:table-cell table:number-columns-repeated="16360" table:style-name="ce1"/>
        </table:table-row>
        <table:table-row table:style-name="ro1">
          <table:table-cell office:value-type="float" office:value="4.05145" table:style-name="ce1">
            <text:p>4,05145</text:p>
          </table:table-cell>
          <table:table-cell office:value-type="float" office:value="5818" table:style-name="ce1">
            <text:p>5818</text:p>
          </table:table-cell>
          <table:table-cell office:value-type="float" office:value="3" table:style-name="ce6">
            <text:p>3</text:p>
          </table:table-cell>
          <table:table-cell office:value-type="float" office:value="4.25" table:style-name="ce1">
            <text:p>4,2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float" office:value="4.0377358489999997" table:style-name="ce1">
            <text:p>4,037735849</text:p>
          </table:table-cell>
          <table:table-cell table:style-name="ce1"/>
          <table:table-cell office:value-type="float" office:value="100.33964953411692" table:formula="of:=[.A125] *100/[.R125]" table:style-name="ce1">
            <text:p>100,3396495</text:p>
          </table:table-cell>
          <table:table-cell office:value-type="float" office:value="0.33964953411691567" table:formula="of:=ABS(100-[.T125])" table:style-name="ce1">
            <text:p>0,339649534</text:p>
          </table:table-cell>
          <table:table-cell table:style-name="ce1"/>
          <table:table-cell office:value-type="float" office:value="105.25700934726997" table:formula="of:=[.D125]*100/[.R125]" table:style-name="ce1">
            <text:p>105,2570093</text:p>
          </table:table-cell>
          <table:table-cell office:value-type="float" office:value="5.257009347269971" table:formula="of:=ABS(100-[.W125])" table:style-name="ce1">
            <text:p>5,257009347</text:p>
          </table:table-cell>
          <table:table-cell table:style-name="ce1"/>
          <table:table-cell office:value-type="float" office:value="0.34078878645337907" table:formula="of:=SUM([.U123:.U132])/10" table:style-name="ce1">
            <text:p>0,340788786</text:p>
          </table:table-cell>
          <table:table-cell table:number-columns-repeated="16358"/>
        </table:table-row>
        <table:table-row table:style-name="ro1">
          <table:table-cell office:value-type="float" office:value="4.0518000000000001" table:style-name="ce1">
            <text:p>4,0518</text:p>
          </table:table-cell>
          <table:table-cell office:value-type="float" office:value="1610" table:style-name="ce1">
            <text:p>1610</text:p>
          </table:table-cell>
          <table:table-cell office:value-type="float" office:value="4" table:style-name="ce6">
            <text:p>4</text:p>
          </table:table-cell>
          <table:table-cell office:value-type="float" office:value="3.5" table:style-name="ce8">
            <text:p>3,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float" office:value="4.0377358489999997" table:style-name="ce1">
            <text:p>4,037735849</text:p>
          </table:table-cell>
          <table:table-cell table:style-name="ce1"/>
          <table:table-cell office:value-type="float" office:value="100.3483177584161" table:formula="of:=[.A126] *100/[.R126]" table:style-name="ce1">
            <text:p>100,3483178</text:p>
          </table:table-cell>
          <table:table-cell office:value-type="float" office:value="0.34831775841610124" table:formula="of:=ABS(100-[.T126])" table:style-name="ce1">
            <text:p>0,348317758</text:p>
          </table:table-cell>
          <table:table-cell table:style-name="ce1"/>
          <table:table-cell office:value-type="float" office:value="86.682242991869387" table:formula="of:=[.D126]*100/[.R126]" table:style-name="ce1">
            <text:p>86,68224299</text:p>
          </table:table-cell>
          <table:table-cell office:value-type="float" office:value="13.317757008130613" table:formula="of:=ABS(100-[.W126])" table:style-name="ce1">
            <text:p>13,31775701</text:p>
          </table:table-cell>
          <table:table-cell table:number-columns-repeated="16360" table:style-name="ce1"/>
        </table:table-row>
        <table:table-row table:style-name="ro1">
          <table:table-cell office:value-type="float" office:value="4.0517000000000003" table:style-name="ce1">
            <text:p>4,0517</text:p>
          </table:table-cell>
          <table:table-cell office:value-type="float" office:value="2203" table:style-name="ce1">
            <text:p>2203</text:p>
          </table:table-cell>
          <table:table-cell office:value-type="float" office:value="5" table:style-name="ce6">
            <text:p>5</text:p>
          </table:table-cell>
          <table:table-cell office:value-type="float" office:value="3.75" table:style-name="ce1">
            <text:p>3,7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float" office:value="4.0377358489999997" table:style-name="ce1">
            <text:p>4,037735849</text:p>
          </table:table-cell>
          <table:table-cell table:style-name="ce1"/>
          <table:table-cell office:value-type="float" office:value="100.34584112290206" table:formula="of:=[.A127] *100/[.R127]" table:style-name="ce1">
            <text:p>100,3458411</text:p>
          </table:table-cell>
          <table:table-cell office:value-type="float" office:value="0.34584112290205837" table:formula="of:=ABS(100-[.T127])" table:style-name="ce1">
            <text:p>0,345841123</text:p>
          </table:table-cell>
          <table:table-cell table:style-name="ce1"/>
          <table:table-cell office:value-type="float" office:value="92.873831777002906" table:formula="of:=[.D127]*100/[.R127]" table:style-name="ce1">
            <text:p>92,87383178</text:p>
          </table:table-cell>
          <table:table-cell office:value-type="float" office:value="7.1261682229970944" table:formula="of:=ABS(100-[.W127])" table:style-name="ce1">
            <text:p>7,126168223</text:p>
          </table:table-cell>
          <table:table-cell table:style-name="ce1"/>
          <table:table-cell office:value-type="float" office:value="2" table:formula="of:=SUM([.E123:.E132])/10" table:style-name="ce1">
            <text:p>2</text:p>
          </table:table-cell>
          <table:table-cell table:number-columns-repeated="16358"/>
        </table:table-row>
        <table:table-row table:style-name="ro1">
          <table:table-cell office:value-type="float" office:value="4.0514000000000001" table:style-name="ce1">
            <text:p>4,0514</text:p>
          </table:table-cell>
          <table:table-cell office:value-type="float" office:value="10057" table:style-name="ce1">
            <text:p>10057</text:p>
          </table:table-cell>
          <table:table-cell office:value-type="float" office:value="6" table:style-name="ce6">
            <text:p>6</text:p>
          </table:table-cell>
          <table:table-cell office:value-type="float" office:value="4.5" table:style-name="ce1">
            <text:p>4,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float" office:value="4.0377358489999997" table:style-name="ce1">
            <text:p>4,037735849</text:p>
          </table:table-cell>
          <table:table-cell table:style-name="ce1"/>
          <table:table-cell office:value-type="float" office:value="100.33841121635989" table:formula="of:=[.A128] *100/[.R128]" table:style-name="ce1">
            <text:p>100,3384112</text:p>
          </table:table-cell>
          <table:table-cell office:value-type="float" office:value="0.33841121635988713" table:formula="of:=ABS(100-[.T128])" table:style-name="ce1">
            <text:p>0,338411216</text:p>
          </table:table-cell>
          <table:table-cell table:style-name="ce1"/>
          <table:table-cell office:value-type="float" office:value="111.44859813240349" table:formula="of:=[.D128]*100/[.R128]" table:style-name="ce1">
            <text:p>111,4485981</text:p>
          </table:table-cell>
          <table:table-cell office:value-type="float" office:value="11.44859813240349" table:formula="of:=ABS(100-[.W128])" table:style-name="ce1">
            <text:p>11,44859813</text:p>
          </table:table-cell>
          <table:table-cell table:number-columns-repeated="16360" table:style-name="ce1"/>
        </table:table-row>
        <table:table-row table:style-name="ro1">
          <table:table-cell office:value-type="float" office:value="4.0514599999999996" table:style-name="ce1">
            <text:p>4,05146</text:p>
          </table:table-cell>
          <table:table-cell office:value-type="float" office:value="7603" table:style-name="ce1">
            <text:p>7603</text:p>
          </table:table-cell>
          <table:table-cell office:value-type="float" office:value="7" table:style-name="ce6">
            <text:p>7</text:p>
          </table:table-cell>
          <table:table-cell office:value-type="float" office:value="3.75" table:style-name="ce1">
            <text:p>3,7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float" office:value="4.0377358489999997" table:style-name="ce1">
            <text:p>4,037735849</text:p>
          </table:table-cell>
          <table:table-cell table:style-name="ce1"/>
          <table:table-cell office:value-type="float" office:value="100.33989719766831" table:formula="of:=[.A129] *100/[.R129]" table:style-name="ce1">
            <text:p>100,3398972</text:p>
          </table:table-cell>
          <table:table-cell office:value-type="float" office:value="0.33989719766830717" table:formula="of:=ABS(100-[.T129])" table:style-name="ce1">
            <text:p>0,339897198</text:p>
          </table:table-cell>
          <table:table-cell table:style-name="ce1"/>
          <table:table-cell office:value-type="float" office:value="92.873831777002906" table:formula="of:=[.D129]*100/[.R129]" table:style-name="ce1">
            <text:p>92,87383178</text:p>
          </table:table-cell>
          <table:table-cell office:value-type="float" office:value="7.1261682229970944" table:formula="of:=ABS(100-[.W129])" table:style-name="ce1">
            <text:p>7,126168223</text:p>
          </table:table-cell>
          <table:table-cell table:style-name="ce1"/>
          <table:table-cell office:value-type="float" office:value="7.4299065421602339" table:formula="of:=SUM([.X123:.X132])/10" table:style-name="ce1">
            <text:p>7,429906542</text:p>
          </table:table-cell>
          <table:table-cell table:number-columns-repeated="16358"/>
        </table:table-row>
        <table:table-row table:style-name="ro1">
          <table:table-cell office:value-type="float" office:value="4.0513399999999997" table:style-name="ce1">
            <text:p>4,05134</text:p>
          </table:table-cell>
          <table:table-cell office:value-type="float" office:value="5951" table:style-name="ce1">
            <text:p>5951</text:p>
          </table:table-cell>
          <table:table-cell office:value-type="float" office:value="8" table:style-name="ce6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float" office:value="4.0377358489999997" table:style-name="ce1">
            <text:p>4,037735849</text:p>
          </table:table-cell>
          <table:table-cell table:style-name="ce1"/>
          <table:table-cell office:value-type="float" office:value="100.33692523505145" table:formula="of:=[.A130] *100/[.R130]" table:style-name="ce1">
            <text:p>100,3369252</text:p>
          </table:table-cell>
          <table:table-cell office:value-type="float" office:value="0.33692523505145289" table:formula="of:=ABS(100-[.T130])" table:style-name="ce1">
            <text:p>0,336925235</text:p>
          </table:table-cell>
          <table:table-cell table:style-name="ce1"/>
          <table:table-cell office:value-type="float" office:value="99.065420562136438" table:formula="of:=[.D130]*100/[.R130]" table:style-name="ce1">
            <text:p>99,06542056</text:p>
          </table:table-cell>
          <table:table-cell office:value-type="float" office:value="0.93457943786356168" table:formula="of:=ABS(100-[.W130])" table:style-name="ce1">
            <text:p>0,934579438</text:p>
          </table:table-cell>
          <table:table-cell table:number-columns-repeated="16360" table:style-name="ce1"/>
        </table:table-row>
        <table:table-row table:style-name="ro1">
          <table:table-cell office:value-type="float" office:value="4.0515999999999996" table:style-name="ce1">
            <text:p>4,0516</text:p>
          </table:table-cell>
          <table:table-cell office:value-type="float" office:value="5266" table:style-name="ce1">
            <text:p>5266</text:p>
          </table:table-cell>
          <table:table-cell office:value-type="float" office:value="9" table:style-name="ce6">
            <text:p>9</text:p>
          </table:table-cell>
          <table:table-cell office:value-type="float" office:value="4.25" table:style-name="ce1">
            <text:p>4,2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float" office:value="4.0377358489999997" table:style-name="ce1">
            <text:p>4,037735849</text:p>
          </table:table-cell>
          <table:table-cell table:style-name="ce1"/>
          <table:table-cell office:value-type="float" office:value="100.34336448738799" table:formula="of:=[.A131] *100/[.R131]" table:style-name="ce1">
            <text:p>100,3433645</text:p>
          </table:table-cell>
          <table:table-cell office:value-type="float" office:value="0.34336448738798708" table:formula="of:=ABS(100-[.T131])" table:style-name="ce1">
            <text:p>0,343364487</text:p>
          </table:table-cell>
          <table:table-cell table:style-name="ce1"/>
          <table:table-cell office:value-type="float" office:value="105.25700934726997" table:formula="of:=[.D131]*100/[.R131]" table:style-name="ce1">
            <text:p>105,2570093</text:p>
          </table:table-cell>
          <table:table-cell office:value-type="float" office:value="5.257009347269971" table:formula="of:=ABS(100-[.W131])" table:style-name="ce1">
            <text:p>5,257009347</text:p>
          </table:table-cell>
          <table:table-cell table:number-columns-repeated="16360" table:style-name="ce1"/>
        </table:table-row>
        <table:table-row table:style-name="ro1">
          <table:table-cell office:value-type="float" office:value="4.05145" table:style-name="ce1">
            <text:p>4,05145</text:p>
          </table:table-cell>
          <table:table-cell office:value-type="float" office:value="3726" table:style-name="ce1">
            <text:p>3726</text:p>
          </table:table-cell>
          <table:table-cell office:value-type="float" office:value="10" table:style-name="ce6">
            <text:p>10</text:p>
          </table:table-cell>
          <table:table-cell office:value-type="float" office:value="4.5" table:style-name="ce1">
            <text:p>4,5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float" office:value="4.0377358489999997" table:style-name="ce1">
            <text:p>4,037735849</text:p>
          </table:table-cell>
          <table:table-cell table:style-name="ce1"/>
          <table:table-cell office:value-type="float" office:value="100.33964953411692" table:formula="of:=[.A132] *100/[.R132]" table:style-name="ce1">
            <text:p>100,3396495</text:p>
          </table:table-cell>
          <table:table-cell office:value-type="float" office:value="0.33964953411691567" table:formula="of:=ABS(100-[.T132])" table:style-name="ce1">
            <text:p>0,339649534</text:p>
          </table:table-cell>
          <table:table-cell table:style-name="ce1"/>
          <table:table-cell office:value-type="float" office:value="111.44859813240349" table:formula="of:=[.D132]*100/[.R132]" table:style-name="ce1">
            <text:p>111,4485981</text:p>
          </table:table-cell>
          <table:table-cell office:value-type="float" office:value="11.44859813240349" table:formula="of:=ABS(100-[.W132])" table:style-name="ce1">
            <text:p>11,44859813</text:p>
          </table:table-cell>
          <table:table-cell table:number-columns-repeated="16360" table:style-name="ce1"/>
        </table:table-row>
        <table:table-row table:style-name="ro1">
          <table:table-cell table:number-columns-repeated="16" table:style-name="ce3"/>
          <table:table-cell table:number-columns-repeated="16368" table:style-name="ce1"/>
        </table:table-row>
        <table:table-row table:number-rows-repeated="10484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prova</dc:creator>
    <meta:creation-date>2018-03-28T23:10:21Z</meta:creation-date>
    <dc:date>2018-04-09T21:54:44Z</dc:date>
    <meta:editing-cycles>15</meta:editing-cycles>
    <meta:editing-duration>PT4073S</meta:editing-duration>
  </office:meta>
</office:document-meta>
</file>